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6pt" style:font-size-asian="6pt" style:font-size-complex="6pt"/>
    </style:style>
    <style:style style:name="P2" style:family="paragraph" style:parent-style-name="Preformatted_20_Text">
      <style:text-properties style:font-name="Liberation Mono" fo:font-size="6pt" officeooo:rsid="00199769" officeooo:paragraph-rsid="00199769" style:font-size-asian="6pt" style:font-size-complex="6pt"/>
    </style:style>
    <style:style style:name="P3" style:family="paragraph" style:parent-style-name="Preformatted_20_Text">
      <style:text-properties style:font-name="Liberation Mono" fo:font-size="6pt" officeooo:paragraph-rsid="001b967b" style:font-size-asian="6pt" style:font-size-complex="6pt"/>
    </style:style>
    <style:style style:name="P4" style:family="paragraph" style:parent-style-name="Preformatted_20_Text">
      <loext:graphic-properties draw:fill="solid" draw:fill-color="#ffff00" draw:opacity="100%"/>
      <style:paragraph-properties fo:background-color="#ffff00"/>
      <style:text-properties style:font-name="Liberation Mono" fo:font-size="6pt" style:font-size-asian="6pt" style:font-size-complex="6pt"/>
    </style:style>
    <style:style style:name="P5" style:family="paragraph" style:parent-style-name="Preformatted_20_Text">
      <loext:graphic-properties draw:fill="solid" draw:fill-color="#b2b2b2" draw:opacity="100%"/>
      <style:paragraph-properties fo:background-color="#b2b2b2"/>
      <style:text-properties style:font-name="Liberation Mono" fo:font-size="6pt" style:font-size-asian="6pt" style:font-size-complex="6pt"/>
    </style:style>
    <style:style style:name="P6" style:family="paragraph" style:parent-style-name="Preformatted_20_Text">
      <loext:graphic-properties draw:fill="solid" draw:fill-color="#e8f2a1" draw:opacity="100%"/>
      <style:paragraph-properties fo:background-color="#e8f2a1"/>
      <style:text-properties style:font-name="Liberation Mono" fo:font-size="6pt" style:font-size-asian="6pt" style:font-size-complex="6pt"/>
    </style:style>
    <style:style style:name="P7" style:family="paragraph" style:parent-style-name="Preformatted_20_Text">
      <loext:graphic-properties draw:fill="solid" draw:fill-color="#ffaa95" draw:opacity="100%"/>
      <style:paragraph-properties fo:background-color="#ffaa95"/>
      <style:text-properties style:font-name="Liberation Mono" fo:font-size="6pt" style:font-size-asian="6pt" style:font-size-complex="6pt"/>
    </style:style>
    <style:style style:name="P8" style:family="paragraph" style:parent-style-name="Preformatted_20_Text">
      <style:text-properties style:font-name="Liberation Mono" fo:font-size="6pt" officeooo:paragraph-rsid="001f0e71" style:font-size-asian="6pt" style:font-size-complex="6pt"/>
    </style:style>
    <style:style style:name="P9" style:family="paragraph" style:parent-style-name="Preformatted_20_Text">
      <style:text-properties style:font-name="Liberation Mono" fo:font-size="6pt" officeooo:paragraph-rsid="001d5ef0" style:font-size-asian="6pt" style:font-size-complex="6pt"/>
    </style:style>
    <style:style style:name="P10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Liberation Mono" fo:font-size="6pt" style:font-size-asian="6pt" style:font-size-complex="6pt"/>
    </style:style>
    <style:style style:name="P11" style:family="paragraph" style:parent-style-name="Preformatted_20_Text">
      <loext:graphic-properties draw:fill="solid" draw:fill-color="#ffff00" draw:opacity="100%"/>
      <style:paragraph-properties fo:text-align="center" style:justify-single-word="false" fo:background-color="#ffff00"/>
      <style:text-properties style:font-name="Liberation Mono" fo:font-size="6pt" fo:font-weight="bold" officeooo:rsid="00199769" officeooo:paragraph-rsid="00199769" style:font-size-asian="6pt" style:font-weight-asian="bold" style:font-size-complex="6pt" style:font-weight-complex="bold"/>
    </style:style>
    <style:style style:name="P12" style:family="paragraph" style:parent-style-name="Preformatted_20_Text">
      <loext:graphic-properties draw:fill="solid" draw:fill-color="#b2b2b2" draw:opacity="100%"/>
      <style:paragraph-properties fo:background-color="#b2b2b2"/>
      <style:text-properties style:font-name="Liberation Mono" fo:font-size="6pt" fo:font-weight="bold" officeooo:paragraph-rsid="00220b0f" style:font-size-asian="6pt" style:font-weight-asian="bold" style:font-size-complex="6pt" style:font-weight-complex="bold"/>
    </style:style>
    <style:style style:name="P13" style:family="paragraph" style:parent-style-name="Preformatted_20_Text">
      <loext:graphic-properties draw:fill="solid" draw:fill-color="#b2b2b2" draw:opacity="100%"/>
      <style:paragraph-properties fo:background-color="#b2b2b2"/>
      <style:text-properties style:font-name="Liberation Mono" fo:font-size="6pt" fo:font-weight="bold" officeooo:paragraph-rsid="00235d2b" style:font-size-asian="6pt" style:font-weight-asian="bold" style:font-size-complex="6pt" style:font-weight-complex="bold"/>
    </style:style>
    <style:style style:name="P14" style:family="paragraph" style:parent-style-name="Preformatted_20_Text">
      <loext:graphic-properties draw:fill="solid" draw:fill-color="#b2b2b2" draw:opacity="100%"/>
      <style:paragraph-properties fo:background-color="#b2b2b2"/>
      <style:text-properties style:font-name="Liberation Mono" fo:font-size="6pt" fo:background-color="transparent" style:font-size-asian="6pt" style:font-size-complex="6pt"/>
    </style:style>
    <style:style style:name="P15" style:family="paragraph" style:parent-style-name="Preformatted_20_Text">
      <style:paragraph-properties fo:break-before="page"/>
      <style:text-properties style:font-name="Liberation Mono" fo:font-size="6pt" style:font-size-asian="6pt" style:font-size-complex="6pt"/>
    </style:style>
    <style:style style:name="T1" style:family="text">
      <style:text-properties officeooo:rsid="001997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967b"/>
    </style:style>
    <style:style style:name="T4" style:family="text">
      <style:text-properties fo:background-color="#e8f2a1" loext:char-shading-value="0"/>
    </style:style>
    <style:style style:name="T5" style:family="text">
      <style:text-properties officeooo:rsid="001b967b" fo:background-color="#e8f2a1" loext:char-shading-value="0"/>
    </style:style>
    <style:style style:name="T6" style:family="text">
      <style:text-properties officeooo:rsid="001b967b" fo:background-color="#b4c7dc" loext:char-shading-value="0"/>
    </style:style>
    <style:style style:name="T7" style:family="text">
      <style:text-properties fo:background-color="#ffffd7" loext:char-shading-value="0"/>
    </style:style>
    <style:style style:name="T8" style:family="text">
      <style:text-properties officeooo:rsid="001f0e71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WRF 4.3</text:p>
      <text:p text:style-name="P11">README.namelist (/WRF/run)</text:p>
      <text:p text:style-name="P1">Description of namelist variables</text:p>
      <text:p text:style-name="P1"/>
      <text:p text:style-name="P1">---------------------------------</text:p>
      <text:p text:style-name="P1"><text:s/></text:p>
      <text:p text:style-name="P1">For WRF-NMM users, please see Chapter 5 of the WRF-NMM User's Guide for </text:p>
      <text:p text:style-name="P1">information on NMM specific settings (http://www.dtcenter.org/wrf-nmm/users)</text:p>
      <text:p text:style-name="P1"/>
      <text:p text:style-name="P1"/>
      <text:p text:style-name="P1"><text:s/>Note: variables followed by (max_dom) indicate that this variable needs to</text:p>
      <text:p text:style-name="P1"><text:s text:c="7"/>be defined for the nests when max_dom &gt; 1.</text:p>
      <text:p text:style-name="P1"/>
      <text:p text:style-name="P14"><text:s/>&amp;time_control</text:p>
      <text:p text:style-name="P1"><text:s/>run_days <text:s text:c="27"/>= 0,<text:tab/>! run time in days</text:p>
      <text:p text:style-name="P1"><text:s/>run_hours <text:s text:c="26"/>= 0,<text:tab/>! run time in hours</text:p>
      <text:p text:style-name="P1"><text:s text:c="32"/>Note: if it is more than 1 day, one may use both run_days and run_hours</text:p>
      <text:p text:style-name="P1"><text:s text:c="32"/>or just run_hours. e.g. if the total run length is 36 hrs, you may</text:p>
      <text:p text:style-name="P1"><text:s text:c="32"/>set run_days = 1, and run_hours = 12, or run_days = 0, and run_hours = 36</text:p>
      <text:p text:style-name="P1"><text:s/>run_minutes <text:s text:c="24"/>= 0,<text:tab/>! run time in minutes</text:p>
      <text:p text:style-name="P1"><text:s/>run_seconds <text:s text:c="24"/>= 0,<text:tab/>! run time in seconds</text:p>
      <text:p text:style-name="P1"><text:s/>start_year (max_dom) <text:s text:c="15"/>= 2001,<text:tab/>! four digit year of starting time</text:p>
      <text:p text:style-name="P1"><text:s/>start_month (max_dom) <text:s text:c="14"/>= 06,<text:tab/>! two digit month of starting time</text:p>
      <text:p text:style-name="P1"><text:s/>start_day (max_dom) <text:s text:c="16"/>= 11,<text:tab/>! two digit day of starting time</text:p>
      <text:p text:style-name="P1"><text:s/>start_hour (max_dom) <text:s text:c="15"/>= 12,<text:tab/>! two digit hour of starting time</text:p>
      <text:p text:style-name="P1"><text:s/>start_minute (max_dom) <text:s text:c="13"/>= 00,<text:tab/>! two digit minute of starting time</text:p>
      <text:p text:style-name="P1"><text:s/>start_second (max_dom) <text:s text:c="13"/>= 00,<text:tab/>! two digit second of starting time</text:p>
      <text:p text:style-name="P1"><text:s text:c="32"/>Note: the start time is used to name the <text:span text:style-name="T2">first wrfout file</text:span>.</text:p>
      <text:p text:style-name="P1"><text:s text:c="32"/>It also controls the start time for nest domains, and the time to restart</text:p>
      <text:p text:style-name="P1"><text:s/>tstart (max_dom) <text:s text:c="19"/>= 00,<text:tab/>! FOR NMM: starting hour of the forecast</text:p>
      <text:p text:style-name="P1"><text:s/>end_year (max_dom) <text:s text:c="17"/>= 2001,<text:tab/>! four digit year of ending time</text:p>
      <text:p text:style-name="P1"><text:s/>end_month (max_dom) <text:s text:c="16"/>= 06,<text:tab/>! two digit month of ending time</text:p>
      <text:p text:style-name="P1"><text:s/>end_day (max_dom) <text:s text:c="18"/>= 12,<text:tab/>! two digit day of ending time</text:p>
      <text:p text:style-name="P1"><text:s/>end_hour (max_dom) <text:s text:c="17"/>= 12,<text:tab/>! two digit hour of ending time</text:p>
      <text:p text:style-name="P1"><text:s/>end_minute (max_dom) <text:s text:c="15"/>= 00,<text:tab/>! two digit minute of ending time</text:p>
      <text:p text:style-name="P1"><text:s/>end_second (max_dom) <text:s text:c="15"/>= 00,<text:tab/>! two digit second of ending time</text:p>
      <text:p text:style-name="P1"><text:s text:c="32"/>It also controls when the nest domain integrations end</text:p>
      <text:p text:style-name="P1"><text:s text:c="32"/>All start and end times are used by <text:span text:style-name="T2">real.exe</text:span>.</text:p>
      <text:p text:style-name="P1"><text:s text:c="32"/>Note that one may use either run_days/run_hours etc. or </text:p>
      <text:p text:style-name="P3"><text:s text:c="32"/>end_year/month/day/hour etc. to control the length of model integration.</text:p>
      <text:p text:style-name="P3"><text:s text:c="32"/>But <text:span text:style-name="T4">run_days/run_hours </text:span><text:span text:style-name="T5">t</text:span><text:span text:style-name="T4">akes precedence over the end times</text:span>. </text:p>
      <text:p text:style-name="P1"><text:s text:c="32"/>Program <text:span text:style-name="T2">real.exe</text:span> <text:span text:style-name="T4">uses start and end times only</text:span>.</text:p>
      <text:p text:style-name="P1"/>
      <text:p text:style-name="P1"><text:s/>interval_seconds <text:s text:c="19"/>= 10800, ! time interval between incoming real data, which will be </text:p>
      <text:p text:style-name="P3"><text:s text:c="32"/><text:span text:style-name="T1">the interval </text:span>between the lateral boundary condition file (in seconds)</text:p>
      <text:p text:style-name="P3"><text:s text:c="32"/><text:span text:style-name="T6">wrfbdy_d01</text:span><text:span text:style-name="T3">: arquivo gerado pelo real e que contém todos tempos de dados para</text:span></text:p>
      <text:p text:style-name="P3"><text:s text:c="2"/></text:p>
      <text:p text:style-name="P1"><text:s/>input_from_file (max_dom) <text:s text:c="10"/>= T, <text:s text:c="2"/>! whether nested run will have input files for domains other than 1</text:p>
      <text:p text:style-name="P1"><text:s/>fine_input_stream (max_dom) <text:s text:c="8"/>= 0, <text:s text:c="6"/>! field selection from nest input for its initialization</text:p>
      <text:p text:style-name="P1"><text:s text:c="32"/>0: all fields are used! 2: only static and time-varying, masked land </text:p>
      <text:p text:style-name="P1"><text:s text:c="32"/>surface fields are used. In V3.2, this requires the use of io_form_auxinput2</text:p>
      <text:p text:style-name="P1"><text:s/>history_interval (max_dom) <text:s text:c="9"/>= 60, <text:s/><text:tab/>! history output file interval in minutes</text:p>
      <text:p text:style-name="P1"><text:s/>frames_per_outfile (max_dom) <text:s text:c="7"/>= 1, <text:tab/>! number of output times per history output file, </text:p>
      <text:p text:style-name="P1"><text:s text:c="50"/>used to split output into multiple files </text:p>
      <text:p text:style-name="P1"><text:s text:c="50"/>into smaller pieces</text:p>
      <text:p text:style-name="P1"><text:s/>restart <text:s text:c="28"/>= F,<text:tab/>! whether this run is a restart run</text:p>
      <text:p text:style-name="P1"><text:s/>cycling <text:s text:c="28"/>= F, <text:s text:c="6"/>! whether this run is a cycling run, if so, initializes look-up table for Thompson schemes only</text:p>
      <text:p text:style-name="P1"><text:s/>restart_interval<text:tab/><text:tab/> <text:s text:c="4"/>= 1440,<text:tab/>! restart output file interval in minutes</text:p>
      <text:p text:style-name="P1"><text:s/>reset_simulation_start <text:s text:c="13"/>= F, <text:s text:c="6"/>! whether to overwrite simulation_start_date with forecast start time</text:p>
      <text:p text:style-name="P1"><text:s/>io_form_history <text:s text:c="20"/>= 2, <text:s text:c="6"/>! 2 = netCDF </text:p>
      <text:p text:style-name="P1"><text:s/>io_form_restart <text:s text:c="20"/>= 2, <text:s text:c="6"/>! 2 = netCDF </text:p>
      <text:p text:style-name="P1"><text:s/>io_form_input <text:s text:c="22"/>= 2, <text:s text:c="6"/>! 2 = netCDF</text:p>
      <text:p text:style-name="P1"><text:s/>io_form_boundary <text:s text:c="19"/>= 2, <text:s text:c="6"/>! netCDF format</text:p>
      <text:p text:style-name="P1"><text:s text:c="37"/>= 4, <text:s text:c="6"/>! PHD5 format</text:p>
      <text:p text:style-name="P1"><text:s text:c="37"/>= 5, <text:s text:c="6"/>! GRIB1 format</text:p>
      <text:p text:style-name="P1"><text:s text:c="37"/>= 10, <text:s text:c="5"/>! GRIB2 format</text:p>
      <text:p text:style-name="P1"><text:s text:c="37"/>= 11, <text:s text:c="5"/>! pnetCDF format</text:p>
      <text:p text:style-name="P1"><text:s/>ncd_nofill <text:s text:c="25"/>= .true., <text:s/>! only a single write, not the write/read/write sequence, new in 3.6</text:p>
      <text:p text:style-name="P1"><text:s/>frames_per_emissfile <text:s text:c="15"/>= 12, <text:s text:c="5"/>! number of times in each chemistry emission file.</text:p>
      <text:p text:style-name="P1"><text:s/>io_style_emiss <text:s text:c="21"/>= 1, <text:s text:c="6"/>! style to use for the chemistry emission files.</text:p>
      <text:p text:style-name="P1"><text:s text:c="48"/>! 0 = Do not read emissions from files.</text:p>
      <text:p text:style-name="P1"><text:s text:c="48"/>! 1 = Cycle between two 12 hour files (set frames_per_emissfile=12)</text:p>
      <text:p text:style-name="P1"><text:s text:c="48"/>! 2 = Dated files with length set by frames_per_emissfile</text:p>
      <text:p text:style-name="P4"><text:s/>debug_level <text:s text:c="24"/>= 0, <text:tab/>! 50,100,200,300 values give increasing prints</text:p>
      <text:p text:style-name="P1"><text:s/>diag_print <text:s text:c="25"/>= 0, <text:tab/>! print out time series of model diagnostics</text:p>
      <text:p text:style-name="P1"><text:s text:c="50"/>0 = no print</text:p>
      <text:p text:style-name="P1"><text:s text:c="50"/>1 = domain averaged 3-hourly hydrostatic surface pressure tendency </text:p>
      <text:p text:style-name="P1"><text:s text:c="54"/>(Dpsfc/Dt), and dry-hydrostatic column pressure tendency (Dmu/Dt)</text:p>
      <text:p text:style-name="P1"><text:s text:c="54"/>will appear in stdout file</text:p>
      <text:p text:style-name="P1"><text:s text:c="50"/>2 = in addition to those above, domain averaged rainfall, </text:p>
      <text:p text:style-name="P1"><text:s text:c="54"/>surface evaporation, and sensible and latent heat fluxes will be output</text:p>
      <text:p text:style-name="P1"><text:s/>all_ic_times <text:s text:c="23"/>= .false., ! whether to write out wrfinput for all processing times</text:p>
      <text:p text:style-name="P1"><text:s/>adjust_output_times <text:s text:c="16"/>= .false., ! adjust output times to the nearest hour</text:p>
      <text:p text:style-name="P1"><text:s/>override_restart_timers <text:s text:c="12"/>= .false., ! whether to change the alarms from what is previously set</text:p>
      <text:p text:style-name="P1"><text:s/>write_hist_at_0h_rst <text:s text:c="15"/>= .false., ! whether to output history file at the start of restart run</text:p>
      <text:p text:style-name="P1"><text:s/>output_ready_flag<text:tab/><text:tab/> <text:s text:c="4"/>= .true., <text:s/>! asks the model to write-out an empty file with the name 'wrfoutReady_d&lt;domain&gt;_&lt;date&gt;. <text:s/></text:p>
      <text:p text:style-name="P1"><text:s text:c="50"/>Useful in production runs so that post-processing code can check on the </text:p>
      <text:p text:style-name="P1"><text:s text:c="50"/>completeness of this file</text:p>
      <text:p text:style-name="P1"><text:s/>force_use_old_data <text:s text:c="17"/>= .false., ! if set to .true., allow WRF Version 3 input data</text:p>
      <text:p text:style-name="P1"><text:s text:c="50"/>=.false., stop when WRF model detects Version 3 input data</text:p>
      <text:p text:style-name="P1"/>
      <text:p text:style-name="P1">To choose between SI and WPS input to real for EM core:</text:p>
      <text:p text:style-name="P1"><text:s/>auxinput1_inname <text:s text:c="19"/>= "met_em.d&lt;domain&gt;.&lt;date&gt;" <text:s text:c="12"/>! Input to real from WPS (default since 3.0)</text:p>
      <text:p text:style-name="P1"><text:s text:c="37"/>= "wrf_real_input_em.d&lt;domain&gt;.&lt;date&gt;" <text:s/>! Input to real from SI</text:p>
      <text:p text:style-name="P1"/>
      <text:p text:style-name="P1">To choose between SI and WPS input to real for NMM core:</text:p>
      <text:p text:style-name="P1"><text:s/>auxinput1_inname <text:s text:c="19"/>= "met_nm.d&lt;domain&gt;.&lt;date&gt;" <text:s text:c="12"/>! Input to real from WPS</text:p>
      <text:p text:style-name="P1"><text:s text:c="37"/>= "wrf_real_input_nm.d&lt;domain&gt;.&lt;date&gt;" <text:s/>! Input to real from SI</text:p>
      <text:p text:style-name="P1"/>
      <text:p text:style-name="P1">Other output options:</text:p>
      <text:p text:style-name="P1"/>
      <text:p text:style-name="P1"><text:s/>auxhist2_outname <text:s text:c="19"/>= "rainfall" ! file name for extra output! if not specified,</text:p>
      <text:p text:style-name="P1"><text:s text:c="52"/>auxhist2_d&lt;domain&gt;_&lt;date&gt; will be used</text:p>
      <text:p text:style-name="P1"><text:s text:c="52"/>also note that to write variables in output other</text:p>
      <text:p text:style-name="P1"><text:s text:c="52"/>than the history file requires Registry.EM file change</text:p>
      <text:p text:style-name="P1"><text:s/>auxhist2_interval (max_dom) <text:s text:c="8"/>= 10, <text:s text:c="5"/>! interval in minutes</text:p>
      <text:p text:style-name="P1"><text:s/>io_form_auxhist2 <text:s text:c="19"/>= 2, <text:s text:c="6"/>! output in netCDF</text:p>
      <text:p text:style-name="P1"><text:s/>frames_per_auxhist2 <text:s text:c="16"/>= 1000, <text:s text:c="3"/>! number of output times in this file</text:p>
      <text:p text:style-name="P1"/>
      <text:p text:style-name="P1">For SST updating (used only with sst_update=1):</text:p>
      <text:p text:style-name="P1"><text:soft-page-break/><text:s/></text:p>
      <text:p text:style-name="P1"><text:s/>auxinput4_inname <text:s text:c="19"/>= "wrflowinp_d&lt;domain&gt;" </text:p>
      <text:p text:style-name="P1"><text:s/>auxinput4_interval <text:s text:c="17"/>= 360 <text:s text:c="5"/>! minutes generally matches time given by interval_seconds</text:p>
      <text:p text:style-name="P1"><text:s/>io_form_auxinput4 <text:s text:c="18"/>= 2 <text:s text:c="7"/>! IO format, required in V3.2</text:p>
      <text:p text:style-name="P1"/>
      <text:p text:style-name="P1"><text:s/>nwp_diagnostics <text:s text:c="20"/>= 0 <text:s text:c="7"/>! set to = 1 to add 7 history-interval max diagnostic fields</text:p>
      <text:p text:style-name="P1"/>
      <text:p text:style-name="P1">For additional regional climate surface fields</text:p>
      <text:p text:style-name="P1"/>
      <text:p text:style-name="P1"><text:s/>output_diagnostics <text:s text:c="17"/>= 0 <text:s text:c="7"/>! set to = 1 to add 36 surface diagnostic arrays (max/min/mean/std)</text:p>
      <text:p text:style-name="P1"><text:s/>auxhist3_outname <text:s text:c="19"/>= 'wrfxtrm_d&lt;domain&gt;_&lt;date&gt;' ! file name for added diagnostics</text:p>
      <text:p text:style-name="P1"><text:s/>io_form_auxhist3 <text:s text:c="19"/>= 2 <text:s text:c="7"/>! netcdf</text:p>
      <text:p text:style-name="P1"><text:s/>auxhist3_interval <text:s text:c="18"/>= 1440 <text:s text:c="4"/>! minutes between outputs (1440 gives daily max/min)</text:p>
      <text:p text:style-name="P1"><text:s/>frames_per_auxhist3 <text:s text:c="16"/>= 1 <text:s text:c="7"/>! output times per file</text:p>
      <text:p text:style-name="P1"><text:s text:c="50"/>Note: do restart only at multiple of auxhist3_intervals</text:p>
      <text:p text:style-name="P1"/>
      <text:p text:style-name="P1">For observation nudging:</text:p>
      <text:p text:style-name="P1"><text:s/>auxinput11_interval <text:s text:c="16"/>= 10 <text:s text:c="6"/>! interval in minutes for observation data. It should be </text:p>
      <text:p text:style-name="P1"><text:s text:c="50"/>set as or more frequently as obs_ionf (with unit of </text:p>
      <text:p text:style-name="P1"><text:s text:c="50"/>coarse domain time step).</text:p>
      <text:p text:style-name="P1"><text:s/>auxinput11_end_h <text:s text:c="19"/>= 6 <text:s text:c="7"/>! end of observation time in hours.</text:p>
      <text:p text:style-name="P1"/>
      <text:p text:style-name="P1">Options for run-time IO:</text:p>
      <text:p text:style-name="P1"/>
      <text:p text:style-name="P1"><text:s/>iofields_filename (max_dom) <text:s text:c="8"/>= "my_iofields_list.txt",</text:p>
      <text:p text:style-name="P1"><text:s text:c="39"/>(example: +:h:21:rainc, rainnc, rthcuten)</text:p>
      <text:p text:style-name="P1"><text:s/>ignore_iofields_warning <text:s text:c="12"/>= .true., <text:s/>! what to do when encountering an error in the user-specified files</text:p>
      <text:p text:style-name="P1"><text:s text:c="39"/>.false., ! abort when encountering an error in iofields_filename file</text:p>
      <text:p text:style-name="P1"/>
      <text:p text:style-name="P5">Additional settings when running WRFVAR:</text:p>
      <text:p text:style-name="P1"/>
      <text:p text:style-name="P1"><text:s/>write_input <text:s text:c="24"/>= t, <text:s text:c="6"/>! write input-formatted data as output</text:p>
      <text:p text:style-name="P1"><text:s/>inputout_interval (max_dom) <text:s text:c="8"/>= 180, <text:s text:c="4"/>! interval in minutes when writing input-formatted data </text:p>
      <text:p text:style-name="P1"><text:s/>input_outname <text:s text:c="22"/>= 'wrfinput_d&lt;domain&gt;_&lt;date&gt;' ! you may change the output file name</text:p>
      <text:p text:style-name="P1"><text:s/>inputout_begin_y (max_dom) <text:s text:c="9"/>= 0</text:p>
      <text:p text:style-name="P1"><text:s/>inputout_begin_mo <text:s text:c="18"/>= 0</text:p>
      <text:p text:style-name="P1"><text:s/>inputout_begin_d (max_dom) <text:s text:c="9"/>= 0</text:p>
      <text:p text:style-name="P1"><text:s/>inputout_begin_h (max_dom) <text:s text:c="9"/>= 3</text:p>
      <text:p text:style-name="P1"><text:s/>inputout_begin_m (max_dom) <text:s text:c="9"/>= 0</text:p>
      <text:p text:style-name="P1"><text:s/>inputout_begin_s (max_dom) <text:s text:c="9"/>= 0</text:p>
      <text:p text:style-name="P1"><text:s/>inputout_end_y (max_dom) <text:s text:c="11"/>= 0</text:p>
      <text:p text:style-name="P1"><text:s/>inputout_end_mo <text:s text:c="20"/>= 0</text:p>
      <text:p text:style-name="P1"><text:s/>inputout_end_d (max_dom) <text:s text:c="11"/>= 0</text:p>
      <text:p text:style-name="P1"><text:s/>inputout_end_h (max_dom) <text:s text:c="11"/>= 12</text:p>
      <text:p text:style-name="P1"><text:s/>inputout_end_m (max_dom) <text:s text:c="11"/>= 0</text:p>
      <text:p text:style-name="P1"><text:s/>inputout_end_s (max_dom) <text:s text:c="11"/>= 0 <text:s text:c="7"/>! the above shows that the input-formatted data are output</text:p>
      <text:p text:style-name="P1"><text:s text:c="50"/>starting from hour 3 to hour 12 in 180 min interval.</text:p>
      <text:p text:style-name="P1"/>
      <text:p text:style-name="P5">For automatic moving nests: requires special input data, and environment variable TERRAIN_AND_LANDUSE set at compile time</text:p>
      <text:p text:style-name="P1"><text:s text:c="37"/>(This option will overwrite input_from_file for nest domains)</text:p>
      <text:p text:style-name="P1"><text:s/>input_from_hires (max_dom) <text:s text:c="9"/>= .true., </text:p>
      <text:p text:style-name="P1"><text:s/>rsmas_data_path <text:s text:c="20"/>= "path-to-terrain-and-landuse-dataset"</text:p>
      <text:p text:style-name="P1"/>
      <text:p text:style-name="P15"/>
      <text:p text:style-name="P5"><text:s/>&amp;domains</text:p>
      <text:p text:style-name="P4"><text:span text:style-name="T10"><text:s/>time_step <text:s text:c="26"/>= 60,</text:span><text:tab/>! time step for integration in integer seconds</text:p>
      <text:p text:style-name="P10"><text:s text:c="26"/>recommend 6*dx (in km) for typical real-data cases</text:p>
      <text:p text:style-name="P1"><text:s/>time_step_fract_num <text:s text:c="16"/>= 0,<text:tab/>! numerator for fractional time step </text:p>
      <text:p text:style-name="P8"><text:s/>time_step_fract_den <text:s text:c="16"/>= 1,<text:tab/>! denominator for fractional time step Example, if you want to use</text:p>
      <text:p text:style-name="P8"><text:s text:c="26"/>60.3 sec as your time step, <text:span text:style-name="T8">s</text:span>et time_step = 60, time_step_fract_num = 3, and</text:p>
      <text:p text:style-name="P8"><text:s text:c="26"/>time_step_fract_den = 10</text:p>
      <text:p text:style-name="P1"><text:s/>time_step_dfi <text:s text:c="22"/>= 60,<text:tab/>! time step for DFI, may be different from regular time_step</text:p>
      <text:p text:style-name="P9"><text:s/>reasonable_time_step_ratio <text:s text:c="9"/>= 6.,<text:tab/>! Any d01, real-data case with a time step ratio larger than this</text:p>
      <text:p text:style-name="P9"><text:s text:c="27"/>is stopped. Except for specific circumstances (e.g., using IEVA), this value should</text:p>
      <text:p text:style-name="P9"><text:s text:c="27"/>be no larger than 6 (default). </text:p>
      <text:p text:style-name="P1"><text:s/>max_dom <text:s text:c="28"/>= 1,<text:tab/>! number of domains - set it to &gt; 1 if it is a nested run</text:p>
      <text:p text:style-name="P1"><text:s/>s_we (max_dom) <text:s text:c="21"/>= 1,<text:tab/>! start index in x (west-east) direction (leave as is)</text:p>
      <text:p text:style-name="P1"><text:s/>e_we (max_dom) <text:s text:c="21"/>= 91,<text:tab/>! end index in x (west-east) direction (staggered dimension)</text:p>
      <text:p text:style-name="P1"><text:s/>s_sn (max_dom) <text:s text:c="21"/>= 1,<text:tab/>! start index in y (south-north) direction (leave as is)</text:p>
      <text:p text:style-name="P1"><text:s/>e_sn (max_dom) <text:s text:c="21"/>= 82,<text:tab/>! end index in y (south-north) direction (staggered dimension)</text:p>
      <text:p text:style-name="P1"><text:s/>s_vert (max_dom) <text:s text:c="19"/>= 1,<text:tab/>! start index in z (vertical) direction (leave as is)</text:p>
      <text:p text:style-name="P1"><text:s/>e_vert (max_dom) <text:s text:c="19"/>= 30,<text:tab/>! end index in z (vertical) direction (staggered dimension)</text:p>
      <text:p text:style-name="P9"><text:s text:c="27"/>Note: this refers to full levels including surface and top vertical dimensions need</text:p>
      <text:p text:style-name="P9"><text:s text:c="27"/>to be the same for all nests Note: most variables are unstaggered (=staggered dim-1)</text:p>
      <text:p text:style-name="P8"><text:s/>dx (max_dom) <text:s text:c="23"/>= 10000,<text:tab/>! grid length in x direction;</text:p>
      <text:p text:style-name="P8"><text:s text:c="27"/>ARW: unit in meters, NMM: unit in degrees (e.g. 0.667)</text:p>
      <text:p text:style-name="P8"><text:s/>dy (max_dom) <text:s text:c="23"/>= 10000,<text:tab/>! grid length in y direction;</text:p>
      <text:p text:style-name="P8"><text:s text:c="27"/>ARW: unit in meters, NMM: unit in degrees (e.g. 0.0658) </text:p>
      <text:p text:style-name="P1"><text:s/>ztop (max_dom) <text:s text:c="21"/>= 19000.<text:tab/>! used in mass model for idealized cases</text:p>
      <text:p text:style-name="P1"><text:s/>grid_id (max_dom) <text:s text:c="18"/>= 1,<text:tab/>! domain identifier</text:p>
      <text:p text:style-name="P1"><text:s/>parent_id (max_dom) <text:s text:c="16"/>= 0, <text:s text:c="6"/>! id of the parent domain</text:p>
      <text:p text:style-name="P1"><text:s/>i_parent_start (max_dom) <text:s text:c="11"/>= 0, <text:s text:c="6"/>! starting LLC I-indices from the parent domain</text:p>
      <text:p text:style-name="P1"><text:s/>j_parent_start (max_dom) <text:s text:c="11"/>= 0, <text:s text:c="6"/>! starting LLC J-indices from the parent domain</text:p>
      <text:p text:style-name="P1"><text:s/>parent_grid_ratio (max_dom) <text:s text:c="8"/>= 1, <text:s text:c="6"/>! parent-to-nest domain grid size ratio: for real-data cases</text:p>
      <text:p text:style-name="P8"><text:s text:c="28"/>the ratio has to be odd! for idealized cases, the ratio can be even if feedback is</text:p>
      <text:p text:style-name="P8"><text:s text:c="28"/>set to 0. (NMM: must be 3)</text:p>
      <text:p text:style-name="P1"><text:s/>parent_time_step_ratio (max_dom) <text:s text:c="3"/>= 1, <text:s text:c="6"/>! parent-to-nest time step ratio! it can be different</text:p>
      <text:p text:style-name="P1"><text:s text:c="50"/>from the parent_grid_ratio (NMM: must be 3)</text:p>
      <text:p text:style-name="P1"><text:s/>feedback <text:s text:c="27"/>= 1, <text:s text:c="6"/>! feedback from nest to its parent domain; 0 = no feedback</text:p>
      <text:p text:style-name="P1"><text:s/>smooth_option <text:s text:c="22"/>= 2 <text:s text:c="7"/>! smoothing option for parent domain, used only with feedback</text:p>
      <text:p text:style-name="P1"><text:s text:c="50"/>option on. 0: no smoothing; 1: 1-2-1 smoothing; 2: smoothing-desmoothing (default)</text:p>
      <text:p text:style-name="P1"/>
      <text:p text:style-name="P1">Namelist variables specifically for the WPS input for real:</text:p>
      <text:p text:style-name="P1"/>
      <text:p text:style-name="P1"><text:s/>num_metgrid_soil_levels <text:s text:c="12"/>= 4 <text:s text:c="7"/>! number of vertical soil levels or layers input</text:p>
      <text:p text:style-name="P1"><text:s text:c="50"/>from WPS metgrid program</text:p>
      <text:p text:style-name="P1"><text:s/>num_metgrid_levels <text:s text:c="17"/>= 27 <text:s text:c="6"/>! number of vertical levels of 3d meteorological fields coming </text:p>
      <text:p text:style-name="P1"><text:s text:c="50"/>from WPS metgrid program</text:p>
      <text:p text:style-name="P1"><text:s/>interp_type <text:s text:c="24"/>= 2 <text:s text:c="7"/>! vertical interpolation</text:p>
      <text:p text:style-name="P1"><text:s text:c="50"/>1 = linear in pressure</text:p>
      <text:p text:style-name="P1"><text:s text:c="50"/>2 = linear in log(pressure)</text:p>
      <text:p text:style-name="P1"><text:s/>extrap_type <text:s text:c="24"/>= 2 <text:s text:c="7"/>! vertical extrapolation of non-temperature fields</text:p>
      <text:p text:style-name="P1"><text:s text:c="50"/>1 = extrapolate using the two lowest levels</text:p>
      <text:p text:style-name="P1"><text:s text:c="50"/>2 = use lowest level as constant below ground</text:p>
      <text:p text:style-name="P1"><text:s/>t_extrap_type <text:s text:c="22"/>= 2 <text:s text:c="7"/>! vertical extrapolation for potential temperature</text:p>
      <text:p text:style-name="P1"><text:s text:c="50"/>1 = isothermal</text:p>
      <text:p text:style-name="P1"><text:s text:c="50"/>2 = -6.5 K/km lapse rate for temperature</text:p>
      <text:p text:style-name="P1"><text:s text:c="50"/>3 = constant theta</text:p>
      <text:p text:style-name="P1"><text:s/>use_levels_below_ground <text:s text:c="12"/>= .true. <text:s text:c="2"/>! in vertical interpolation, use levels below input surface level</text:p>
      <text:p text:style-name="P1"><text:s text:c="50"/>T = use input isobaric levels below input surface</text:p>
      <text:p text:style-name="P1"><text:s text:c="50"/>F = extrapolate when WRF location is below input surface value</text:p>
      <text:p text:style-name="P1"><text:s/>use_surface <text:s text:c="24"/>= .true. <text:s text:c="2"/>! use the input surface level data in the vertical interp and extrap</text:p>
      <text:p text:style-name="P1"><text:s text:c="50"/>T = use the input surface data</text:p>
      <text:p text:style-name="P1"><text:s text:c="50"/>F = do not use the input surface data</text:p>
      <text:p text:style-name="P1"><text:s/>lagrange_order <text:s text:c="21"/>= 2 <text:s text:c="7"/>! vertical interpolation order</text:p>
      <text:p text:style-name="P1"><text:s text:c="50"/>1 = linear</text:p>
      <text:p text:style-name="P1"><text:s text:c="50"/>2 = quadratic</text:p>
      <text:p text:style-name="P1"><text:s text:c="50"/>9 = cubic spline</text:p>
      <text:p text:style-name="P1"><text:s/>zap_close_levels <text:s text:c="19"/>= 500 <text:s text:c="5"/>! ignore isobaric level above surface if delta p (Pa) &lt; zap_close_levels</text:p>
      <text:p text:style-name="P1"><text:s/>lowest_lev_from_sfc <text:s text:c="16"/>= .false. <text:s/>! place the surface value into the lowest eta location</text:p>
      <text:p text:style-name="P1"><text:s text:c="48"/>! T = use surface value as lowest eta (u,v,t,q)</text:p>
      <text:p text:style-name="P1"><text:s text:c="48"/>! F = use traditional interpolation</text:p>
      <text:p text:style-name="P1"><text:s/>force_sfc_in_vinterp <text:s text:c="15"/>= 1 <text:s text:c="7"/>! use the surface level as the lower boundary when interpolating</text:p>
      <text:p text:style-name="P1"><text:s text:c="50"/>through this many eta levels</text:p>
      <text:p text:style-name="P1"><text:s text:c="50"/>0 = perform traditional trapping interpolation</text:p>
      <text:p text:style-name="P1"><text:s text:c="50"/>n = first n eta levels directly use surface level</text:p>
      <text:p text:style-name="P1"><text:s/>maxw_horiz_pres_diff <text:s text:c="15"/>= 5000 <text:s text:c="4"/>! Pressure threshold (Pa). <text:s/>For using the level of max winds, when the</text:p>
      <text:p text:style-name="P1"><text:s text:c="50"/>pressure difference between neighboring values exceeds this maximum,</text:p>
      <text:p text:style-name="P1"><text:s text:c="50"/>the variable is NOT inserted into the column for vertical interpolation.</text:p>
      <text:p text:style-name="P1"><text:s text:c="50"/>ARW real only.</text:p>
      <text:p text:style-name="P1"><text:s/>trop_horiz_pres_diff <text:s text:c="15"/>= 5000 <text:s text:c="4"/>! Pressure threshold (Pa). <text:s/>For using the tropopause level, when the</text:p>
      <text:p text:style-name="P1"><text:s text:c="50"/>pressure difference between neighboring values exceeds this maximum,</text:p>
      <text:p text:style-name="P1"><text:s text:c="50"/>the variable is NOT inserted into the column for vertical interpolation.</text:p>
      <text:p text:style-name="P1"><text:s text:c="50"/>ARW real only.</text:p>
      <text:p text:style-name="P1"><text:s/>maxw_above_this_level <text:s text:c="14"/>= 30000 <text:s text:c="3"/>! Minimum height (actually it is pressure in Pa) to allow using the </text:p>
      <text:p text:style-name="P1"><text:s text:c="50"/>level of max wind information in real. <text:s/>With a value of 300 hPa, then</text:p>
      <text:p text:style-name="P1"><text:s text:c="50"/>a max wind value at 500 hPa will be ignored.</text:p>
      <text:p text:style-name="P1"><text:s text:c="50"/>ARW real only.</text:p>
      <text:p text:style-name="P1"><text:s/>use_maxw_level <text:s text:c="34"/>0=do not use max wind speed level in vertical interpolation inside</text:p>
      <text:p text:style-name="P1"><text:s text:c="50"/>of the ARW real program, 1 = use level</text:p>
      <text:p text:style-name="P1"><text:s/>use_trop_level <text:s text:c="34"/>as above, with tropopause level data</text:p>
      <text:p text:style-name="P1"><text:s/>sfcp_to_sfcp <text:s text:c="23"/>= .false. <text:s/>! Optional method to compute model's surface pressure when incoming</text:p>
      <text:p text:style-name="P1"><text:s text:c="50"/>data only has surface pressure and terrain, but not SLP</text:p>
      <text:p text:style-name="P1"><text:s/>smooth_cg_topo<text:tab/> <text:s text:c="20"/>= .false. <text:s/>! Smooth the outer rows and columns of domain 1's topography w.r.t.</text:p>
      <text:p text:style-name="P1"><text:s text:c="50"/>the input data</text:p>
      <text:p text:style-name="P1"><text:s/>use_tavg_for_tsk <text:s text:c="19"/>= .false. <text:s/>! whether to use diurnally averaged surface temp as skin temp. The </text:p>
      <text:p text:style-name="P1"><text:s text:c="50"/>diurnally averaged surface temp can be computed using WPS utility</text:p>
      <text:p text:style-name="P1"><text:s text:c="50"/>avg_tsfc.exe. May use this option when SKINTEMP is not present.</text:p>
      <text:p text:style-name="P1"><text:s/>aggregate_lu <text:s text:c="23"/>= .false. <text:s/>! whether to aggregate the grass, shrubs, trees in dominant landuse;</text:p>
      <text:p text:style-name="P1"><text:s text:c="50"/>default is false.</text:p>
      <text:p text:style-name="P1"><text:s/>rh2qv_wrt_liquid <text:s text:c="19"/>= .true., <text:s/>! whether to compute RH with respect to water (true) or ice (false)</text:p>
      <text:p text:style-name="P1"><text:s/>rh2qv_method <text:s text:c="23"/>= 1, <text:s text:c="6"/>! which method to use to computer mixing ratio from RH:</text:p>
      <text:p text:style-name="P1"><text:s text:c="50"/>default is option 1, the old MM5 method; option 2 uses a WMO </text:p>
      <text:p text:style-name="P1"><text:s text:c="50"/>recommended method (WMO-No. 49, corrigendum, August 2000) - </text:p>
      <text:p text:style-name="P1"><text:s text:c="50"/>there is a difference between the two methods though small</text:p>
      <text:p text:style-name="P1"><text:s/>interp_theta <text:s text:c="23"/>= .false. <text:s/>! If set to .false., it will vertically interpolate temperature </text:p>
      <text:p text:style-name="P1"><text:s text:c="50"/>instead of potential temperature, which may reduce bias when </text:p>
      <text:p text:style-name="P1"><text:s text:c="50"/>compared with input data</text:p>
      <text:p text:style-name="P1"><text:s/>hypsometric_opt <text:s text:c="20"/>= 2, <text:s text:c="6"/>! = 1: default method</text:p>
      <text:p text:style-name="P1"><text:s text:c="50"/>= 2: it uses an alternative way (less biased </text:p>
      <text:p text:style-name="P1"><text:s text:c="50"/>when compared against input data) to compute height in program </text:p>
      <text:p text:style-name="P1"><text:s text:c="50"/>real and pressure in model (ARW only). </text:p>
      <text:p text:style-name="P1"><text:s/>p_top_requested <text:s text:c="20"/>= 5000 <text:s text:c="4"/>! p_top (Pa) to use in the model</text:p>
      <text:p text:style-name="P1"><text:s/>ptsgm <text:s text:c="30"/>= 42000. <text:s text:c="2"/>! FOR NMM: <text:s/>defines the pressure interface dividing</text:p>
      <text:p text:style-name="P1"><text:soft-page-break/><text:s text:c="60"/>the terrain following portion of the hybrid vertical</text:p>
      <text:p text:style-name="P1"><text:s text:c="60"/>coordinate (p &gt; ptsgm) and the purely</text:p>
      <text:p text:style-name="P1"><text:s text:c="60"/>isobaric portion of the vertical coordinate (p &lt; ptsgm)</text:p>
      <text:p text:style-name="P1"><text:s/>vert_refine_fact <text:s text:c="19"/>= 1 <text:s text:c="7"/>! vertical refinement factor for ndown, not used for concurrent vertical grid refinement</text:p>
      <text:p text:style-name="P1"><text:s/>vert_refine_method (max_dom) <text:s text:c="7"/>= 0 <text:s text:c="7"/>! vertical refinement method (new in 3.7)</text:p>
      <text:p text:style-name="P1"><text:s text:c="50"/>0: no vertical refinement</text:p>
      <text:p text:style-name="P1"><text:s text:c="50"/>1: integer vertical refinement (must set rebalance=1)</text:p>
      <text:p text:style-name="P1"><text:s text:c="50"/>2: use specified or computed eta levels for vertical refinement (must set rebalance=1)</text:p>
      <text:p text:style-name="P1"><text:s/>rebalance <text:s text:c="26"/>= 0 <text:s text:c="7"/>! must be set to =1 if vertical nesting is used. </text:p>
      <text:p text:style-name="P1"/>
      <text:p text:style-name="P1">Users may explicitly define full eta levels. <text:s/>Given are two distributions for 28 and 35 levels. <text:s/>The number</text:p>
      <text:p text:style-name="P1">of levels must agree with the number of eta surfaces allocated (e_vert). <text:s/>Users may alternatively request </text:p>
      <text:p text:style-name="P1">only the number of levels (with e_vert), and the real program will compute values. <text:s/>From V4.0 there are</text:p>
      <text:p text:style-name="P1">two methods selected with auto_levels_opt = 1 (old) or 2 (new). The old computation assumes</text:p>
      <text:p text:style-name="P1">a known first several layers, then generates equi-height spaced levels up to the top of the model.</text:p>
      <text:p text:style-name="P1">The new method has surface and upper stretching factors (dz_stretch_s and dz_stretch_u) to stretch levels according to</text:p>
      <text:p text:style-name="P1">log p up to where it reaches the maximum thickness (max_dz) and starting from thickness dzbot.</text:p>
      <text:p text:style-name="P1">The stretching transitions from dzstretch_s to dzstretch_u by the time the thickness reaches max_dz/2.</text:p>
      <text:p text:style-name="P1"/>
      <text:p text:style-name="P1"><text:s/>max_dz <text:s text:c="29"/>= 1000. <text:s text:c="4"/>! maximum level thickness allowed (m)</text:p>
      <text:p text:style-name="P1"><text:s/>auto_levels_opt <text:s text:c="20"/>= 1 <text:s text:c="8"/>! old</text:p>
      <text:p text:style-name="P1"><text:s text:c="37"/>= 2 <text:s text:c="8"/>! new default (also set dzstretch_s, dzstretch_u, dzbot, max_dz)</text:p>
      <text:p text:style-name="P1"><text:s/>dzbot <text:s text:c="30"/>= 50. <text:s text:c="6"/>! thickness of lowest layer (m) for auto_levels_opt=2</text:p>
      <text:p text:style-name="P1"><text:s/>dzstretch_s <text:s text:c="24"/>= 1.3 <text:s text:c="6"/>! surface stretch factor for auto_levels_opt=2</text:p>
      <text:p text:style-name="P1"><text:s/>dzstretch_u <text:s text:c="24"/>= 1.1 <text:s text:c="6"/>! upper stretch factor for auto_levels_opt=2</text:p>
      <text:p text:style-name="P1"/>
      <text:p text:style-name="P1"><text:s/>eta_levels <text:s text:c="25"/>= 1.000, 0.990, 0.978, 0.964, 0.946,</text:p>
      <text:p text:style-name="P1"><text:s text:c="39"/>0.922, 0.894, 0.860, 0.817, 0.766,</text:p>
      <text:p text:style-name="P1"><text:s text:c="39"/>0.707, 0.644, 0.576, 0.507, 0.444,</text:p>
      <text:p text:style-name="P1"><text:s text:c="39"/>0.380, 0.324, 0.273, 0.228, 0.188,</text:p>
      <text:p text:style-name="P1"><text:s text:c="39"/>0.152, 0.121, 0.093, 0.069, 0.048,</text:p>
      <text:p text:style-name="P1"><text:s text:c="39"/>0.029, 0.014, 0.000,</text:p>
      <text:p text:style-name="P1"><text:s/>eta_levels <text:s text:c="25"/>= 1.000, 0.993, 0.983, 0.970, 0.954,</text:p>
      <text:p text:style-name="P1"><text:s text:c="39"/>0.934, 0.909, 0.880, 0.845, 0.807,</text:p>
      <text:p text:style-name="P1"><text:s text:c="39"/>0.765, 0.719, 0.672, 0.622, 0.571,</text:p>
      <text:p text:style-name="P1"><text:s text:c="39"/>0.520, 0.468, 0.420, 0.376, 0.335,</text:p>
      <text:p text:style-name="P1"><text:s text:c="39"/>0.298, 0.263, 0.231, 0.202, 0.175,</text:p>
      <text:p text:style-name="P1"><text:s text:c="39"/>0.150, 0.127, 0.106, 0.088, 0.070,</text:p>
      <text:p text:style-name="P1"><text:s text:c="39"/>0.055, 0.040, 0.026, 0.013, 0.000</text:p>
      <text:p text:style-name="P1"/>
      <text:p text:style-name="P1"><text:s text:c="37"/>= 0,2, <text:s/>! this allows vertical nesting in the nest domain</text:p>
      <text:p text:style-name="P1"><text:s text:c="47"/>Note that with vertical nesting one can only use RRTM and RRTMG radiation physics</text:p>
      <text:p text:style-name="P1"/>
      <text:p text:style-name="P1"><text:s/>An example to define vertical nested levels (in program real):</text:p>
      <text:p text:style-name="P1"><text:s text:c="39"/></text:p>
      <text:p text:style-name="P1"><text:s/>e_vert <text:s text:c="29"/>= 35, <text:s text:c="3"/>45,</text:p>
      <text:p text:style-name="P1"><text:s/>eta_levels(1:35) <text:s text:c="19"/>= 1., 0.993, 0.983, 0.97, 0.954, 0.934, 0.909, 0.88, 0.8406663, 0.8013327,</text:p>
      <text:p text:style-name="P1"><text:s text:c="39"/>0.761999, 0.7226653, 0.6525755, 0.5877361, 0.5278192, 0.472514,</text:p>
      <text:p text:style-name="P1"><text:s text:c="39"/>0.4215262, 0.3745775, 0.3314044, 0.2917579, 0.2554026, 0.2221162,</text:p>
      <text:p text:style-name="P1"><text:s text:c="39"/>0.1916888, 0.1639222, 0.1386297, 0.1156351, 0.09525016, 0.07733481,</text:p>
      <text:p text:style-name="P1"><text:s text:c="39"/>0.06158983, 0.04775231, 0.03559115, 0.02490328, 0.0155102, 0.007255059, 0.</text:p>
      <text:p text:style-name="P1"><text:s/>eta_levels(36:81) <text:s text:c="18"/>= 1.0000, 0.9946, 0.9875, 0.9789, 0.9685, 0.9562, 0.9413, 0.9238, 0.9037, 0.8813, 0.8514,</text:p>
      <text:p text:style-name="P1"><text:s text:c="39"/>0.8210, 0.7906, 0.7602, 0.7298, 0.6812, 0.6290, 0.5796, 0.5333, 0.4901, 0.4493, 0.4109,</text:p>
      <text:p text:style-name="P1"><text:s text:c="39"/>0.3746, 0.3412, 0.3098, 0.2802, 0.2524, 0.2267, 0.2028, 0.1803, 0.1593, 0.1398, 0.1219,</text:p>
      <text:p text:style-name="P1"><text:s text:c="39"/>0.1054, 0.0904, 0.0766, 0.0645, 0.0534, 0.0433, 0.0341, 0.0259, 0.0185, 0.0118, 0.0056, 0.</text:p>
      <text:p text:style-name="P1"/>
      <text:p text:style-name="P1"><text:s/>ideal_init_method <text:s text:c="18"/>method to compute alb in idealized cases in start_em (new in 3.8)</text:p>
      <text:p text:style-name="P1"><text:s text:c="37"/>= 1, alb from phb (default); = 2, alb from t_init</text:p>
      <text:p text:style-name="P1"/>
      <text:p text:style-name="P1">Horizontal interpolation options, coarse grid to fine grid. <text:s/>The default is to use</text:p>
      <text:p text:style-name="P1">the Smolarkiewicz "SINT" method. <text:s/>However, this is known to break with the </text:p>
      <text:p text:style-name="P1">implementation inside of WRF for large refinement ratios (such as 15:1). <text:s/>For those</text:p>
      <text:p text:style-name="P1">extreme (and quite rare occurrences), other schemes are available. <text:s/>For options</text:p>
      <text:p text:style-name="P1">1, 3, 4, and 12, the FG lateral boundaries use the same horizontal scheme for the</text:p>
      <text:p text:style-name="P1">lateral BC computations.</text:p>
      <text:p text:style-name="P1"><text:s/>interp_method_type <text:s text:c="17"/>= 1 ! bi-linear interpolation</text:p>
      <text:p text:style-name="P1"><text:s text:c="37"/>= 2 ! SINT, (default)</text:p>
      <text:p text:style-name="P1"><text:s text:c="37"/>= 3 ! nearest neighbor - only to be used for </text:p>
      <text:p text:style-name="P1"><text:s text:c="43"/>testing purposes</text:p>
      <text:p text:style-name="P1"><text:s text:c="37"/>= 4 ! overlapping quadratic</text:p>
      <text:p text:style-name="P1"><text:s text:c="37"/>=12 ! again for testing, uses SINT horizontal</text:p>
      <text:p text:style-name="P1"><text:s text:c="43"/>interpolation, and same scheme for </text:p>
      <text:p text:style-name="P1"><text:s text:c="43"/>computation of FG lateral boundaries</text:p>
      <text:p text:style-name="P1"/>
      <text:p text:style-name="P1">Variables specifically for the 3d ocean initialization with a single profile. Set</text:p>
      <text:p text:style-name="P1">the ocean physics option to #2. <text:s/>Specify a number of levels. <text:s/>For each of those levels,</text:p>
      <text:p text:style-name="P1">provide a depth (m) below the surface. <text:s/>At each depth provide a temperature (K) and</text:p>
      <text:p text:style-name="P1">a salinity (ppt). <text:s/>The default is not to use the 3d ocean. <text:s/>Even when the 3d ocean is</text:p>
      <text:p text:style-name="P1">activated, the user must specify a reasonable ocean. <text:s/>Currently, this is the only way</text:p>
      <text:p text:style-name="P1">available to run the 3d ocean option.</text:p>
      <text:p text:style-name="P1"/>
      <text:p text:style-name="P1"/>
      <text:p text:style-name="P1"/>
      <text:p text:style-name="P13"><text:s/>&amp;physics</text:p>
      <text:p text:style-name="P1"/>
      <text:p text:style-name="P1"><text:s/>sf_ocean_physics <text:s text:c="19"/>= activate ocean model (0=no, 1=1d mixed layer; 2=3D PWP, no bathymetry)</text:p>
      <text:p text:style-name="P1"/>
      <text:p text:style-name="P1"><text:s/>&amp;domains</text:p>
      <text:p text:style-name="P1"><text:s/>ocean_levels <text:s text:c="23"/>= 30,</text:p>
      <text:p text:style-name="P1"><text:s/>ocean_z <text:s text:c="28"/>; vertical profile of layer depths for ocean (in meters), e.g.:</text:p>
      <text:p text:style-name="P1"><text:s text:c="37"/>= <text:s text:c="6"/>5., <text:s text:c="6"/>15., <text:s text:c="6"/>25., <text:s text:c="6"/>35., <text:s text:c="6"/>45., <text:s text:c="6"/>55.,</text:p>
      <text:p text:style-name="P1"><text:s text:c="44"/>65., <text:s text:c="6"/>75., <text:s text:c="6"/>85., <text:s text:c="6"/>95., <text:s text:c="5"/>105., <text:s text:c="5"/>115.,</text:p>
      <text:p text:style-name="P1"><text:s text:c="43"/>125., <text:s text:c="5"/>135., <text:s text:c="5"/>145., <text:s text:c="5"/>155., <text:s text:c="5"/>165., <text:s text:c="5"/>175.,</text:p>
      <text:p text:style-name="P1"><text:s text:c="43"/>185., <text:s text:c="5"/>195., <text:s text:c="5"/>210., <text:s text:c="5"/>230., <text:s text:c="5"/>250., <text:s text:c="5"/>270.,</text:p>
      <text:p text:style-name="P1"><text:s text:c="43"/>290., <text:s text:c="5"/>310., <text:s text:c="5"/>330., <text:s text:c="5"/>350., <text:s text:c="5"/>370., <text:s text:c="5"/>390.</text:p>
      <text:p text:style-name="P1"><text:s/>ocean_t <text:s text:c="28"/>; vertical profile of ocean temps, e.g.:</text:p>
      <text:p text:style-name="P1"><text:s text:c="37"/>= 302.3493, <text:s/>302.3493, <text:s/>302.3493, <text:s/>302.1055, <text:s/>301.9763, <text:s/>301.6818,</text:p>
      <text:p text:style-name="P1"><text:s text:c="39"/>301.2220, <text:s/>300.7531, <text:s/>300.1200, <text:s/>299.4778, <text:s/>298.7443, <text:s/>297.9194,</text:p>
      <text:p text:style-name="P1"><text:s text:c="39"/>297.0883, <text:s/>296.1443, <text:s/>295.1941, <text:s/>294.1979, <text:s/>293.1558, <text:s/>292.1136,</text:p>
      <text:p text:style-name="P1"><text:s text:c="39"/>291.0714, <text:s/>290.0293, <text:s/>288.7377, <text:s/>287.1967, <text:s/>285.6557, <text:s/>284.8503,</text:p>
      <text:p text:style-name="P1"><text:s text:c="39"/>284.0450, <text:s/>283.4316, <text:s/>283.0102, <text:s/>282.5888, <text:s/>282.1674, <text:s/>281.7461</text:p>
      <text:p text:style-name="P1"><text:s/>ocean_s <text:s text:c="28"/>; vertical profile of salinity, e.g.:</text:p>
      <text:p text:style-name="P1"><text:s text:c="37"/>= <text:s/>34.0127, <text:s text:c="2"/>34.0127, <text:s text:c="2"/>34.0127, <text:s text:c="2"/>34.3217, <text:s text:c="2"/>34.2624, <text:s text:c="2"/>34.2632,</text:p>
      <text:p text:style-name="P1"><text:s text:c="40"/>34.3240, <text:s text:c="2"/>34.3824, <text:s text:c="2"/>34.3980, <text:s text:c="2"/>34.4113, <text:s text:c="2"/>34.4220, <text:s text:c="2"/>34.4303,</text:p>
      <text:p text:style-name="P1"><text:s text:c="40"/>34.6173, <text:s text:c="2"/>34.6409, <text:s text:c="2"/>34.6535, <text:s text:c="2"/>34.6550, <text:s text:c="2"/>34.6565, <text:s text:c="2"/>34.6527,</text:p>
      <text:p text:style-name="P1"><text:s text:c="40"/>34.6490, <text:s text:c="2"/>34.6446, <text:s text:c="2"/>34.6396, <text:s text:c="2"/>34.6347, <text:s text:c="2"/>34.6297, <text:s text:c="2"/>34.6247,</text:p>
      <text:p text:style-name="P1"><text:s text:c="40"/>34.6490, <text:s text:c="2"/>34.6446, <text:s text:c="2"/>34.6396, <text:s text:c="2"/>34.6347, <text:s text:c="2"/>34.6297, <text:s text:c="2"/>34.6247</text:p>
      <text:p text:style-name="P1"/>
      <text:p text:style-name="P1">Namelist variables for controlling the specified moving nest: </text:p>
      <text:p text:style-name="P1"><text:s text:c="19"/>Note that this moving nest option needs to be activated at the compile time by adding -DMOVE_NESTS</text:p>
      <text:p text:style-name="P1"><text:s text:c="19"/>to the ARCHFLAGS. The maximum number of moves, max_moves, is set to 50 </text:p>
      <text:p text:style-name="P1"><text:soft-page-break/><text:s text:c="19"/>but can be modified in source code file frame/module_driver_constants.F.</text:p>
      <text:p text:style-name="P1"><text:s/>num_moves <text:s text:c="26"/>= 0 <text:s text:c="16"/>! total number of moves</text:p>
      <text:p text:style-name="P1"><text:s/>move_id(max_moves) <text:s text:c="17"/>= 2,2,2,2, <text:s text:c="9"/>! a list of nest domain id's, one per move</text:p>
      <text:p text:style-name="P1"><text:s/>move_interval(max_moves) <text:s text:c="11"/>= 60,120,150,180, <text:s text:c="2"/>! time in minutes since the start of this domain</text:p>
      <text:p text:style-name="P1"><text:s/>move_cd_x(max_moves) <text:s text:c="15"/>= 1,1,0,-1, <text:s text:c="8"/>! the number of parent domain grid cells to move in i direction</text:p>
      <text:p text:style-name="P1"><text:s/>move_cd_y(max_moves) <text:s text:c="15"/>= 1,0,-1,1, <text:s text:c="8"/>! the number of parent domain grid cells to move in j direction</text:p>
      <text:p text:style-name="P1"><text:s text:c="59"/>positive is to move in increasing i and j direction, and </text:p>
      <text:p text:style-name="P1"><text:s text:c="59"/>negative is to move in decreasing i and j direction.</text:p>
      <text:p text:style-name="P1"><text:s text:c="59"/>0 means no move. The limitation now is to move only 1 grid cell</text:p>
      <text:p text:style-name="P1"><text:s text:c="59"/>at each move.</text:p>
      <text:p text:style-name="P1"/>
      <text:p text:style-name="P1">Namelist variables for controlling the automatic moving nest: </text:p>
      <text:p text:style-name="P1"><text:s text:c="19"/>Note that this moving nest option needs to be activated at the compile time by adding -DMOVE_NESTS</text:p>
      <text:p text:style-name="P1"><text:s text:c="19"/>and -DVORTEX_CENTER to the ARCHFLAGS. This option uses a mid-level vortex following algorithm to</text:p>
      <text:p text:style-name="P1"><text:s text:c="19"/>determine the nest move. This option is experimental.</text:p>
      <text:p text:style-name="P1"><text:s/>vortex_interval(max_dom) <text:s text:c="11"/>= 15 <text:s text:c="6"/>! how often the new vortex position is computed</text:p>
      <text:p text:style-name="P1"><text:s/>max_vortex_speed(max_dom) <text:s text:c="10"/>= 40 <text:s text:c="6"/>! used to compute the search radius for the new vortex position</text:p>
      <text:p text:style-name="P1"><text:s/>corral_dist(max_dom) <text:s text:c="15"/>= 8 <text:s text:c="7"/>! how many coarse grid cells the moving nest is allowed to get</text:p>
      <text:p text:style-name="P1"><text:s text:c="50"/>near the mother domain boundary</text:p>
      <text:p text:style-name="P1"><text:s/>track_level <text:s text:c="24"/>= 50000 <text:s text:c="3"/>! pressure value in Pa where the vortex is tracked</text:p>
      <text:p text:style-name="P1"><text:s/>time_to_move(max_dom) <text:s text:c="14"/>= 0. <text:s text:c="6"/>! time (in minutes) to start the moving nests <text:s text:c="4"/></text:p>
      <text:p text:style-name="P1"/>
      <text:p text:style-name="P1"><text:s/>tile_sz_x <text:s text:c="26"/>= 0, <text:s text:c="6"/>! number of points in tile x direction</text:p>
      <text:p text:style-name="P1"><text:s/>tile_sz_y <text:s text:c="26"/>= 0, <text:s text:c="6"/>! number of points in tile y direction</text:p>
      <text:p text:style-name="P1"><text:s text:c="50"/>can be determined automatically</text:p>
      <text:p text:style-name="P1"><text:s/>numtiles <text:s text:c="27"/>= 1, <text:s text:c="6"/>! number of tiles per patch (alternative to above two items)</text:p>
      <text:p text:style-name="P1"><text:s/>nproc_x <text:s text:c="28"/>= -1, <text:s text:c="5"/>! number of processors in x for decomposition</text:p>
      <text:p text:style-name="P1"><text:s/>nproc_y <text:s text:c="28"/>= -1, <text:s text:c="5"/>! number of processors in y for decomposition</text:p>
      <text:p text:style-name="P1"><text:s text:c="50"/>-1: code will do automatic decomposition</text:p>
      <text:p text:style-name="P1"><text:s text:c="50"/>&gt;1: for both: will be used for decomposition</text:p>
      <text:p text:style-name="P1"/>
      <text:p text:style-name="P1">Namelist variables for controlling the adaptive time step option:</text:p>
      <text:p text:style-name="P1"><text:s text:c="19"/>These options are only valid for the ARW core. <text:s/></text:p>
      <text:p text:style-name="P1"><text:s/>use_adaptive_time_step <text:s text:c="13"/>= .false. <text:s/>! T/F use adaptive time stepping, ARW only</text:p>
      <text:p text:style-name="P1"><text:s/>step_to_output_time <text:s text:c="16"/>= .true. <text:s text:c="2"/>! if adaptive time stepping, T/F modify the</text:p>
      <text:p text:style-name="P1"><text:s text:c="50"/>time steps so that the exact history time is reached</text:p>
      <text:p text:style-name="P1"><text:s/>target_cfl(max_dom) <text:s text:c="16"/>= 1.2,1.2 <text:s/>! vertical and horizontal CFL &lt;= to this value implies</text:p>
      <text:p text:style-name="P1"><text:s text:c="50"/>no reason to reduce the time step, and to increase it</text:p>
      <text:p text:style-name="P1"><text:s/>target_hcfl(max_dom) <text:s text:c="15"/>= .84,.84 <text:s/>! horizontal CFL &lt;= to this value implies</text:p>
      <text:p text:style-name="P1"><text:s/>max_step_increase_pct(max_dom) <text:s text:c="5"/>= 5,51 <text:s text:c="4"/>! percentage of previous time step to increase, if the</text:p>
      <text:p text:style-name="P1"><text:s text:c="50"/>max(vert cfl, horiz cfl) &lt;= target_cfl, then the time</text:p>
      <text:p text:style-name="P1"><text:s text:c="50"/>will increase by max_step_increase_pct. Use something </text:p>
      <text:p text:style-name="P1"><text:s text:c="50"/>large for nests (51% suggested)</text:p>
      <text:p text:style-name="P1"><text:s/>starting_time_step(max_dom) <text:s text:c="8"/>= -1,-1 <text:s text:c="3"/>! flag = -1 implies use 6 * dx (defined in start_em), </text:p>
      <text:p text:style-name="P1"><text:s text:c="50"/>starting_time_step = 100 means the starting time step</text:p>
      <text:p text:style-name="P1"><text:s text:c="50"/>for the coarse grid is 100 s</text:p>
      <text:p text:style-name="P1"><text:s/>max_time_step(max_dom) <text:s text:c="13"/>= -1,-1 <text:s text:c="3"/>! flag = -1 implies max time step is 3 * starting_time_step,</text:p>
      <text:p text:style-name="P1"><text:s text:c="50"/>max_time_step = 100 means that the time step will not</text:p>
      <text:p text:style-name="P1"><text:s text:c="50"/>exceed 100 s</text:p>
      <text:p text:style-name="P1"><text:s/>min_time_step(max_dom) <text:s text:c="13"/>= -1,-1 <text:s text:c="3"/>! flag = -1 implies max time step is 0.5 * starting_time_step,</text:p>
      <text:p text:style-name="P1"><text:s text:c="50"/>min_time_step = 100 means that the time step will not</text:p>
      <text:p text:style-name="P1"><text:s text:c="50"/>be less than 100 s</text:p>
      <text:p text:style-name="P1"><text:s/>adaptation_domain <text:s text:c="18"/>= 1 <text:s text:c="7"/>! default, all fine grid domains adaptive dt driven by coarse-grid</text:p>
      <text:p text:style-name="P1"><text:s text:c="50"/>2 = Fine grid domain #2 determines the fundamental adaptive dt.</text:p>
      <text:p text:style-name="P1"/>
      <text:p text:style-name="P1"><text:s/>&amp;dfi_control</text:p>
      <text:p text:style-name="P1"><text:s/>dfi_opt <text:s text:c="28"/>= 0 <text:s text:c="7"/>! which DFI option to use (3 is recommended)</text:p>
      <text:p text:style-name="P1"><text:s text:c="52"/>0 = no digital filter initialization</text:p>
      <text:p text:style-name="P1"><text:s text:c="52"/>1 = digital filter launch (DFL)</text:p>
      <text:p text:style-name="P1"><text:s text:c="52"/>2 = diabatic DFI (DDFI)</text:p>
      <text:p text:style-name="P1"><text:s text:c="52"/>3 = twice DFI (TDFI)</text:p>
      <text:p text:style-name="P1"><text:s/>dfi_nfilter <text:s text:c="24"/>= 7 <text:s text:c="7"/>! digital filter type to use (7 is recommended)</text:p>
      <text:p text:style-name="P1"><text:s text:c="52"/>0 = uniform</text:p>
      <text:p text:style-name="P1"><text:s text:c="52"/>1 = Lanczos</text:p>
      <text:p text:style-name="P1"><text:s text:c="52"/>2 = Hamming</text:p>
      <text:p text:style-name="P1"><text:s text:c="52"/>3 = Blackman</text:p>
      <text:p text:style-name="P1"><text:s text:c="52"/>4 = Kaiser</text:p>
      <text:p text:style-name="P1"><text:s text:c="52"/>5 = Potter</text:p>
      <text:p text:style-name="P1"><text:s text:c="52"/>6 = Dolph window</text:p>
      <text:p text:style-name="P1"><text:s text:c="52"/>7 = Dolph</text:p>
      <text:p text:style-name="P1"><text:s text:c="52"/>8 = recursive high-order</text:p>
      <text:p text:style-name="P1"><text:s/>dfi_write_filtered_input <text:s text:c="11"/>= .true. <text:s text:c="2"/>! whether to write wrfinput file with filtered </text:p>
      <text:p text:style-name="P1"><text:s text:c="52"/>model state before beginning forecast</text:p>
      <text:p text:style-name="P1"><text:s/>dfi_write_dfi_history <text:s text:c="14"/>= .false. <text:s/>! whether to write wrfout files during filtering integration</text:p>
      <text:p text:style-name="P1"><text:s/>dfi_cutoff_seconds <text:s text:c="17"/>= 3600 <text:s text:c="4"/>! cutoff period, in seconds, for the filter</text:p>
      <text:p text:style-name="P1"><text:s/>dfi_time_dim <text:s text:c="23"/>= 1000 <text:s text:c="4"/>! maximum number of time steps for filtering period</text:p>
      <text:p text:style-name="P1"><text:s text:c="52"/>this value can be larger than necessary</text:p>
      <text:p text:style-name="P1"><text:s/>dfi_bckstop_year <text:s text:c="19"/>= 2004 <text:s text:c="4"/>! four-digit year of stop time for backward DFI integration</text:p>
      <text:p text:style-name="P1"><text:s/>dfi_bckstop_month <text:s text:c="18"/>= 03 <text:s text:c="6"/>! two-digit month of stop time for backward DFI integration</text:p>
      <text:p text:style-name="P1"><text:s/>dfi_bckstop_day <text:s text:c="20"/>= 14 <text:s text:c="6"/>! two-digit day of stop time for backward DFI integration</text:p>
      <text:p text:style-name="P1"><text:s/>dfi_bckstop_hour <text:s text:c="19"/>= 12 <text:s text:c="6"/>! two-digit hour of stop time for backward DFI integration</text:p>
      <text:p text:style-name="P1"><text:s/>dfi_bckstop_minute <text:s text:c="17"/>= 00 <text:s text:c="6"/>! two-digit minute of stop time for backward DFI integration</text:p>
      <text:p text:style-name="P1"><text:s/>dfi_bckstop_second <text:s text:c="17"/>= 00 <text:s text:c="6"/>! two-digit second of stop time for backward DFI integration</text:p>
      <text:p text:style-name="P1"><text:s/>dfi_fwdstop_year <text:s text:c="19"/>= 2004 <text:s text:c="4"/>! four-digit year of stop time for forward DFI integration</text:p>
      <text:p text:style-name="P1"><text:s/>dfi_fwdstop_month <text:s text:c="18"/>= 03 <text:s text:c="6"/>! two-digit month of stop time for forward DFI integration</text:p>
      <text:p text:style-name="P1"><text:s/>dfi_fwdstop_day <text:s text:c="20"/>= 13 <text:s text:c="6"/>! two-digit month of stop time for forward DFI integration</text:p>
      <text:p text:style-name="P1"><text:s/>dfi_fwdstop_hour <text:s text:c="19"/>= 12 <text:s text:c="6"/>! two-digit month of stop time for forward DFI integration</text:p>
      <text:p text:style-name="P1"><text:s/>dfi_fwdstop_minute <text:s text:c="17"/>= 00 <text:s text:c="6"/>! two-digit month of stop time for forward DFI integration</text:p>
      <text:p text:style-name="P1"><text:s/>dfi_fwdstop_second <text:s text:c="17"/>= 00 <text:s text:c="6"/>! two-digit month of stop time for forward DFI integration</text:p>
      <text:p text:style-name="P1"><text:s/>dfi_savehydmeteors <text:s text:c="17"/>= 0 <text:s text:c="7"/>! option for radar DA: 0: set hydrometeors to 0 before DFI and</text:p>
      <text:p text:style-name="P1"><text:s text:c="50"/>let them spin up in DFI; 1: keep them unchanged in DFI</text:p>
      <text:p text:style-name="P1"/>
      <text:p text:style-name="P15"/>
      <text:p text:style-name="P12"><text:s/>&amp;physics</text:p>
      <text:p text:style-name="P1"><text:s/></text:p>
      <text:p text:style-name="P1"/>
      <text:p text:style-name="P1"><text:s/>Note: even the physics options can be different in different nest domains, </text:p>
      <text:p text:style-name="P1"><text:s text:c="7"/>caution must be used as what options are sensible to use</text:p>
      <text:p text:style-name="P1"/>
      <text:p text:style-name="P1"><text:s/>chem_opt (max_dom) <text:s text:c="17"/>= 0, <text:s text:c="6"/>! chemistry option - use WRF-Chem</text:p>
      <text:p text:style-name="P1"><text:s/>mp_physics (max_dom) <text:s text:c="15"/>microphysics option</text:p>
      <text:p text:style-name="P1"><text:s text:c="37"/>= 0, no microphysics</text:p>
      <text:p text:style-name="P1"><text:s text:c="37"/>= 1, Kessler scheme</text:p>
      <text:p text:style-name="P1"><text:s text:c="37"/>= 2, Lin et al. scheme</text:p>
      <text:p text:style-name="P1"><text:s text:c="37"/>= 3, WSM 3-class simple ice scheme</text:p>
      <text:p text:style-name="P1"><text:s text:c="37"/>= 4, WSM 5-class scheme</text:p>
      <text:p text:style-name="P1"><text:s text:c="37"/>= 5, Ferrier (new Eta) microphysics, operational High-Resolution Window version</text:p>
      <text:p text:style-name="P1"><text:s text:c="37"/>= 6, WSM 6-class graupel scheme</text:p>
      <text:p text:style-name="P1"><text:s text:c="37"/>= 7, Goddard 4-ice scheme</text:p>
      <text:p text:style-name="P1"><text:s text:c="37"/>= 8, Thompson scheme</text:p>
      <text:p text:style-name="P1"><text:s text:c="37"/>= 9, Milbrandt-Yau 2-moment scheme</text:p>
      <text:p text:style-name="P1"><text:s text:c="37"/>= 10, Morrison (2 moments)</text:p>
      <text:p text:style-name="P1"><text:s text:c="37"/>= 11, CAM 5.1 microphysics</text:p>
      <text:p text:style-name="P1"><text:s text:c="37"/>= 13, SBU_YLIN scheme</text:p>
      <text:p text:style-name="P1"><text:s text:c="37"/>= 14, WDM 5-class scheme</text:p>
      <text:p text:style-name="P1"><text:s text:c="37"/>= 16, WDM 6-class scheme</text:p>
      <text:p text:style-name="P1"><text:s text:c="37"/>= 17, NSSL 2-moment 4-ice scheme (steady background CCN)</text:p>
      <text:p text:style-name="P1"><text:s text:c="37"/>= 18, NSSL 2-moment 4-ice scheme with predicted CCN (better for idealized than real cases)</text:p>
      <text:p text:style-name="P1"><text:s text:c="43"/>to set a global CCN value, use</text:p>
      <text:p text:style-name="P1"><text:s text:c="43"/>nssl_cccn <text:s/>= 0.7e9 <text:s text:c="2"/>; CCN for NSSL scheme (18). </text:p>
      <text:p text:style-name="P1"><text:s text:c="43"/>Also sets same value to ccn_conc for mp_physics=18</text:p>
      <text:p text:style-name="P1"><text:s text:c="37"/>= 19, NSSL 1-moment (7 class: qv,qc,qr,qi,qs,qg,qh; predicts graupel density)</text:p>
      <text:p text:style-name="P1"><text:s text:c="37"/>= 21, NSSL 1-moment, (6-class), very similar to Gilmore et al. 2004</text:p>
      <text:p text:style-name="P1"><text:s text:c="43"/>Can set intercepts and particle densities in physics namelist, e.g., nssl_cnor</text:p>
      <text:p text:style-name="P1"><text:s text:c="39"/>For NSSL 1-moment schemes, intercept and particle densities can be set for snow, </text:p>
      <text:p text:style-name="P1"><text:s text:c="39"/>graupel, hail, and rain. For the 1- and 2-moment schemes, the shape parameters </text:p>
      <text:p text:style-name="P1"><text:s text:c="39"/>for graupel and hail can be set.</text:p>
      <text:p text:style-name="P1"><text:s text:c="39"/>nssl_alphah <text:s/>= 0. <text:s text:c="3"/>! shape parameter for graupel</text:p>
      <text:p text:style-name="P1"><text:s text:c="39"/>nssl_alphahl = 2. <text:s text:c="3"/>! shape parameter for hail</text:p>
      <text:p text:style-name="P1"><text:s text:c="39"/>nssl_cnoh <text:s text:c="3"/>= 4.e5 <text:s/>! graupel intercept</text:p>
      <text:p text:style-name="P1"><text:s text:c="39"/>nssl_cnohl <text:s text:c="2"/>= 4.e4 <text:s/>! hail intercept</text:p>
      <text:p text:style-name="P1"><text:s text:c="39"/>nssl_cnor <text:s text:c="3"/>= 8.e5 <text:s/>! rain intercept</text:p>
      <text:p text:style-name="P1"><text:s text:c="39"/>nssl_cnos <text:s text:c="3"/>= 3.e6 <text:s/>! snow intercept</text:p>
      <text:p text:style-name="P1"><text:s text:c="39"/>nssl_rho_qh <text:s/>= 500. <text:s/>! graupel density</text:p>
      <text:p text:style-name="P1"><text:s text:c="39"/>nssl_rho_qhl = 900. <text:s/>! hail density</text:p>
      <text:p text:style-name="P1"><text:s text:c="39"/>nssl_rho_qs <text:s/>= 100. <text:s/>! snow density</text:p>
      <text:p text:style-name="P1"><text:s text:c="37"/>= 24, WSM 7-class scheme (separate hail and graupel categories)</text:p>
      <text:p text:style-name="P1"><text:s text:c="37"/>= 26, WDM 7-class scheme (separate hail and graupel categories)</text:p>
      <text:p text:style-name="P1"><text:s text:c="37"/>= 28, aerosol-aware Thompson scheme with water- and ice-friendly aerosol climatology </text:p>
      <text:p text:style-name="P1"><text:s text:c="43"/>(new for V3.6)</text:p>
      <text:p text:style-name="P1"><text:s text:c="39"/>This option has two climatological aerosol input options:</text:p>
      <text:p text:style-name="P1"><text:s text:c="39"/>use_aero_icbc = .F. : use constant values</text:p>
      <text:p text:style-name="P1"><text:s text:c="39"/>use_aero_icbc = .T. : use input from WPS</text:p>
      <text:p text:style-name="P1"><text:s text:c="37"/>= 30, HUJI (Hebrew University of Jerusalem, Israel) spectral bin microphysics,</text:p>
      <text:p text:style-name="P1"><text:s text:c="43"/>fast version</text:p>
      <text:p text:style-name="P1"><text:s text:c="37"/>= 32, HUJI spectral bin microphysics, full version</text:p>
      <text:p text:style-name="P1"><text:s text:c="37"/>= 40, Morrison (2 moments) with consideration of CESM-NCSU RCP4.5 climatological aerosol </text:p>
      <text:p text:style-name="P1"><text:s text:c="37"/>= 50, P3 1-ice category, 1-moment cloud water</text:p>
      <text:p text:style-name="P1"><text:s text:c="37"/>= 51, P3 1-ice category plus double-moment cloud water</text:p>
      <text:p text:style-name="P1"><text:s text:c="37"/>= 52, P3 2-ice categories plus double-moment cloud water</text:p>
      <text:p text:style-name="P1"><text:s text:c="37"/>= 53, P3 1-ice category, 3-moment ice, plus double-moment cloud water</text:p>
      <text:p text:style-name="P1"><text:s text:c="37"/>= 55, Jensen-ISHMAEL (Ice-Spheroids Habit Model with Aspect-ratio Evolution) scheme <text:s text:c="43"/>predicting qc, qr, and three ice species with four predictive equations </text:p>
      <text:p text:style-name="P1"><text:s text:c="43"/>for each ice</text:p>
      <text:p text:style-name="P1"><text:s text:c="37"/>= 56, NTU multi-moment scheme <text:s/>! for ntu3m</text:p>
      <text:p text:style-name="P1"><text:s text:c="37"/>= 95, Ferrier (old Eta) microphysics, operational NAM (WRF NMM) version</text:p>
      <text:p text:style-name="P1"><text:s text:c="37"/>= 96, Madwrf</text:p>
      <text:p text:style-name="P1"><text:s text:c="37"/>= 97, Goddard GCE scheme (also uses gsfcgce_hail, gsfcgce_2ice)</text:p>
      <text:p text:style-name="P1"/>
      <text:p text:style-name="P1"><text:s/>For non-zero mp_physics options, to keep Qv .GE. 0, and to set the other moisture</text:p>
      <text:p text:style-name="P1"><text:s/>fields .LT. a critical value to zero</text:p>
      <text:p text:style-name="P1"/>
      <text:p text:style-name="P1"><text:s/>mp_zero_out <text:s text:c="24"/>= 0, <text:s text:c="5"/>! no action taken, no adjustment to any moist field</text:p>
      <text:p text:style-name="P1"><text:s text:c="37"/>= 1, <text:s text:c="5"/>! except for Qv, all other moist arrays are set to zero</text:p>
      <text:p text:style-name="P1"><text:s text:c="49"/>if they fall below a critical value</text:p>
      <text:p text:style-name="P1"><text:s text:c="37"/>= 2, <text:s text:c="5"/>! Qv is .GE. 0, all other moist arrays are set to zero</text:p>
      <text:p text:style-name="P1"><text:s text:c="49"/>if they fall below a critical value</text:p>
      <text:p text:style-name="P1"><text:s/>mp_zero_out_thresh <text:s text:c="17"/>= 1.e-8 <text:s text:c="2"/>! critical value for moist array threshold, below which</text:p>
      <text:p text:style-name="P1"><text:s text:c="49"/>moist arrays (except for Qv) are set to zero (kg/kg)</text:p>
      <text:p text:style-name="P1"/>
      <text:p text:style-name="P1"><text:s/>gsfcgce_hail <text:s text:c="23"/>= 0 <text:s text:c="6"/>! for running gsfcgce microphysics with graupel</text:p>
      <text:p text:style-name="P1"><text:s text:c="37"/>= 1 <text:s text:c="6"/>! for running gsfcgce microphysics with hail</text:p>
      <text:p text:style-name="P1"><text:s text:c="49"/>default value = 0</text:p>
      <text:p text:style-name="P1"><text:s/>gsfcgce_2ice <text:s text:c="23"/>= 0 <text:s text:c="6"/>! for running with snow, ice and graupel/hail</text:p>
      <text:p text:style-name="P1"><text:s text:c="37"/>= 1 <text:s text:c="6"/>! for running with only ice and snow</text:p>
      <text:p text:style-name="P1"><text:s text:c="37"/>= 2 <text:s text:c="6"/>! for running with only ice and graupel</text:p>
      <text:p text:style-name="P1"><text:s text:c="49"/>(only used in very extreme situation)</text:p>
      <text:p text:style-name="P1"><text:s text:c="49"/>default value = 0</text:p>
      <text:p text:style-name="P1"><text:s text:c="49"/>gsfcgce_hail is ignored if gsfcgce_2ice is set to 1 or 2.</text:p>
      <text:p text:style-name="P1"><text:s/>hail_opt <text:s text:c="27"/>= 0 <text:s text:c="6"/>! hail switch for WSM6 and WDM6 : 0 - off, 1 - on (new in 3.6.1)</text:p>
      <text:p text:style-name="P1"><text:s/>morr_rimed_ice <text:s text:c="21"/>= 1 <text:s text:c="6"/>! hail switch for Morrison schemes (mp_physics=10 and 40: 0 - off, 1 - on (new in 4.0)</text:p>
      <text:p text:style-name="P1"><text:s/>clean_atm_diag <text:s text:c="21"/>= 0 <text:s text:c="6"/>! if set to =1, turns on clean sky diagnostics (for chem); default is 0=off</text:p>
      <text:p text:style-name="P1"><text:s/>progn (max_dom) <text:s text:c="20"/>= 0 <text:s text:c="6"/>! switch to use mix-activate scheme (Only for Morrison, WDM6, WDM5, </text:p>
      <text:p text:style-name="P1"><text:s text:c="49"/>and NSSL_2MOMCCN/NSSL_2MOM</text:p>
      <text:p text:style-name="P1"><text:s/>ccn_conc <text:s text:c="27"/>= 1.E8 <text:s text:c="3"/>! CCN concentration, used by WDM schemes (new in 3.6.1)</text:p>
      <text:p text:style-name="P1"/>
      <text:p text:style-name="P1"><text:s/>no_mp_heating <text:s text:c="22"/>= 0 <text:s text:c="6"/>! normal</text:p>
      <text:p text:style-name="P1"><text:s text:c="37"/>= 1 <text:s text:c="6"/>! turn off latent heating from a microphysics scheme</text:p>
      <text:p text:style-name="P1"><text:s/>use_mp_re <text:s text:c="26"/>= 1 <text:s text:c="6"/>! whether to use effective radii computed in mp schemes in RRTMG (new in 3.8).</text:p>
      <text:p text:style-name="P1"><text:s text:c="49"/>0: do not use; 1: use effective radii</text:p>
      <text:p text:style-name="P1"><text:s text:c="49"/>(The mp schemes that compute effective radii are 3,4,6,8,14,16,17-21,28)</text:p>
      <text:p text:style-name="P1"/>
      <text:p text:style-name="P1"><text:s/>CCNTY <text:s text:c="30"/>= 1 <text:s text:c="6"/>! for aerosol background type, marine, <text:s/>for ntu3m</text:p>
      <text:p text:style-name="P1"><text:s text:c="37"/>= 2 <text:s text:c="6"/>! continental clean (default), for ntu3m</text:p>
      <text:p text:style-name="P1"><text:s text:c="37"/>= 3 <text:s text:c="6"/>! continental average, for ntu3m</text:p>
      <text:p text:style-name="P1"><text:s text:c="37"/>= 4 <text:s text:c="6"/>! continental urban, for ntu3m</text:p>
      <text:p text:style-name="P1"/>
      <text:p text:style-name="P1"><text:s/>ra_lw_physics (max_dom) <text:s text:c="12"/>longwave radiation option</text:p>
      <text:p text:style-name="P1"><text:s text:c="37"/>= 0, no longwave radiation</text:p>
      <text:p text:style-name="P1"><text:s text:c="37"/>= 1, rrtm scheme </text:p>
      <text:p text:style-name="P1"><text:s text:c="39"/>(Default values for GHG in V3.5: co2vmr=379.e-6, n2ovmr=319.e-9, ch4vmr=1774.e-9;</text:p>
      <text:p text:style-name="P1"><text:s text:c="40"/>Values used in previous versions: co2vmr=330.e-6, n2ovmr=0., ch4vmr=0.)</text:p>
      <text:p text:style-name="P1"><text:s text:c="37"/>= 3, cam scheme</text:p>
      <text:p text:style-name="P1"><text:soft-page-break/><text:s text:c="42"/>also requires levsiz, paerlev, cam_abs_dim1/2 (see below)</text:p>
      <text:p text:style-name="P1"><text:s text:c="37"/>= 4, rrtmg scheme</text:p>
      <text:p text:style-name="P1"><text:s text:c="39"/>(Default values for GHG in V3.5: co2vmr=379.e-6, n2ovmr=319.e-9, ch4vmr=1774.e-9)</text:p>
      <text:p text:style-name="P1"><text:s text:c="37"/>= 14, rrtmg-k scheme from KIAPS</text:p>
      <text:p text:style-name="P1"><text:s text:c="37"/>= 24, fast rrtmg scheme for GPU and MIC (since 3.7)</text:p>
      <text:p text:style-name="P1"><text:s text:c="37"/>= 5, Goddard longwave scheme</text:p>
      <text:p text:style-name="P1"><text:s text:c="37"/>= 7, FLG (UCLA) scheme </text:p>
      <text:p text:style-name="P1"><text:s text:c="37"/>= 31, Earth Held-Suarez forcing</text:p>
      <text:p text:style-name="P1"><text:s text:c="37"/>= 99, GFDL (Eta) longwave (semi-supported)</text:p>
      <text:p text:style-name="P1"><text:s text:c="42"/>also must use co2tf = 1 for ARW</text:p>
      <text:p text:style-name="P1"/>
      <text:p text:style-name="P1"><text:s/>ra_sw_physics (max_dom) <text:s text:c="12"/>shortwave radiation option</text:p>
      <text:p text:style-name="P1"><text:s text:c="37"/>= 0, no shortwave radiation</text:p>
      <text:p text:style-name="P1"><text:s text:c="37"/>= 1, Dudhia scheme</text:p>
      <text:p text:style-name="P1"><text:s text:c="37"/>= 2, Goddard short wave</text:p>
      <text:p text:style-name="P1"><text:s text:c="37"/>= 3, cam scheme</text:p>
      <text:p text:style-name="P1"><text:s text:c="42"/>also must set levsiz, paerlev, cam_abs_dim1/2 (see below)</text:p>
      <text:p text:style-name="P1"><text:s text:c="37"/>= 4, rrtmg scheme</text:p>
      <text:p text:style-name="P1"><text:s text:c="37"/>= 14, rrtmg-k scheme from KIAPS</text:p>
      <text:p text:style-name="P1"><text:s text:c="37"/>= 24, fast rrtmg scheme for GPU and MIC (since 3.7)</text:p>
      <text:p text:style-name="P1"><text:s text:c="37"/>= 5, Goddard shortwave scheme</text:p>
      <text:p text:style-name="P1"><text:s text:c="37"/>= 7, FLG (UCLA) scheme</text:p>
      <text:p text:style-name="P1"><text:s text:c="37"/>= 99, GFDL (Eta) longwave (semi-supported)</text:p>
      <text:p text:style-name="P1"><text:s text:c="42"/>also must use co2tf = 1 for ARW</text:p>
      <text:p text:style-name="P1"/>
      <text:p text:style-name="P1"><text:s/>radt (max_dom) <text:s text:c="21"/>= 30, <text:s/>! minutes between radiation physics calls</text:p>
      <text:p text:style-name="P1"><text:s text:c="46"/>recommend 1 min per km of dx (e.g. 10 for 10 km);</text:p>
      <text:p text:style-name="P1"><text:s text:c="46"/>use the same value for all nests. <text:s text:c="21"/></text:p>
      <text:p text:style-name="P1"><text:s/>cldovrlp <text:s text:c="27"/>= 2, <text:s text:c="2"/>! cloud overlapping option for RRTMG only. 1=random, 2=maximum-random (default), </text:p>
      <text:p text:style-name="P1"><text:s text:c="46"/>3=maximum, 4=exponential, 5=exponential-random</text:p>
      <text:p text:style-name="P1"><text:s/>ra_sw_eclipse <text:s text:c="22"/>= 0, <text:s text:c="2"/>! eclipse effect on shortwave radiation. 0: off, 1: on. </text:p>
      <text:p text:style-name="P1"><text:s text:c="46"/>Applies to RRTMG, Goddard, old Goddard and Dudhia schemes</text:p>
      <text:p text:style-name="P1"/>
      <text:p text:style-name="P1"><text:s/>nrads (max_dom) <text:s text:c="20"/>= FOR NMM: number of fundamental timesteps between </text:p>
      <text:p text:style-name="P1"><text:s text:c="48"/>calls to shortwave radiation; the value</text:p>
      <text:p text:style-name="P1"><text:s text:c="48"/>is set in Registry.NMM but is overridden</text:p>
      <text:p text:style-name="P1"><text:s text:c="48"/>by namelist value; radt will be computed</text:p>
      <text:p text:style-name="P1"><text:s text:c="48"/>from this.</text:p>
      <text:p text:style-name="P1"/>
      <text:p text:style-name="P1"><text:s/>nradl (max_dom) <text:s text:c="20"/>= FOR NMM: number of fundamental timesteps between </text:p>
      <text:p text:style-name="P1"><text:s text:c="48"/>calls to longwave radiation; the value</text:p>
      <text:p text:style-name="P1"><text:s text:c="48"/>is set in Registry.NMM but is overridden</text:p>
      <text:p text:style-name="P1"><text:s text:c="48"/>by namelist value.</text:p>
      <text:p text:style-name="P1"/>
      <text:p text:style-name="P1"><text:s/>co2tf <text:s text:c="30"/>CO2 transmission function flag only for GFDL radiation</text:p>
      <text:p text:style-name="P1"><text:s text:c="37"/>= 0, <text:s/>! read CO2 function data from pre-generated file</text:p>
      <text:p text:style-name="P1"><text:s text:c="37"/>= 1, <text:s/>! generate CO2 functions internally in the forecast</text:p>
      <text:p text:style-name="P1"/>
      <text:p text:style-name="P1"><text:s/>ra_call_offset <text:s text:c="21"/>radiation call offset</text:p>
      <text:p text:style-name="P1"><text:s text:c="37"/>= 0 <text:s text:c="2"/>! (=0, no offset; =-1, old offset)</text:p>
      <text:p text:style-name="P1"><text:s/>swint_opt <text:s text:c="33"/>Interpolation of short-wave radiation based on the updated solar zenith angle </text:p>
      <text:p text:style-name="P1"><text:s text:c="44"/>between SW call</text:p>
      <text:p text:style-name="P1"><text:s text:c="37"/>= 0, <text:s/>! no interpolation</text:p>
      <text:p text:style-name="P1"><text:s text:c="37"/>= 1, <text:s/>! use interpolation</text:p>
      <text:p text:style-name="P1"><text:s text:c="37"/>= 2, <text:s/>! Calls the Fast All-Sky Radiation Model for Solar applications (FARMS)</text:p>
      <text:p text:style-name="P1"><text:s text:c="43"/>! every model time step. </text:p>
      <text:p text:style-name="P1"><text:s/>cam_abs_freq_s <text:s text:c="21"/>= 21600 <text:s/>! default CAM clearsky longwave absorption calculation frequency</text:p>
      <text:p text:style-name="P1"><text:s text:c="48"/>(recommended minimum value to speed scheme up)</text:p>
      <text:p text:style-name="P1"><text:s/>levsiz <text:s text:c="29"/>= 59 <text:s text:c="4"/>! for CAM radiation input ozone levels, set automatically</text:p>
      <text:p text:style-name="P1"><text:s/>paerlev <text:s text:c="28"/>= 29 <text:s text:c="4"/>! for CAM radiation input aerosol levels, set automatically </text:p>
      <text:p text:style-name="P1"><text:s/>cam_abs_dim1 <text:s text:c="23"/>= 4 <text:s text:c="5"/>! for CAM absorption save array, set automatically </text:p>
      <text:p text:style-name="P1"><text:s/>cam_abs_dim2 <text:s text:c="23"/>= value of e_vert for CAM 2nd absorption save array, set automatically</text:p>
      <text:p text:style-name="P1"/>
      <text:p text:style-name="P1"><text:s/>o3input <text:s text:c="28"/>= ozone input option for radiation (currently rrtmg only)</text:p>
      <text:p text:style-name="P1"><text:s text:c="37"/>= 0, ! using profile inside the code</text:p>
      <text:p text:style-name="P1"><text:s text:c="37"/>= 2, ! using CAM ozone data (ozone.formatted)</text:p>
      <text:p text:style-name="P1"><text:s/>aer_opt <text:s text:c="28"/>= aerosol input option for radiation (currently rrtmg only)</text:p>
      <text:p text:style-name="P1"><text:s text:c="37"/>= 0, <text:s/>! none</text:p>
      <text:p text:style-name="P1"><text:s text:c="37"/>= 1, <text:s/>! using Tegen (1997) data, </text:p>
      <text:p text:style-name="P1"><text:s text:c="37"/>= 2, <text:s/>! using J. A. Ruiz-Arias method (see other aer_* options) </text:p>
      <text:p text:style-name="P1"><text:s text:c="37"/>= 3, <text:s/>! using G. Thompson's water/ice friendly climatological aerosol </text:p>
      <text:p text:style-name="P1"><text:s/>alevsiz <text:s text:c="28"/>= 12 <text:s/>! for Tegen aerosol input levels, set automatically </text:p>
      <text:p text:style-name="P1"><text:s/>no_src_types <text:s text:c="23"/>= 6 <text:s text:c="2"/>! for Tegen aerosols: organic and black carbon, sea salt, sulfalte, dust,</text:p>
      <text:p text:style-name="P1"><text:s text:c="45"/>and stratospheric aerosol (volcanic ashes - currently 0), set automatically</text:p>
      <text:p text:style-name="P1"/>
      <text:p text:style-name="P1"><text:s/>The following aerosol options allow RRTMG and new Goddard radiation schemes to see it, but the aerosols are</text:p>
      <text:p text:style-name="P1"><text:s text:c="5"/>constant during the model integration.</text:p>
      <text:p text:style-name="P1"><text:s/>aer_aod550_opt (max_dom) <text:s text:c="11"/>= [1,2] </text:p>
      <text:p text:style-name="P1"><text:s text:c="39"/>1 = input constant value for AOD at 550 nm from namelist.</text:p>
      <text:p text:style-name="P1"><text:s text:c="43"/>In this case, the value is read from aer_aod550_val;</text:p>
      <text:p text:style-name="P1"><text:s text:c="39"/>2 = input value from auxiliary input 15. It is a time-varying 2D grid in netcdf </text:p>
      <text:p text:style-name="P1"><text:s text:c="43"/>wrf-compatible format. The default is aer_aod550_opt=1 and aer_aod550_val=0.12</text:p>
      <text:p text:style-name="P1"><text:s/>aer_aod550_val (max_dom) <text:s text:c="11"/>= 0.12</text:p>
      <text:p text:style-name="P1"><text:s/>aer_angexp_opt (max_dom) <text:s text:c="11"/>= [1,2,3] :</text:p>
      <text:p text:style-name="P1"><text:s text:c="39"/>1 = input constant value for Angstrom exponent from namelist. In this case, </text:p>
      <text:p text:style-name="P1"><text:s text:c="43"/>the value is read from aer_angexp_val;</text:p>
      <text:p text:style-name="P1"><text:s text:c="39"/>2 = input value from auxiliary input 15, as in aer_aod550_opt;</text:p>
      <text:p text:style-name="P1"><text:s text:c="39"/>3 = Angstrom exponent value estimated from the aerosol type defined in aer_type, and modulated</text:p>
      <text:p text:style-name="P1"><text:s text:c="43"/>with the RH in WRF. Default operation is aer_angexp_opt = 1, and aer_angexp_val=1.3.</text:p>
      <text:p text:style-name="P1"><text:s/>aer_angexp_val (max_dom) <text:s text:c="11"/>= 1.3 <text:s text:c="2"/></text:p>
      <text:p text:style-name="P1"><text:s/>aer_ssa_opt (max_dom) <text:s text:c="14"/>= [1,2,3] similar to aer_angexp_opt.</text:p>
      <text:p text:style-name="P1"><text:s/>aer_ssa_val (max_dom) <text:s text:c="14"/>= 0.85</text:p>
      <text:p text:style-name="P1"><text:s/>aer_asy_opt (max_dom) <text:s text:c="14"/>= [1,2,3] similar to aer_angexp_opt.</text:p>
      <text:p text:style-name="P1"><text:s/>aer_asy_val (max_dom) <text:s text:c="14"/>= 0.9</text:p>
      <text:p text:style-name="P1"><text:s/>aer_type (max_dom) <text:s text:c="17"/>= [1,2,3] : 1 for rural, 2 is urban and 3 is maritime.</text:p>
      <text:p text:style-name="P1"/>
      <text:p text:style-name="P4"><text:s/>sf_sfclay_physics (max_dom) <text:s text:c="8"/>surface-layer option (old bl_sfclay_physics option)</text:p>
      <text:p text:style-name="P1"><text:s text:c="37"/>= 0, no surface-layer</text:p>
      <text:p text:style-name="P1"><text:s text:c="37"/>= 1, Revised MM5 Monin-Obukhov scheme (Jimenez, renamed in v3.6)</text:p>
      <text:p text:style-name="P1"><text:s text:c="37"/>= 2, Monin-Obukhov (Janjic) scheme</text:p>
      <text:p text:style-name="P1"><text:s text:c="37"/>= 3, NCEP Global Forecast System scheme </text:p>
      <text:p text:style-name="P1"><text:s text:c="37"/>= 4, QNSE surface layer</text:p>
      <text:p text:style-name="P1"><text:s text:c="37"/>= 5, MYNN surface layer</text:p>
      <text:p text:style-name="P1"><text:s text:c="37"/>= 7, Pleim-Xiu surface layer (ARW only)</text:p>
      <text:p text:style-name="P1"><text:s text:c="37"/>= 10, TEMF surface layer (ARW only)</text:p>
      <text:p text:style-name="P1"><text:s text:c="37"/>= 91, Old MM5 scheme (previously option 1)</text:p>
      <text:p text:style-name="P1"/>
      <text:p text:style-name="P4"><text:s/>sf_surface_physics (max_dom) <text:s text:c="7"/>land-surface option (old bl_surface_physics option)</text:p>
      <text:p text:style-name="P1"><text:s text:c="37"/>= 0, no surface temp prediction</text:p>
      <text:p text:style-name="P1"><text:s text:c="37"/>= 1, thermal diffusion scheme</text:p>
      <text:p text:style-name="P1"><text:s text:c="37"/>= 2, Unified Noah land-surface model</text:p>
      <text:p text:style-name="P1"><text:soft-page-break/><text:s text:c="37"/>= 3, RUC land-surface model</text:p>
      <text:p text:style-name="P1"><text:s text:c="37"/>= 4, Noah-MP land-surface model (see additional &amp;noah_mp namelist)</text:p>
      <text:p text:style-name="P1"><text:s text:c="37"/>= 5, Community Land Model version 4 (CLM4), adapted from CAM</text:p>
      <text:p text:style-name="P1"><text:s text:c="37"/>= 6, Community Terrestrial Systems Model (CTSM). See doc/README.CTSM for info on running this option.</text:p>
      <text:p text:style-name="P1"><text:s text:c="37"/>= 7, Pleim-Xiu LSM (ARW)</text:p>
      <text:p text:style-name="P1"><text:s text:c="37"/>= 8, Simplified Simple Biosphere Model (SSiB) </text:p>
      <text:p text:style-name="P1"><text:s text:c="42"/>- can be used with Dudhia/RRTM, CAM or RRTMG radiation options</text:p>
      <text:p text:style-name="P1"/>
      <text:p text:style-name="P1"><text:s/>sf_urban_physics(max_dom) <text:s text:c="10"/>= 0, ! activate urban canopy model (in Noah and Noah-MP LSMs only)</text:p>
      <text:p text:style-name="P1"><text:s text:c="37"/>= 0: no</text:p>
      <text:p text:style-name="P1"><text:s text:c="37"/>= 1: Single-layer, UCM </text:p>
      <text:p text:style-name="P1"><text:s text:c="37"/>= 2: Multi-layer, Building Environment Parameterization (BEP) scheme </text:p>
      <text:p text:style-name="P1"><text:s text:c="42"/>(works only with YSU, MYJ and BouLac PBL)</text:p>
      <text:p text:style-name="P1"><text:s text:c="37"/>= 3: Multi-layer, Building Environment Model (BEM) scheme </text:p>
      <text:p text:style-name="P1"><text:s text:c="42"/>(works only with YSU, MYJ and BouLac PBL)</text:p>
      <text:p text:style-name="P1"/>
      <text:p text:style-name="P1"><text:s/>num_urban_ndm <text:s text:c="22"/>= 1! (= <text:s/>2 if BEP or BEM active) maximum number of street dimensions (ndm in BEP or BEM header)</text:p>
      <text:p text:style-name="P1"><text:s/>num_urban_ng <text:s text:c="23"/>= 1! (= 10 if BEP or BEM active) number of grid levels in the ground (ng_u in BEP or BEM header)</text:p>
      <text:p text:style-name="P1"><text:s/>num_urban_nwr <text:s text:c="22"/>= 1! (= 10 if BEP or BEM active) number of grid levels in the walls or roof (nwr_u in BEP or BEM header)</text:p>
      <text:p text:style-name="P1"><text:s/>num_urban_nz <text:s text:c="23"/>= 1! (= 18 if BEP or BEM active) maximum number of vertical levels in the urban grid (nz_um in BEP or BEM header)</text:p>
      <text:p text:style-name="P1"><text:s/>num_urban_ngb <text:s text:c="22"/>= 1! (= 10 if BEM active) <text:s text:c="7"/>number of grid levels in the ground below building (ngb_u in BEM header)</text:p>
      <text:p text:style-name="P1"><text:s/>num_urban_nf <text:s text:c="23"/>= 1! (= 10 if BEM active) <text:s text:c="7"/>number of grid levels in the floors (nf_u in BEM header)</text:p>
      <text:p text:style-name="P1"><text:s/>num_urban_nbui <text:s text:c="21"/>= 1! (= 15 if BEM active) <text:s text:c="7"/>maximum number of types of buildings in an urban class (nbui_max in BEM header)</text:p>
      <text:p text:style-name="P1"/>
      <text:p text:style-name="P1"><text:s/>sf_surf_irr_scheme (max_dom) <text:s text:c="7"/>= 0: no irrigation scheme</text:p>
      <text:p text:style-name="P1"><text:s text:c="37"/>= 1: channel scheme (in Noah only)</text:p>
      <text:p text:style-name="P1"><text:s text:c="37"/>= 2: drip scheme</text:p>
      <text:p text:style-name="P1"><text:s text:c="37"/>= 3: sprinkler scheme</text:p>
      <text:p text:style-name="P1"><text:s/></text:p>
      <text:p text:style-name="P1"><text:s/>irr_daily_amount (max_dom) <text:s text:c="9"/>= daily equivalent irrigation water amount in mm (float, e.g. 5.7)</text:p>
      <text:p text:style-name="P1"><text:s/>irr_start_hour (max_dom) <text:s text:c="11"/>= UTC start hour for irrigation (int, e.g. 5)</text:p>
      <text:p text:style-name="P1"><text:s/>irr_num_hours (max_dom) <text:s text:c="12"/>= number of consecutive hours for irrigation (int, e.g. 3)</text:p>
      <text:p text:style-name="P1"><text:s/>irr_start_julianday (max_dom) <text:s text:c="6"/>= Julian start day of irrigation (int, e.g. 135)</text:p>
      <text:p text:style-name="P1"><text:s/>irr_end_julianday (max_dom) <text:s text:c="8"/>= Julian end day of irrigation (int, e.g. 255)</text:p>
      <text:p text:style-name="P1"><text:s/>irr_ph (max_dom) <text:s text:c="19"/>= 0: all the static IRRIGATION field is activated</text:p>
      <text:p text:style-name="P1"><text:s text:c="37"/>= 1: pseudo random activation field: ensures repeatability across compilers</text:p>
      <text:p text:style-name="P1"><text:s text:c="37"/>= 2: random activation field: results might depend on the compiler fortran RANDOM_SEED</text:p>
      <text:p text:style-name="P1"><text:s/>irr_freq (max_dom) <text:s text:c="17"/>= irrigation frequency in days (int, e.g. 3)</text:p>
      <text:p text:style-name="P1"/>
      <text:p text:style-name="P4"><text:s/>bl_pbl_physics (max_dom) <text:s text:c="11"/>boundary-layer option</text:p>
      <text:p text:style-name="P1"><text:s text:c="37"/>= 0, no boundary-layer </text:p>
      <text:p text:style-name="P1"><text:s text:c="37"/>= 1, YSU scheme</text:p>
      <text:p text:style-name="P1"><text:s text:c="37"/>= 2, Mellor-Yamada-Janjic TKE scheme</text:p>
      <text:p text:style-name="P1"><text:s text:c="37"/>= 3, Hybrid EDMF GFS scheme </text:p>
      <text:p text:style-name="P1"><text:s text:c="37"/>= 4, Eddy-diffusivity Mass Flux, Quasi-Normal Scale Elimination PBL</text:p>
      <text:p text:style-name="P1"><text:s text:c="37"/>= 5, MYNN 2.5 level TKE scheme, works with</text:p>
      <text:p text:style-name="P1"><text:s text:c="42"/>sf_sfclay_physics=1 or 2 as well as 5</text:p>
      <text:p text:style-name="P1"><text:s text:c="37"/>= 6, MYNN 3rd level TKE scheme, works only</text:p>
      <text:p text:style-name="P1"><text:s text:c="42"/>MYNNSFC (sf_sfclay_physics = 5)</text:p>
      <text:p text:style-name="P1"><text:s text:c="37"/>= 7, ACM2 (Pleim) PBL (ARW)</text:p>
      <text:p text:style-name="P1"><text:s text:c="37"/>= 8, Bougeault and Lacarrere (BouLac) PBL</text:p>
      <text:p text:style-name="P1"><text:s text:c="37"/>= 9, UW boundary layer scheme from CAM5 (CESM 1_0_1)</text:p>
      <text:p text:style-name="P1"><text:s text:c="37"/>= 10, TEMF (Total Energy Mass Flux) scheme (ARW only)</text:p>
      <text:p text:style-name="P1"><text:s text:c="42"/>sf_sfclay_physics=10</text:p>
      <text:p text:style-name="P1"><text:s text:c="37"/>= 11, Shin-Hong 'scale-aware' PBL scheme</text:p>
      <text:p text:style-name="P1"><text:s text:c="37"/>= 12, Grenier-Bretherton-McCaa scheme (ARW only)</text:p>
      <text:p text:style-name="P1"><text:s text:c="37"/>= 16, TKE+TKE dissipation rate (epsilon) scheme (ARW only)</text:p>
      <text:p text:style-name="P1"><text:s text:c="43"/>works with surface layer options 1,91,2,5.</text:p>
      <text:p text:style-name="P1"><text:s text:c="37"/>= 93, 2015 GFS scheme (NMM only)</text:p>
      <text:p text:style-name="P1"><text:s text:c="37"/>= 99, MRF scheme</text:p>
      <text:p text:style-name="P1"/>
      <text:p text:style-name="P1"><text:s/>bldt (max_dom) <text:s text:c="21"/>= 0, <text:s text:c="6"/>! minutes between boundary-layer physics calls</text:p>
      <text:p text:style-name="P1"/>
      <text:p text:style-name="P1"><text:s/>grav_settling (max_dom) <text:s text:c="12"/>gravitational settling of fog/cloud droplets (Now works for any PBL scheme)</text:p>
      <text:p text:style-name="P1"><text:s/><text:tab/><text:tab/><text:tab/><text:tab/> <text:s text:c="4"/>= 0, No settling of cloud droplets</text:p>
      <text:p text:style-name="P1"><text:tab/><text:tab/><text:tab/><text:tab/> <text:s text:c="4"/>= 1, Settling from Dyunkerke 1991 (in atmos and at surface)</text:p>
      <text:p text:style-name="P1"><text:tab/><text:tab/><text:tab/><text:tab/> <text:s text:c="4"/>= 2, Fogdes (vegetation &amp; wind speed dependent; Katata et al. 2008) at surface </text:p>
      <text:p text:style-name="P1"><text:s text:c="42"/>and Dyunkerke in the atmos.</text:p>
      <text:p text:style-name="P1"/>
      <text:p text:style-name="P1"><text:s/>nphs (max_dom) <text:s text:c="21"/>= FOR NMM: number of fundamental timesteps between</text:p>
      <text:p text:style-name="P1"><text:s text:c="48"/>calls to turbulence and microphysics;</text:p>
      <text:p text:style-name="P1"><text:s text:c="48"/>the value is set in Registry.NMM but is</text:p>
      <text:p text:style-name="P1"><text:s text:c="48"/>overridden by namelist value; bldt will</text:p>
      <text:p text:style-name="P1"><text:s text:c="48"/>be computed from this.</text:p>
      <text:p text:style-name="P1"><text:s/>ysu_topdown_pblmix <text:s text:c="17"/>= 0, <text:s/>! whether to turn on top-down, radiation-driven mixing (1=yes)</text:p>
      <text:p text:style-name="P1"><text:s/>mfshconv (max_dom) <text:s text:c="17"/>= 1, <text:s/>! whether to turn on new day-time EDMF QNSE (0=no)</text:p>
      <text:p text:style-name="P1"><text:s/>topo_wind (max_dom) <text:s text:c="16"/>= 0, <text:s/>! turn off, </text:p>
      <text:p text:style-name="P1"><text:s text:c="37"/>= 1, <text:s text:c="3"/>turn on topographic surface wind correction from Jimenez </text:p>
      <text:p text:style-name="P1"><text:s text:c="45"/>(YSU PBL only, and require extra input from geogrid)</text:p>
      <text:p text:style-name="P1"><text:s text:c="37"/>= 2, <text:s text:c="3"/>turn on topographic surface wind correction from Mass (YSU PBL only)</text:p>
      <text:p text:style-name="P1"/>
      <text:p text:style-name="P1"><text:s/>bl_mynn_tkebudget (max_dom) <text:s text:c="8"/>= 0, <text:s text:c="6"/>! default off; = 1 adds MYNN tke budget terms to output</text:p>
      <text:p text:style-name="P1"><text:s/>bl_mynn_tkeadvect (max_dom) <text:s text:c="8"/>= .false., ! default off; = .true. do MYNN tke advection</text:p>
      <text:p text:style-name="P1"><text:s/>icloud_bl <text:s text:c="39"/>option to couple the subgrid-scale clouds from the PBL scheme (MYNN only) </text:p>
      <text:p text:style-name="P1"><text:s text:c="50"/>to radiation schemes </text:p>
      <text:p text:style-name="P1"><text:s text:c="37"/>0: <text:s/>no coupling; 1: activate coupling to radiation (default)</text:p>
      <text:p text:style-name="P1"><text:s/>bl_mynn_cloudmix (max_dom) <text:s text:c="9"/>= 0 ! default off; =1 activates mixing of qc and qi in MYNN</text:p>
      <text:p text:style-name="P1"><text:s text:c="37"/>0: no mixing of qc &amp; qi; 1: mixing activated (default). </text:p>
      <text:p text:style-name="P1"><text:s text:c="40"/>Note qnc and qni are mixed when scalar_pblmix =1.</text:p>
      <text:p text:style-name="P1"><text:s/>bl_mynn_mixlength <text:s text:c="18"/>option to change mixing length formulation in MYNN</text:p>
      <text:p text:style-name="P1"><text:s text:c="37"/>0: original as in Nakanishi and Niino 2009, </text:p>
      <text:p text:style-name="P1"><text:s text:c="37"/>1: RAP/HRRR (including BouLac in free atmosphere), </text:p>
      <text:p text:style-name="P1"><text:s text:c="37"/>2: experimental (default; includes cloud-specific mixing length and a scale-aware mixing </text:p>
      <text:p text:style-name="P1"><text:s text:c="40"/>length, following Ito et al. 2015, BLM). Option 2 has been well tested with </text:p>
      <text:p text:style-name="P1"><text:s text:c="40"/>the edmf options.</text:p>
      <text:p text:style-name="P1"><text:s/>bl_mynn_cloudpdf <text:s text:c="19"/>option to switch to different cloud PDFs to represent subgrid clouds</text:p>
      <text:p text:style-name="P1"><text:s text:c="37"/>0: original (Sommeria and Deardorf 1977); </text:p>
      <text:p text:style-name="P1"><text:s text:c="37"/>1: Kuwano et al 2010, similar to option 0, but uses resolved scale gradients </text:p>
      <text:p text:style-name="P1"><text:s text:c="40"/>as opposed to higher order moments ; </text:p>
      <text:p text:style-name="P1"><text:s text:c="37"/>2: from Chaboureau and Bechtold (2002, JAS, with mods, default) </text:p>
      <text:p text:style-name="P1"><text:s/>bl_mynn_edmf (max_dom) <text:s text:c="13"/>= 0, <text:s/>! default; = 1 activates mass-flux scheme in MYNN </text:p>
      <text:p text:style-name="P1"><text:s text:c="39"/>1: <text:s/>! (default) for StEM; 2: for TEMF; 0: just regular MYNN. </text:p>
      <text:p text:style-name="P1"><text:s text:c="45"/>Related (hidden) options: </text:p>
      <text:p text:style-name="P1"><text:s/>bl_mynn_edmf_mom (max_dom) <text:s text:c="9"/>= 1 <text:s text:c="2"/>! - activates momentum transport in MYNN mass-flux scheme </text:p>
      <text:p text:style-name="P1"><text:s text:c="43"/>(assuming bl_mynn_edmf &gt; 0); 0=off (default)</text:p>
      <text:p text:style-name="P1"><text:s text:c="39"/>0 <text:s text:c="3"/>no momentum transport; 1: momentum transport activated (default)</text:p>
      <text:p text:style-name="P1"><text:s/>bl_mynn_edmf_tke (max_dom) <text:s text:c="9"/>= 0, <text:s/>! default; = 1 activates TKE transport in MYNN mass-flux scheme </text:p>
      <text:p text:style-name="P1"><text:s text:c="44"/>(assuming bl_mynn_edmf &gt; 0)</text:p>
      <text:p text:style-name="P1"><text:s text:c="39"/>0 <text:s text:c="3"/>no TKE transport (default);1: activate TKE transport</text:p>
      <text:p text:style-name="P1"/>
      <text:p text:style-name="P1"><text:soft-page-break/><text:s/>scalar_pblmix (max_dom) <text:s text:c="12"/>= 1 ! mix scalar fields consistent with PBL option (exch_h)</text:p>
      <text:p text:style-name="P1"><text:s/>tracer_pblmix (max_dom) <text:s text:c="12"/>= 1 ! mix tracer fields consistent with PBL option (exch_h)</text:p>
      <text:p text:style-name="P1"><text:s/>shinhong_tke_diag (max_dom) <text:s text:c="8"/>= 0 ! diagnostic TKE and mixing length from Shin-Hong PBL</text:p>
      <text:p text:style-name="P1"><text:s/>opt_thcnd <text:s text:c="32"/>option to treat thermal conductivity in Noah LSM (new in 3.8)</text:p>
      <text:p text:style-name="P1"><text:s text:c="37"/>= 1, <text:s/>original (default)</text:p>
      <text:p text:style-name="P1"><text:s text:c="37"/>= 2, <text:s/>McCumber and Pielke for silt loam and sandy loam</text:p>
      <text:p text:style-name="P1"><text:s/>sf_surface_mosaic <text:s text:c="18"/>option to mosaic landuse categories for Noah LSM <text:s text:c="11"/></text:p>
      <text:p text:style-name="P1"><text:s text:c="37"/>= 0 ! default; use dominant category only</text:p>
      <text:p text:style-name="P1"><text:s text:c="37"/>= 1 ! use mosaic landuse categories</text:p>
      <text:p text:style-name="P1"><text:s/>mosaic_cat <text:s text:c="25"/>= 3 ! number of mosaic landuse categories in a grid cell</text:p>
      <text:p text:style-name="P1"><text:s/>mosaic_lu <text:s text:c="26"/>= 0, ! default ; <text:s/>set to = 1 to use mosaic landuse categories in RUC</text:p>
      <text:p text:style-name="P1"><text:s/>mosaic_soil <text:s text:c="24"/>= 0, ! default ; <text:s/>set to = 1 to use mosaic soil categories in RUC</text:p>
      <text:p text:style-name="P1"/>
      <text:p text:style-name="P6"><text:s/>cu_physics (max_dom) <text:s text:c="15"/>cumulus option</text:p>
      <text:p text:style-name="P1"><text:s text:c="37"/>= 0, no cumulus</text:p>
      <text:p text:style-name="P1"><text:s text:c="37"/>= 1, Kain-Fritsch (new Eta) scheme</text:p>
      <text:p text:style-name="P1"><text:s text:c="37"/>= 2, Betts-Miller-Janjic scheme</text:p>
      <text:p text:style-name="P1"><text:s text:c="37"/>= 3, Grell-Freitas ensemble scheme</text:p>
      <text:p text:style-name="P1"><text:s text:c="37"/>= 4, Scale-aware GFS Simplified Arakawa-Schubert (SAS) scheme </text:p>
      <text:p text:style-name="P1"><text:s text:c="37"/>= 5, Grell 3D ensemble scheme</text:p>
      <text:p text:style-name="P1"><text:s text:c="37"/>= 6, Modifed Tiedtke scheme (ARW only)</text:p>
      <text:p text:style-name="P1"><text:s text:c="37"/>= 7, Zhang-McFarlane scheme from CAM5 (CESM 1_0_1)</text:p>
      <text:p text:style-name="P1"><text:s text:c="37"/>= 10, Modified Kain-Fritsch scheme with trigger function based on PDFs (ARW only)</text:p>
      <text:p text:style-name="P1"><text:s text:c="37"/>= 11, Multi-scale Kain-Fritsch scheme</text:p>
      <text:p text:style-name="P1"><text:s text:c="37"/>= 14, KIM Simplified Arakawa-Schubert scheme (KSAS) across gray-zone resolutions</text:p>
      <text:p text:style-name="P1"><text:s text:c="37"/>= 16, A newer Tiedtke scheme</text:p>
      <text:p text:style-name="P1"><text:s text:c="37"/>= 94, 2015 GFS Simplified Arakawa-Schubert scheme (HWRF) </text:p>
      <text:p text:style-name="P1"><text:s text:c="37"/>= 95, Previous GFS Simplified Arakawa-Schubert scheme (HWRF) </text:p>
      <text:p text:style-name="P1"><text:s text:c="37"/>= 96, Previous NEW GFS simplified Arakawa-Schubert scheme from YSU (ARW only)</text:p>
      <text:p text:style-name="P1"><text:s text:c="37"/>= 93, Grell-Devenyi ensemble scheme</text:p>
      <text:p text:style-name="P1"><text:s text:c="37"/>= 99, previous Kain-Fritsch scheme</text:p>
      <text:p text:style-name="P1"/>
      <text:p text:style-name="P1"><text:s/>shcu_physics (max_dom) <text:s text:c="13"/>independent shallow cumulus option (not tied to deep convection)</text:p>
      <text:p text:style-name="P1"><text:s text:c="37"/>= 0, no independent shallow cumulus</text:p>
      <text:p text:style-name="P1"><text:s text:c="37"/>= 1, Grell 3D ensemble scheme (use with cu_physics=93 or 5) (PLACEHOLDER: SWITCH NOT YET IMPLEMENTED--use ishallow)</text:p>
      <text:p text:style-name="P1"><text:s text:c="37"/>= 2, Park and Bretherton shallow cumulus from CAM5 (CESM 1_0_1)</text:p>
      <text:p text:style-name="P1"><text:s text:c="37"/>= 3, GRIMS shallow cumulus from YSU group</text:p>
      <text:p text:style-name="P1"><text:s text:c="37"/>= 4, NSAS shallow cululus scheme. Must be used with KIAPS SAS cumulus scheme (cu_physics = 14)</text:p>
      <text:p text:style-name="P1"><text:s text:c="37"/>= 5, Deng cumulus scheme (including both shallow and deep convections) from PSU and WRF-Solar.</text:p>
      <text:p text:style-name="P1"><text:s text:c="42"/>However the deep part isn't very active. Not recommended to use alone for deep convection </text:p>
      <text:p text:style-name="P1"><text:s text:c="42"/>case. Could work well for grid sizes 3-9 km.</text:p>
      <text:p text:style-name="P1"><text:s text:c="42"/>This scheme only works with MYJ PBL scheme, and should not be combined with icloud=3</text:p>
      <text:p text:style-name="P1"><text:s text:c="42"/>This scheme can also work with MYNN PBL scheme, but one should turn off EDMF (bl_mynn_edmf=0)</text:p>
      <text:p text:style-name="P1"/>
      <text:p text:style-name="P1"><text:s/>ishallow <text:s text:c="27"/>= 0, ! <text:s/>= 1 turns on shallow convection, used with Grell 3D ensemble schemes (cu_physics = 3 or 5)</text:p>
      <text:p text:style-name="P1"><text:s/>clos_choice <text:s text:c="24"/>= 0, ! <text:s/>closure choice (place holder only)</text:p>
      <text:p text:style-name="P1"><text:s/>cu_diag (max_dom) <text:s text:c="18"/>= 0, ! <text:s/>additional t-averaged stuff for cu physics (cu_phys = 3, 5, 10, and 93 only)</text:p>
      <text:p text:style-name="P1"><text:s/>kf_edrates (max_dom) <text:s text:c="15"/>= 0, ! <text:s/>Add entrainment/detrainment rates and convective timescale output variables for KF-based </text:p>
      <text:p text:style-name="P1"><text:s text:c="45"/>cumulus schemes (cu_phys = 1, 11 and 99 only) (new in 3.8)</text:p>
      <text:p text:style-name="P1"><text:s text:c="37"/>= 0, <text:s/>! <text:s/>no output; = 1, additional output</text:p>
      <text:p text:style-name="P1"><text:s/>convtrans_avglen_m <text:s text:c="17"/>= 30, ! <text:s/>averaging time for variables used by convective transport (call cu_phys options) <text:s/>and radiation routines (only cu_phys=3,5 and 93) (minutes) </text:p>
      <text:p text:style-name="P1"><text:s/>cu_rad_feedback (max_dom) <text:s text:c="10"/>= .false. <text:s/>! sub-grid cloud effect to the optical depth in radiation</text:p>
      <text:p text:style-name="P1"><text:s text:c="50"/>currently it works only for GF, G3, GD and KF scheme</text:p>
      <text:p text:style-name="P1"><text:s text:c="50"/>One also needs to set cu_diag = 1 for GF, G3, KF-CuP, and GD schemes</text:p>
      <text:p text:style-name="P1"><text:s/>bmj_rad_feedback (max_dom) <text:s text:c="9"/>= .false. <text:s/>! BMJ convective precipitation-derived sub-grid cloud effect to radiation</text:p>
      <text:p text:style-name="P1"><text:s/>cudt (max_dom) <text:s text:c="21"/>= 0, <text:s text:c="6"/>! minutes between cumulus physics calls</text:p>
      <text:p text:style-name="P1"><text:s/>kfeta_trigger <text:s text:c="22"/>KF trigger option (cu_physics=1 only):</text:p>
      <text:p text:style-name="P1"><text:s text:c="37"/>= 1, default option</text:p>
      <text:p text:style-name="P1"><text:s text:c="37"/>= 2, moisture-advection based trigger (Ma and Tan [2009]) - ARW only</text:p>
      <text:p text:style-name="P1"><text:s text:c="37"/>= 3, RH-dependent additional perturbation to option 1 (JMA)</text:p>
      <text:p text:style-name="P1"><text:s/>cugd_avedx <text:s text:c="25"/>; number of grid boxes over which subsidence is spread.</text:p>
      <text:p text:style-name="P1"><text:s text:c="37"/>= 1, default, for large grid distances</text:p>
      <text:p text:style-name="P1"><text:s text:c="37"/>= 3, for small grid distances (DX &lt; 5 km)</text:p>
      <text:p text:style-name="P1"><text:s/>nsas_dx_factor <text:s text:c="21"/>= 0, ! default option</text:p>
      <text:p text:style-name="P1"><text:s text:c="37"/>= 1, <text:s text:c="2"/>NSAS grid-distance dependent option (new in 3.6)</text:p>
      <text:p text:style-name="P1"><text:s/>For KF-CuP scheme: recommended to use with cu_rad_feedback</text:p>
      <text:p text:style-name="P1"><text:s/>shallowcu_forced_ra(max_dom) <text:s text:c="7"/>radiative impact of shallow Cu by a prescribed maximum cloud fraction</text:p>
      <text:p text:style-name="P1"><text:s text:c="37"/>= .false., option off, default</text:p>
      <text:p text:style-name="P1"><text:s text:c="37"/>= .true., radiative impact of shallow cu with a cloud fraction value of 0.36</text:p>
      <text:p text:style-name="P1"><text:s/>numbins(max_dom) <text:s text:c="19"/>number of perturbations for potential temperature and mixing ratio in the CuP PDF,</text:p>
      <text:p text:style-name="P1"><text:s text:c="37"/>should be an odd number (21 is a recommended value)</text:p>
      <text:p text:style-name="P1"><text:s/>thBinSize(max_dom) <text:s text:c="17"/>bin size of potential temperature perturbation increment (0.01 K)</text:p>
      <text:p text:style-name="P1"><text:s/>rBinSize(max_dom) <text:s text:c="18"/>bin size of mixing ratio perturbation increment (1.0e-4 kg/kg)</text:p>
      <text:p text:style-name="P1"><text:s/>minDeepFreq(max_dom) <text:s text:c="15"/>minimum frequency required before deep convection is allowed (0.333)</text:p>
      <text:p text:style-name="P1"><text:s/>minShallowFreq(max_dom) <text:s text:c="12"/>minimum frequency required before shallow convection is allowed (1.0e-2)</text:p>
      <text:p text:style-name="P1"><text:s/>shcu_aerosols_opt(max_dom) <text:s text:c="9"/>whether aerosols in shcu: <text:s/>0=none, 2=prognostic (run with WRF-Chem), </text:p>
      <text:p text:style-name="P1"/>
      <text:p text:style-name="P1"><text:s/>For MSKF scheme:</text:p>
      <text:p text:style-name="P1"><text:s/>aercu_opt <text:s text:c="26"/>option to control aerosol interaction in MSKF and Morrison microphysics (mp_physics=40)</text:p>
      <text:p text:style-name="P1"><text:s text:c="37"/>= 0: no aerosol interaction</text:p>
      <text:p text:style-name="P1"><text:s text:c="37"/>= 1: aerosol interaction with MSKF only</text:p>
      <text:p text:style-name="P1"><text:s text:c="37"/>= 2: aerosol interaction with both MSKF and Morrison</text:p>
      <text:p text:style-name="P1"><text:s/>aercu_fct <text:s text:c="26"/>factor to multiply with aerosol amount</text:p>
      <text:p text:style-name="P1"><text:s text:c="37"/>= 1. <text:s text:c="6"/>! default value</text:p>
      <text:p text:style-name="P1"><text:s/>no_src_types_cu <text:s text:c="20"/>= 1 <text:s text:c="7"/>! number of aerosol species in global aerosol data: 10 for CESM input,</text:p>
      <text:p text:style-name="P1"><text:s text:c="50"/>set automatically</text:p>
      <text:p text:style-name="P1"><text:s/>alevsiz_cu <text:s text:c="25"/>= 1 <text:s text:c="7"/>! number of levels in global aerosol data: 30 for CESM input,</text:p>
      <text:p text:style-name="P1"><text:s text:c="50"/>set automatically</text:p>
      <text:p text:style-name="P1"/>
      <text:p text:style-name="P1"><text:s/>ncnvc (max_dom) <text:s text:c="20"/>= FOR NMM: number of fundamental timesteps between</text:p>
      <text:p text:style-name="P1"><text:s text:c="48"/>calls to convection; the value is set in Registry.NMM</text:p>
      <text:p text:style-name="P1"><text:s text:c="48"/>but is overridden by namelist value; cudt will be</text:p>
      <text:p text:style-name="P1"><text:s text:c="48"/>computed from this.</text:p>
      <text:p text:style-name="P1"/>
      <text:p text:style-name="P1"><text:s/>tprec (max_dom) <text:s text:c="20"/>= FOR NMM: number of hours in precipitation bucket</text:p>
      <text:p text:style-name="P1"><text:s/>theat (max_dom) <text:s text:c="20"/>= FOR NMM: number of hours in latent heating bucket</text:p>
      <text:p text:style-name="P1"><text:s/>tclod (max_dom) <text:s text:c="20"/>= FOR NMM: number of hours in cloud fraction average</text:p>
      <text:p text:style-name="P1"><text:s/>trdsw (max_dom) <text:s text:c="20"/>= FOR NMM: number of hours in short wave buckets</text:p>
      <text:p text:style-name="P1"><text:s/>trdlw (max_dom) <text:s text:c="20"/>= FOR NMM: number of hours in long wave buckets</text:p>
      <text:p text:style-name="P1"><text:s/>tsrfc (max_dom) <text:s text:c="20"/>= FOR NMM: number of hours in surface flux buckets</text:p>
      <text:p text:style-name="P1"><text:s/>pcpflg (max_dom) <text:s text:c="19"/>= FOR NMM: logical switch for precipitation assimilation</text:p>
      <text:p text:style-name="P1"/>
      <text:p text:style-name="P1"><text:s/>isfflx <text:s text:c="29"/>= 1,<text:tab/>! heat and moisture fluxes from the surface</text:p>
      <text:p text:style-name="P1"><text:s text:c="50"/>(only works for sf_sfclay_physics = 1,5,7,11)</text:p>
      <text:p text:style-name="P1"><text:s text:c="50"/>1 = with fluxes from the surface </text:p>
      <text:p text:style-name="P1"><text:s text:c="50"/>0 = no flux from the surface</text:p>
      <text:p text:style-name="P1"><text:s text:c="54"/>with bl_pbl_physics=0 this uses tke_drag_coefficient</text:p>
      <text:p text:style-name="P1"><text:s text:c="54"/>and tke_heat_flux in vertical diffusion</text:p>
      <text:p text:style-name="P1"><text:s text:c="50"/>2 = use drag from sf_sfclay_physics and heat flux from</text:p>
      <text:p text:style-name="P1"><text:soft-page-break/><text:s text:c="54"/>tke_heat_flux with bl_pbl_physics=0</text:p>
      <text:p text:style-name="P1"><text:s/>ideal_xland <text:s text:c="24"/>= 1, <text:s text:c="6"/>! sets XLAND (1=land,2=water) for ideal cases with no input land-use</text:p>
      <text:p text:style-name="P1"><text:s text:c="54"/>run-time switch for wrf.exe physics_init (default 1 as before)</text:p>
      <text:p text:style-name="P1"><text:s/>ifsnow <text:s text:c="29"/>= 1,<text:tab/>! snow-cover effects</text:p>
      <text:p text:style-name="P1"><text:s text:c="50"/>(only works for sf_surface_physics = 1)</text:p>
      <text:p text:style-name="P1"><text:s text:c="50"/>1 = with snow-cover effect</text:p>
      <text:p text:style-name="P1"><text:s text:c="50"/>0 = without snow-cover effect</text:p>
      <text:p text:style-name="P1"><text:s/>icloud <text:s text:c="29"/>= 1,<text:tab/>! cloud effect to the optical depth in radiation</text:p>
      <text:p text:style-name="P1"><text:s text:c="50"/>(only works for ra_sw_physics = 1,4 and ra_lw_physics = 1,4)</text:p>
      <text:p text:style-name="P1"><text:s text:c="50"/>Since 3.6, this also controls the cloud fraction options</text:p>
      <text:p text:style-name="P1"><text:s text:c="50"/>1 = with cloud effect, and use cloud fraction option 1</text:p>
      <text:p text:style-name="P1"><text:s text:c="54"/>(Xu-Randall method) </text:p>
      <text:p text:style-name="P1"><text:s text:c="50"/>0 = without cloud effect</text:p>
      <text:p text:style-name="P1"><text:s text:c="50"/>2 = with cloud effect, and use cloud fraction option 2 (0/1 based</text:p>
      <text:p text:style-name="P1"><text:s text:c="54"/>on threshold</text:p>
      <text:p text:style-name="P1"><text:s text:c="50"/>3 = with cloud effect, and use cloud fraction option 3, based on</text:p>
      <text:p text:style-name="P1"><text:s text:c="54"/>Sundqvist et al. (1989) (since 3.7)</text:p>
      <text:p text:style-name="P1"><text:s/>insert_init_cloud <text:s text:c="18"/>= .false., ! Default</text:p>
      <text:p text:style-name="P1"><text:s text:c="37"/>= .true., <text:s/>! For use with cold start (zero cloud fields), this option will</text:p>
      <text:p text:style-name="P1"><text:s text:c="50"/>use the icloud=3 scheme to produce initial cloud water and cloud</text:p>
      <text:p text:style-name="P1"><text:s text:c="50"/>ice fields as well as ensure initial water vapor field matches</text:p>
      <text:p text:style-name="P1"><text:s text:c="50"/>saturation, which retains clouds beyond the first few timesteps.</text:p>
      <text:p text:style-name="P1"><text:s/>swrad_scat <text:s text:c="25"/>= 1. <text:s text:c="6"/>! scattering tuning parameter (default 1. is 1.e-5 m2/kg)</text:p>
      <text:p text:style-name="P1"><text:s text:c="50"/>(works for ra_sw_physics = 1 option only)</text:p>
      <text:p text:style-name="P1"><text:s/>surface_input_source <text:s text:c="15"/>= 3,<text:tab/>! where landuse and soil category data come from:</text:p>
      <text:p text:style-name="P1"><text:s text:c="50"/>1 = WPS/geogrid but with dominant categories recomputed</text:p>
      <text:p text:style-name="P1"><text:s text:c="50"/>2 = GRIB data from another model (only possible</text:p>
      <text:p text:style-name="P1"><text:s text:c="54"/>(VEGCAT/SOILCAT are in met_em files from WPS)</text:p>
      <text:p text:style-name="P1"><text:s text:c="50"/>3 = use dominant land and soil categories from WPS/geogrid (default since 3.8)</text:p>
      <text:p text:style-name="P1"/>
      <text:p text:style-name="P1"><text:s/>num_soil_layers <text:s text:c="20"/>= 5,<text:tab/>! number of soil layers in land surface model</text:p>
      <text:p text:style-name="P1"><text:s text:c="50"/>= 5: thermal diffusion scheme</text:p>
      <text:p text:style-name="P1"><text:s text:c="50"/>= 4: Noah landsurface model</text:p>
      <text:p text:style-name="P1"><text:s text:c="50"/>= 6 or 9: RUC landsurface model</text:p>
      <text:p text:style-name="P1"><text:s text:c="50"/>= 10: CLM4 landsurface model</text:p>
      <text:p text:style-name="P1"><text:s text:c="50"/>= 2: Pleim-Xu landsurface model</text:p>
      <text:p text:style-name="P1"><text:s text:c="50"/>= 3: SSiB landsurface model</text:p>
      <text:p text:style-name="P7"><text:s/>num_land_cat <text:s text:c="23"/>= 21, <text:s text:c="5"/>! number of land categories in input data.</text:p>
      <text:p text:style-name="P1"><text:s text:c="50"/>24 - for USGS (default); 20 for MODIS</text:p>
      <text:p text:style-name="P1"><text:s text:c="50"/>28 - for USGS if including lake category</text:p>
      <text:p text:style-name="P1"><text:s text:c="50"/>21 - for MODIS if including lake category (default since 3.8)</text:p>
      <text:p text:style-name="P1"><text:tab/><text:tab/><text:tab/><text:tab/><text:tab/><text:tab/> <text:s/>40 - for NCLD</text:p>
      <text:p text:style-name="P1"><text:s/>use_wudapt_lcz <text:s text:c="21"/>= 0, <text:s text:c="6"/>! Option to use WUDAPT LCZ urban landuse categories, along with standard</text:p>
      <text:p text:style-name="P1"><text:tab/><text:tab/><text:tab/><text:tab/><text:tab/><text:tab/> <text:s/>urban classes (31-33). </text:p>
      <text:p text:style-name="P1"><text:s text:c="50"/>= 0: use the traditional 33 landuse classes (31-33 for urban)</text:p>
      <text:p text:style-name="P1"><text:s text:c="50"/>= 1: use the WUDAPT LCZ urban landuse categories</text:p>
      <text:p text:style-name="P1"><text:tab/><text:tab/><text:tab/><text:tab/><text:tab/><text:tab/><text:tab/>* Note: If the number of urban category in the input files is</text:p>
      <text:p text:style-name="P1"><text:tab/><text:tab/><text:tab/><text:tab/><text:tab/><text:tab/><text:tab/> <text:s/>inconsistent with the namelist option, error messages will occur.</text:p>
      <text:p text:style-name="P1"><text:tab/><text:tab/><text:tab/><text:tab/><text:tab/><text:tab/><text:tab/> <text:s/>The method to create the LCZ data is described here: http://www.wudapt.org/</text:p>
      <text:p text:style-name="P1"><text:s/>num_soil_cat <text:s text:c="23"/>= 16, <text:s text:c="5"/>! number of soil categories in input data</text:p>
      <text:p text:style-name="P1"/>
      <text:p text:style-name="P1"><text:s/>pxlsm_smois_init(max_dom) <text:s text:c="10"/>= 1 <text:s text:c="7"/>! PXLSM Soil moisture initialization option </text:p>
      <text:p text:style-name="P1"><text:s text:c="51"/>0 - From analysis, 1 - From moisture availability</text:p>
      <text:p text:style-name="P1"><text:s text:c="51"/>or SLMO in LANDUSE.TBL</text:p>
      <text:p text:style-name="P1"><text:s/>pxlsm_modis_veg <text:s text:c="20"/>= 1, <text:s text:c="6"/>! PX LSM LAI and VEGFRA </text:p>
      <text:p text:style-name="P1"><text:s text:c="51"/>0 - Old PX method that uses PX landuse look-up table</text:p>
      <text:p text:style-name="P1"><text:s text:c="51"/>1 - Use VEGFRA and LAI in wrflowinp_d0* file</text:p>
      <text:p text:style-name="P1"><text:s text:c="51"/>Note: Values used are called VEGF_PX and LAI_PX in output.</text:p>
      <text:p text:style-name="P1"/>
      <text:p text:style-name="P1"><text:s/>maxiens <text:s text:c="28"/>= 1, <text:s text:c="6"/>! Grell-Devenyi only</text:p>
      <text:p text:style-name="P1"><text:s/>maxens <text:s text:c="29"/>= 3, <text:s text:c="6"/>! G-D only</text:p>
      <text:p text:style-name="P1"><text:s/>maxens2 <text:s text:c="28"/>= 3, <text:s text:c="6"/>! G-D only</text:p>
      <text:p text:style-name="P1"><text:s/>maxens3 <text:s text:c="28"/>= 16 <text:s text:c="6"/>! G-D only</text:p>
      <text:p text:style-name="P1"><text:s/>ensdim <text:s text:c="29"/>= 144 <text:s text:c="5"/>! G-D only</text:p>
      <text:p text:style-name="P1"><text:s text:c="50"/>These are recommended numbers. If you would like to use</text:p>
      <text:p text:style-name="P1"><text:s text:c="50"/>any other number, consult the code, know what you are doing.</text:p>
      <text:p text:style-name="P1"><text:s/>seaice_threshold <text:s text:c="19"/>= 100. <text:s text:c="4"/>! tsk &lt; seaice_threshold, if water point and 5-layer slab</text:p>
      <text:p text:style-name="P1"><text:s text:c="50"/>scheme, set to land point and permanent ice; if water point</text:p>
      <text:p text:style-name="P1"><text:s text:c="50"/>and Noah scheme, set to land point, permanent ice, set temps</text:p>
      <text:p text:style-name="P1"><text:s text:c="50"/>from 2 m to surface, and set smois and sh2o. The default value has changed</text:p>
      <text:p text:style-name="P1"><text:s text:c="50"/>from 271 to 100 K in v3.5.1 to avoid mixed-up use with fractional seaice input</text:p>
      <text:p text:style-name="P1"><text:s text:c="50"/>Used by land model option 1,2,3,4 and 8</text:p>
      <text:p text:style-name="P1"><text:s/>sst_update <text:s text:c="25"/>= 0 <text:s text:c="7"/>! time-varying sea-surface temp (0=no, 1=yes). If selected real </text:p>
      <text:p text:style-name="P1"><text:s text:c="50"/>puts SST, XICE, ALBEDO and VEGFRA in wrflowinp_d01 file, and wrf updates </text:p>
      <text:p text:style-name="P1"><text:s text:c="50"/>these from it at same interval as boundary file. Also requires</text:p>
      <text:p text:style-name="P1"><text:s text:c="50"/>namelists in &amp;time_control: auxinput4_interval, auxinput4_end_h,</text:p>
      <text:p text:style-name="P1"><text:s text:c="50"/>auxinput4_inname = "wrflowinp_d&lt;domain&gt;", </text:p>
      <text:p text:style-name="P1"><text:s text:c="50"/>and in V3.2 io_form_auxinput4</text:p>
      <text:p text:style-name="P1"><text:s/>usemonalb <text:s text:c="26"/>= .false. <text:s/>! use monthly albedo map instead of table value</text:p>
      <text:p text:style-name="P1"><text:s text:c="50"/>(must be set to true for NMM, and recommended for sst_update=1)</text:p>
      <text:p text:style-name="P1"><text:s/>rdmaxalb <text:s text:c="27"/>= .true. <text:s text:c="2"/>! use snow albedo from geogrid; false means using values from table</text:p>
      <text:p text:style-name="P1"><text:s/>rdlai2d <text:s text:c="28"/>= .false. <text:s/>! use LAI from input; false means using values from table</text:p>
      <text:p text:style-name="P1"><text:s text:c="50"/>if sst_update=1, LAI will also be in wrflowinp file</text:p>
      <text:p text:style-name="P1"><text:s/>dust_emis <text:s text:c="26"/>= 0 <text:s text:c="7"/>! Enable (0=no, 1=yes) surface dust emission scheme to enter mp_physics=28 QNIFA (ice-friendly aerosol variable)</text:p>
      <text:p text:style-name="P1"><text:s/>erosion_dim <text:s text:c="24"/>= 3 <text:s text:c="7"/>! In conjunction with dust_emis=1, this value can only be set equal to 3 (erodibility information)</text:p>
      <text:p text:style-name="P1"><text:s/>bucket_mm <text:s text:c="26"/>= -1. <text:s text:c="5"/>! bucket reset value for water accumulations (value in mm, -1.=inactive)</text:p>
      <text:p text:style-name="P1"><text:s/>bucket_J <text:s text:c="27"/>= -1. <text:s text:c="5"/>! bucket reset value for energy accumulations (value in J, -1.=inactive)</text:p>
      <text:p text:style-name="P1"><text:s/>tmn_update <text:s text:c="25"/>= 0 <text:s text:c="7"/>! update deep soil temperature (1, yes; 0, no)</text:p>
      <text:p text:style-name="P1"><text:s/>lagday <text:s text:c="29"/>= 150 <text:s text:c="5"/>! days over which tmn is computed using skin temperature</text:p>
      <text:p text:style-name="P1"><text:s/>sst_skin <text:s text:c="27"/>= 0 <text:s text:c="7"/>! calculate skin SST</text:p>
      <text:p text:style-name="P1"><text:s/>slope_rad (max_dom) <text:s text:c="16"/>= 0 <text:s text:c="7"/>! slope effects for solar radiation (1=on, 0=off)</text:p>
      <text:p text:style-name="P1"><text:s/>topo_shading (max_dom) <text:s text:c="13"/>= 0 <text:s text:c="7"/>! neighboring-point shadow effects for solar radiation (1=on, 0=off)</text:p>
      <text:p text:style-name="P1"><text:s/>shadlen <text:s text:c="28"/>= 25000. <text:s text:c="2"/>! max shadow length in meters for topo_shading=1</text:p>
      <text:p text:style-name="P1"><text:s/>sf_ocean_physics <text:s text:c="19"/>= 0 <text:s text:c="7"/>! activate ocean model (0=no, 1=1d mixed layer; 2=3D PWP, no bathymetry)</text:p>
      <text:p text:style-name="P1"><text:s/>oml_hml0 <text:s text:c="27"/>= 50 <text:s text:c="6"/>! oml model can be initialized with a constant depth everywhere (m)</text:p>
      <text:p text:style-name="P1"><text:s text:c="50"/>&lt; 0, oml is initialized with real-time ocean mixed depth</text:p>
      <text:p text:style-name="P1"><text:s text:c="50"/>= 0, oml is initialized with climatological ocean mixed depth</text:p>
      <text:p text:style-name="P1"><text:s/>oml_gamma <text:s text:c="26"/>= 0.14 <text:s text:c="4"/>! oml deep water lapse rate (K m-1)</text:p>
      <text:p text:style-name="P1"><text:s/>oml_relaxation_time <text:s text:c="16"/>= 0. <text:s text:c="6"/>! Relaxation time (in second) of mixed layer ocean model back to original values </text:p>
      <text:p text:style-name="P1"><text:s text:c="50"/>(an example value is 259200 sec. (3 days)) (new in 3.8)</text:p>
      <text:p text:style-name="P1"><text:s/>omdt <text:s text:c="31"/>= 1. <text:s text:c="6"/>! 3D PWP time step (min). <text:s/>It can be set to be the same as WRF time step </text:p>
      <text:p text:style-name="P1"><text:s text:c="50"/>in corresponding nested grids, but omdt should be no less than 1.0 minute.</text:p>
      <text:p text:style-name="P1"><text:s/>ocean_levels <text:s text:c="23"/>= 30 <text:s text:c="6"/>! number of vertical levels in 3DPWP. Note that the depth of each ocean </text:p>
      <text:p text:style-name="P1"><text:s text:c="50"/>model layers is specified in OM_DEPTH in wrfinput_d01</text:p>
      <text:p text:style-name="P1"><text:s/>traj_opt <text:s text:c="27"/>= 0 <text:s text:c="7"/>! Forward trajectory calculation (Lee and Chen 2013)</text:p>
      <text:p text:style-name="P1"><text:s/>num_traj <text:s text:c="27"/>= 1000 <text:s text:c="4"/>! number of trajectories to be released</text:p>
      <text:p text:style-name="P1"><text:s/>isftcflx <text:s text:c="27"/>= 0 <text:s text:c="7"/>! alternative Ck, Cd formulation for tropical storm application </text:p>
      <text:p text:style-name="P1"><text:s text:c="50"/>sf_sfclay=1 and 11</text:p>
      <text:p text:style-name="P1"><text:s text:c="50"/>0=default</text:p>
      <text:p text:style-name="P1"><text:s text:c="50"/>1=Donelan Cd + const z0q </text:p>
      <text:p text:style-name="P1"><text:soft-page-break/><text:s text:c="50"/>2=Donelan Cd + Garratt </text:p>
      <text:p text:style-name="P1"><text:s text:c="50"/>sf_sfclay=5</text:p>
      <text:p text:style-name="P1"><text:s text:c="50"/>(default) =0: z0, zt, and zq from COARE3.0 (Fairall et al 2003)</text:p>
      <text:p text:style-name="P1"><text:s text:c="60"/>=1: z0 from Davis et al (2008), zt &amp; zq from COARE3.0</text:p>
      <text:p text:style-name="P1"><text:s text:c="60"/>=2: z0 from Davis et al (2008), zt &amp; zq from Garratt (1992)</text:p>
      <text:p text:style-name="P1"><text:s/>fractional_seaice <text:s text:c="18"/>= 0 <text:s text:c="7"/>! treat sea-ice as fractional field (1) or ice/no-ice flag (0)</text:p>
      <text:p text:style-name="P1"><text:s text:c="50"/>works for sf_sfclay_physics=1,2,3,4,5,7,and 91 </text:p>
      <text:p text:style-name="P1"><text:s text:c="50"/>If fractional_seaice = 1, also set seaice_threshold = 0.</text:p>
      <text:p text:style-name="P1"><text:s/>seaice_albedo_opt <text:s text:c="18"/>= 0 <text:s text:c="7"/>! option to set albedo over sea ice</text:p>
      <text:p text:style-name="P1"><text:s text:c="48"/>! 0 = seaice albedo is a constant value from namelist option seaice_albedo_default</text:p>
      <text:p text:style-name="P1"><text:s text:c="48"/>! 1 = seaice albedo is f(Tair,Tskin,Snow) following Mills (2011) for Arctic Ocean</text:p>
      <text:p text:style-name="P1"><text:s text:c="48"/>! 2 = seaice albedo read in from input variable ALBSI</text:p>
      <text:p text:style-name="P1"><text:s/>seaice_albedo_default <text:s text:c="14"/>= <text:s/>0.65 <text:s text:c="3"/>! default value of seaice albedo for seaice_albedo_opt=0</text:p>
      <text:p text:style-name="P1"><text:s/>seaice_snowdepth_opt <text:s text:c="15"/>= 0 <text:s text:c="7"/>! method for treating snow depth on sea ice</text:p>
      <text:p text:style-name="P1"><text:s text:c="48"/>! 0 = snow depth on sea ice is bounded by seaice_snowdepth_min and seaice_snowdepth_max</text:p>
      <text:p text:style-name="P1"><text:s text:c="48"/>! 1 = snow depth on sea ice read in from input array SNOWSI (bounded by </text:p>
      <text:p text:style-name="P1"><text:s text:c="48"/>; <text:s text:c="4"/>seaice_snowdepth_min and seaice_snodepth_max)</text:p>
      <text:p text:style-name="P1"><text:s/>seaice_snowdepth_max <text:s text:c="15"/>= 1.E10 <text:s text:c="3"/>! maximum allowed accumulation of snow (m) on sea ice</text:p>
      <text:p text:style-name="P1"><text:s/>seaice_snowdepth_min <text:s text:c="15"/>= 0.001 <text:s text:c="3"/>! minimum snow depth (m) on sea ice</text:p>
      <text:p text:style-name="P1"><text:s/>seaice_thickness_opt <text:s text:c="15"/>= 0 <text:s text:c="7"/>! option for treating seaice thickness</text:p>
      <text:p text:style-name="P1"><text:s text:c="48"/>! 0 = seaice thickness is uniform value taken from namelist variable seaice_thickness_default</text:p>
      <text:p text:style-name="P1"><text:s text:c="48"/>! 1 = seaice_thickness is read in from input variable ICEDEPTH</text:p>
      <text:p text:style-name="P1"><text:s/>seaice_thickness_default <text:s text:c="11"/>= 3.0 <text:s text:c="5"/>! default value of seaice thickness for seaice_thickness_opt=0</text:p>
      <text:p text:style-name="P1"><text:s/>tice2tsk_if2cold <text:s text:c="19"/>= .false. <text:s/>! set Tice to Tsk to avoid unrealistically low sea ice temperatures</text:p>
      <text:p text:style-name="P1"><text:s/>iz0tlnd <text:s text:c="28"/>= 0 <text:s text:c="7"/>! thermal roughness length for sfclay (0 = old, 1 = veg dependent Chen-Zhang Czil,</text:p>
      <text:p text:style-name="P1"><text:s text:c="54"/>2 = Zilitinkevitch (czil=0.1))</text:p>
      <text:p text:style-name="P1"><text:s text:c="54"/>for mynn sfc (0=Zilitinkevitch (def),1=Chen-Zhang,2=mod Yang,3=const zt)</text:p>
      <text:p text:style-name="P1"><text:s/>mp_tend_lim <text:s text:c="24"/>= 10., <text:s text:c="4"/>! limit on temp tendency from mp latent heating from radar data assimilation</text:p>
      <text:p text:style-name="P1"><text:s/>prec_acc_dt (max_dom) <text:s text:c="14"/>= 0., <text:s text:c="5"/>! number of minutes in precipitation bucket (ARW only) - will add three</text:p>
      <text:p text:style-name="P1"><text:s text:c="50"/>new 2d output fields: prec_acc_c, prec_acc_nc and snow_acc_nc</text:p>
      <text:p text:style-name="P1"><text:s/>topo_wind (max_dom) <text:s text:c="16"/>= 0, <text:s text:c="6"/>! 1 = improve effect of topography for surface winds.</text:p>
      <text:p text:style-name="P1"><text:s/>ua_phys <text:s text:c="28"/>= .false. <text:s/>! Option to activate UA Noah changes: a different snow-cover physics in</text:p>
      <text:p text:style-name="P1"><text:s text:c="50"/>Noah, aimed particularly toward improving treatment of snow as it relates </text:p>
      <text:p text:style-name="P1"><text:s text:c="50"/>to the vegetation canopy. Also uses new columns added in VEGPARM.TBL</text:p>
      <text:p text:style-name="P1"><text:s/>do_radar_ref<text:tab/><text:tab/><text:tab/> <text:s text:c="4"/>= 0, <text:tab/>! 1 = allows radar reflectivity to be computed using mp-scheme-specific</text:p>
      <text:p text:style-name="P1"><text:s/><text:tab/><text:tab/><text:tab/><text:tab/><text:tab/><text:tab/> <text:s/>parameters. <text:s/>Currently works for mp_physics = 2,4,6,7,8,10,14,16,28</text:p>
      <text:p text:style-name="P1"><text:s/>hailcast_opt (max_dom) <text:s text:c="13"/>= 0, <text:tab/>! 1 = 1-D hail growth model which predicts 1st-5th rank-ordered hail diameters, mean hail </text:p>
      <text:p text:style-name="P1"><text:s text:c="50"/>diameter and standard deviation of hail diameter. (Adams-Selin and Ziegler, MWR Dec 2016.) </text:p>
      <text:p text:style-name="P1"><text:s text:c="50"/>Updated in V3.9, replacing afwa_hailcast_opt in previous versions.</text:p>
      <text:p text:style-name="P1"><text:s/>haildt (max_dom) <text:s text:c="19"/>= 0., <text:s text:c="5"/>! seconds between WRF-HAILCAST calls (s)</text:p>
      <text:p text:style-name="P1"><text:tab/><text:tab/><text:tab/><text:tab/></text:p>
      <text:p text:style-name="P1">Namelist variables for lake module: </text:p>
      <text:p text:style-name="P1"/>
      <text:p text:style-name="P1"><text:s/>sf_lake_physics(max_dom) <text:s text:c="11"/>= 1, <text:s text:c="6"/>! lake model on/off </text:p>
      <text:p text:style-name="P1"><text:s/>lakedepth_default(max_dom) <text:s text:c="9"/>= 50, <text:s text:c="5"/>! default lake depth (If there is no lake_depth information in the input data, then lake depth </text:p>
      <text:p text:style-name="P1"><text:s text:c="50"/>is assumed to be 50m) <text:s/></text:p>
      <text:p text:style-name="P1"><text:s/>lake_min_elev(max_dom) <text:s text:c="13"/>= 5, <text:s text:c="6"/>! minimum elevation of lakes. May be used to determine whether a water point is a lake in the absence of lake</text:p>
      <text:p text:style-name="P1"><text:s text:c="50"/>category. If the landuse type includes 'lake' (i.e. Modis_lake and USGS_LAKE), this variable is of no effects. </text:p>
      <text:p text:style-name="P1"><text:s/>use_lakedepth (max_dom) <text:s text:c="12"/>= 1, <text:s text:c="6"/>! option to use lake depth data. Lake depth data is available from 3.6 geogrid program. If one didn't process</text:p>
      <text:p text:style-name="P1"><text:s text:c="50"/>the lake depth data, but this switch is set to 1, the program will stop and tell one to go back to geogrid</text:p>
      <text:p text:style-name="P1"><text:s text:c="50"/>program. </text:p>
      <text:p text:style-name="P1"><text:s text:c="50"/>= 0, do not use lake depth data.</text:p>
      <text:p text:style-name="P1"><text:s/>lightning_option (max_dom) <text:s text:c="22"/>Lightning parameterization option to allow flash rate prediction without chemistry</text:p>
      <text:p text:style-name="P1"><text:s text:c="37"/>= 0 <text:s text:c="7"/>! off</text:p>
      <text:p text:style-name="P1"><text:s text:c="37"/>= 1 <text:s text:c="7"/>! PR92 based on maximum w, redistributes flashes within dBZ &gt; 20 (for convection resolved runs; must also use </text:p>
      <text:p text:style-name="P1"><text:tab/><text:tab/><text:tab/><text:tab/> <text:s text:c="4"/><text:tab/><text:tab/> <text:s/>do_radar_ref = 1, and mp_physics = 2,4,6,7,8,10,14, or 16)</text:p>
      <text:p text:style-name="P1"><text:s text:c="37"/>= 2 <text:s text:c="7"/>! PR92 based on 20 dBZ top, redistributes flashes within dBZ &gt; 20 (for convection resolved runs; must also use </text:p>
      <text:p text:style-name="P1"><text:tab/><text:tab/><text:tab/><text:tab/> <text:s text:c="4"/><text:tab/><text:tab/> <text:s/>do_radar_ref = 1, and mp_physics = 2,4,6,7,8,10,14, or 16)</text:p>
      <text:p text:style-name="P1"><text:s text:c="37"/>= 3 <text:s text:c="7"/>! Predicting the potential for lightning activity (based on Yair et al, 2010, J. Geophys. Res., 115, D04205, doi:10.1029/2008JD010868) </text:p>
      <text:p text:style-name="P1"><text:s text:c="37"/>= 11 <text:s text:c="6"/>! PR92 based on level of neutral buoyancy from convective parameterization (for scales</text:p>
      <text:p text:style-name="P1"><text:s text:c="50"/>where a CPS is used, intended for use at 10 &lt; dx &lt; 50 km; must also use cu_physics = 5 or 93)</text:p>
      <text:p text:style-name="P1"><text:s/>lightning_dt <text:s/>(max_dom) <text:s text:c="12"/>= 0. <text:s text:c="6"/>! time interval (seconds) for calling lightning parameterization. Default uses model time step</text:p>
      <text:p text:style-name="P1"><text:s/>lightning_start_seconds (max_dom) <text:s text:c="2"/>= 0. <text:s text:c="6"/>! Start time for calling lightning parameterization. Recommends at least 10 minutes for spin-up.</text:p>
      <text:p text:style-name="P1"><text:s/>flashrate_factor <text:s/>(max_dom) <text:s text:c="8"/>= 1.0 <text:s text:c="5"/>! Factor to adjust the predicted number of flashes. Recommends 1.0 for lightning_option = 11</text:p>
      <text:p text:style-name="P1"><text:s text:c="50"/>between dx=10 and 50 km. Manual tuning recommended for all other options independently</text:p>
      <text:p text:style-name="P1"><text:s text:c="50"/>for each nest.</text:p>
      <text:p text:style-name="P1"><text:s/>cellcount_method (max_dom) <text:s text:c="22"/>Method for counting storm cells. Used by CRM options (lightning_options=1,2).</text:p>
      <text:p text:style-name="P1"><text:s text:c="37"/>= 0, <text:s text:c="6"/>! model determines method used</text:p>
      <text:p text:style-name="P1"><text:s text:c="37"/>= 1, <text:s text:c="6"/>! tile-wide, appropriate for large domains</text:p>
      <text:p text:style-name="P1"><text:s text:c="37"/>= 2, <text:s text:c="6"/>! domain-wide, appropriate for sing-storm domains</text:p>
      <text:p text:style-name="P1"><text:s/>cldtop_adjustment (max_dom) <text:s text:c="8"/>= 0. <text:s text:c="6"/>! Adjustment from LNB in km. Used by lightning_option=11. Default is 0, but recommends 2 km</text:p>
      <text:p text:style-name="P1"><text:s/>iccg_method (max_dom) <text:s text:c="27"/>IC:CG partitioning method (IC: intra-cloud; CG: cloud-to-ground)</text:p>
      <text:p text:style-name="P1"><text:s text:c="37"/>= 0 <text:s text:c="7"/>! Default method depending on lightning option, currently all options use iccg_method=2 by default</text:p>
      <text:p text:style-name="P1"><text:s text:c="37"/>= 1 <text:s text:c="7"/>! Constant everywhere, set with namelist options iccg_prescribed (num|den)#, default is 0./1. (all CG).</text:p>
      <text:p text:style-name="P1"><text:s text:c="37"/>= 2 <text:s text:c="7"/>! Coarsely prescribed 1995-1999 NLDN/OTD climatology based on Boccippio et al. (2001)</text:p>
      <text:p text:style-name="P1"><text:s text:c="37"/>= 3 <text:s text:c="7"/>! Parameterization by Price and Rind (1993) based on cold-cloud depth</text:p>
      <text:p text:style-name="P1"><text:s text:c="37"/>= 4 <text:s text:c="7"/>! Gridded input via arrays iccg_in_(num|den) from wrfinput for monthly mapped ratios. </text:p>
      <text:p text:style-name="P1"><text:s text:c="50"/>Points with 0/0 values use ratio defined by iccg_prescribed_(num|den)</text:p>
      <text:p text:style-name="P1"><text:s/>iccg_prescribed_num (max_dom) <text:s text:c="6"/>= 0. <text:s text:c="6"/>! Numerator of user-specified prescribed IC:CG</text:p>
      <text:p text:style-name="P1"><text:s/>iccg_prescribed_den (max_dom) <text:s text:c="6"/>= 1. <text:s text:c="6"/>! Denominator of user-specified prescribed IC:CG</text:p>
      <text:p text:style-name="P1"><text:s/>ltng_temp_upper <text:s text:c="20"/>= -45. <text:s text:c="4"/>! Temperature (C) of upper peak of LNOx vertical distribution for IC lightning (used by &amp;chem lnox_opt=2).</text:p>
      <text:p text:style-name="P1"><text:s/>ltng_temp_lower <text:s text:c="20"/>= -15. <text:s text:c="4"/>! Temperatures (C) of lower peak of LNOx vertical distribution for both IC and CG lightning (used by &amp;chem lnox_opt=2).</text:p>
      <text:p text:style-name="P1"/>
      <text:p text:style-name="P1"><text:s/>madwrf_opt = 0 <text:s text:c="8"/>! MAD-WRF model: 0) Off, 1) Advect/diffuse hydrometeors (qcloud, qice, qsnow), <text:s/>2) Nudge advected/diffused hydrometeors to model state.</text:p>
      <text:p text:style-name="P1"><text:s/>madwrf_dt_relax = 60.0 ! Relaxation time for hydrometeor nudging [s]</text:p>
      <text:p text:style-name="P1"><text:s/>madwrf_dt_nudge = 60.0 ! Temporal period for hydrometeor nudging [min]</text:p>
      <text:p text:style-name="P1"><text:s/>madwrf_cldinit = 0 <text:s text:c="4"/>! Enhance cloud initialization: 0: Off, 1: On</text:p>
      <text:p text:style-name="P1"/>
      <text:p text:style-name="P1"/>
      <text:p text:style-name="P1">Options for wind turbine drag parameterization:</text:p>
      <text:p text:style-name="P1"/>
      <text:p text:style-name="P1"><text:s/>windfarm_opt (max_dom) <text:s text:c="12"/>= 0 <text:s text:c="8"/>! 1 = Simulates the effects of wind turbines in the atmospheric evolution</text:p>
      <text:p text:style-name="P1"><text:s/>windfarm_ij <text:s text:c="23"/>= 0 <text:s text:c="8"/>! whether to use lat-lon or i-j coordinate as wind turbine locations <text:s text:c="3"/></text:p>
      <text:p text:style-name="P1"><text:s text:c="48"/>! 0 = The coordinate of the turbines are defined in terms of lat-lon</text:p>
      <text:p text:style-name="P1"><text:s text:c="48"/>! 1 = The coordinate of the turbines are defined in terms of grid points</text:p>
      <text:p text:style-name="P1"><text:s/>windfarm_tke_factor <text:s text:c="15"/>= 0.25 <text:s text:c="5"/>! Correction factor applied to the TKE coefficient (deafault is 0.25, Archer et al. 2020)</text:p>
      <text:p text:style-name="P1"/>
      <text:p text:style-name="P1"/>
      <text:p text:style-name="P1">Stochastic parameterization schemes:</text:p>
      <text:p text:style-name="P1"/>
      <text:p text:style-name="P1"><text:soft-page-break/>&amp;stoch</text:p>
      <text:p text:style-name="P1">; Random perturbation field (rand_perturb=1) </text:p>
      <text:p text:style-name="P1"><text:s/>rand_perturb (max_dom) <text:s text:c="14"/>= 1 <text:s text:c="7"/>! Generate array with random perturbations for user-determined use, 1: on</text:p>
      <text:p text:style-name="P1"><text:s/>gridpt_stddev_rand_pert (max_dom) <text:s text:c="3"/>= 0.03 <text:s text:c="4"/>! Standard deviation of random perturbation field at each gridpoint.</text:p>
      <text:p text:style-name="P1"><text:s text:c="51"/>Determines amplitude of random perturbations</text:p>
      <text:p text:style-name="P1"><text:s/>lengthscale_rand_pert (max_dom) <text:s text:c="5"/>= 500000.0 ! Perturbation lengthscale (in m).</text:p>
      <text:p text:style-name="P1"><text:s/>timescale_rand_pert (max_dom) <text:s text:c="7"/>= 21600.0 <text:s/>! Temporal decorrelation of random field (in s).</text:p>
      <text:p text:style-name="P1"><text:s/>stddev_cutoff_rand_pert (max_dom) <text:s text:c="3"/>= 3.0 <text:s text:c="5"/>! Cutoff tails of perturbation pattern above this threshold standard deviation.</text:p>
      <text:p text:style-name="P1"><text:s/>rand_pert_vertstruc <text:s text:c="17"/>= 0 <text:s text:c="7"/>! Vertical structure for random perturbation field: 0=constant; 1=random phase with tilt</text:p>
      <text:p text:style-name="P1"><text:s/>iseed_rand_pert <text:s text:c="34"/>Seed for random number stream for rand_perturb. Will be</text:p>
      <text:p text:style-name="P1"><text:s text:c="51"/>combined with seed nens signifying ensemble member number and initial</text:p>
      <text:p text:style-name="P1"><text:s text:c="51"/>start time to ensure different random number streams for forecasts</text:p>
      <text:p text:style-name="P1"><text:s text:c="51"/>starting from different initial times and for different ensemble members.</text:p>
      <text:p text:style-name="P1"/>
      <text:p text:style-name="P1">; Stochastically perturbed physics tendencies (SPPT) (sppt=1)</text:p>
      <text:p text:style-name="P1"><text:s/>sppt (max_dom) <text:s text:c="22"/>= 0 <text:s text:c="7"/>! Stochastically perturbed physics tendencies (SPPT), 0: off, 1: on</text:p>
      <text:p text:style-name="P1"><text:s/>gridpt_stddev_sppt (max_dom) <text:s text:c="8"/>= 0.5 <text:s text:c="5"/>! Standard deviation of random perturbation field at each gridpoint.</text:p>
      <text:p text:style-name="P1"><text:s text:c="51"/>Determines amplitude of random perturbations</text:p>
      <text:p text:style-name="P1"><text:s/>lengthscale_sppt (max_dom) <text:s text:c="10"/>= 150000.0 ! Perturbation lengthscale (in m).</text:p>
      <text:p text:style-name="P1"><text:s/>timescale_sppt (max_dom) <text:s text:c="12"/>= 21600.0 <text:s/>! Temporal decorrelation of random field (in s).</text:p>
      <text:p text:style-name="P1"><text:s/>stddev_cutoff_sppt (max_dom) <text:s text:c="8"/>= 2.0 <text:s text:c="5"/>! Cutoff tails of perturbation pattern above this threshold standard deviation.</text:p>
      <text:p text:style-name="P1"><text:s/>iseed_sppt <text:s text:c="39"/>Seed for random number stream for sppt. Will be</text:p>
      <text:p text:style-name="P1"><text:s text:c="51"/>combined with seed nens signifying ensemble member number and initial</text:p>
      <text:p text:style-name="P1"><text:s text:c="51"/>start time to ensure different random number streams for forecasts</text:p>
      <text:p text:style-name="P1"><text:s text:c="51"/>starting from different initial times and for different ensemble members.</text:p>
      <text:p text:style-name="P1"/>
      <text:p text:style-name="P1">; Stochastic kinetic-energy backscatter scheme (SKEBS)(skebs=1):</text:p>
      <text:p text:style-name="P1"/>
      <text:p text:style-name="P1"><text:s/>skebs (max_dom) <text:s text:c="19"/>= 0 <text:s text:c="8"/>! stochastic kinetic-energy backscatter scheme, 0: off, 1: on</text:p>
      <text:p text:style-name="P1"><text:s/>tot_backscat_psi (max_dom) <text:s text:c="8"/>= 1.0E-05 <text:s text:c="2"/>! Controls amplitude of rotational wind perturbations</text:p>
      <text:p text:style-name="P1"><text:s/>tot_backscat_t (max_dom) <text:s text:c="10"/>= 1.0E-06 <text:s text:c="2"/>! Controls amplitude of potential temperature perturbations</text:p>
      <text:p text:style-name="P1"><text:s/>ztau_psi <text:s text:c="26"/>= 10800.0 <text:s text:c="2"/>! decorr. time of noise for psi perturb</text:p>
      <text:p text:style-name="P1"><text:s/>ztau_t <text:s text:c="28"/>= 10800.0 <text:s text:c="2"/>! decorr. time of noise for theta perturb</text:p>
      <text:p text:style-name="P1"><text:s/>rexponent_psi <text:s text:c="21"/>= -1.83 <text:s text:c="4"/>! spectral slope of forcing for psi</text:p>
      <text:p text:style-name="P1"><text:s/>rexponent_t <text:s text:c="23"/>= -1.83 <text:s text:c="4"/>! spectral slope of forcing for theta</text:p>
      <text:p text:style-name="P1"><text:s/>zsigma2_eps <text:s text:c="23"/>= 0.0833 <text:s text:c="3"/>! variance of noise for psi perturb</text:p>
      <text:p text:style-name="P1"><text:s/>zsigma2_eta <text:s text:c="23"/>= 0.0833 <text:s text:c="3"/>! variance of noise for theta perturb</text:p>
      <text:p text:style-name="P1"><text:s/>kminforc <text:s text:c="26"/>= 1 <text:s text:c="8"/>! min. forcing wavenumber in lon. for psi perturb</text:p>
      <text:p text:style-name="P1"><text:s/>lminforc <text:s text:c="26"/>= 1 <text:s text:c="8"/>! min. forcing wavenumber in lat. for psi perturb</text:p>
      <text:p text:style-name="P1"><text:s/>kminforct <text:s text:c="25"/>= 1 <text:s text:c="8"/>! min. forcing wavenumber in lon. for theta perturb</text:p>
      <text:p text:style-name="P1"><text:s/>lminforct <text:s text:c="25"/>= 1 <text:s text:c="8"/>! min. forcing wavenumber in lat. for theta perturb</text:p>
      <text:p text:style-name="P1"><text:s/>kmaxforc <text:s text:c="26"/>= 1000000 <text:s text:c="2"/>! max. forcing wavenumber in lon. for psi perturb</text:p>
      <text:p text:style-name="P1"><text:s/>lmaxforc <text:s text:c="26"/>= 1000000 <text:s text:c="2"/>! max. forcing wavenumber in lat. for psi perturb</text:p>
      <text:p text:style-name="P1"><text:s/>kmaxforct <text:s text:c="25"/>= 1000000 <text:s text:c="2"/>! max. forcing wavenumber in lon. for theta perturb</text:p>
      <text:p text:style-name="P1"><text:s/>lmaxforct <text:s text:c="25"/>= 1000000 <text:s text:c="2"/>! max. forcing wavenumber in lat. for theta perturb</text:p>
      <text:p text:style-name="P1"><text:s/>skebs_vertstruc <text:s text:c="19"/>= 0 <text:s text:c="8"/>! Vertical structure for random perturbation field: 0=constant; 1=random phase with tilt</text:p>
      <text:p text:style-name="P1"/>
      <text:p text:style-name="P1">Stochastically perturbed parameter scheme (SPP) (spp=1)</text:p>
      <text:p text:style-name="P1"><text:s/>sppt (max_dom) <text:s text:c="21"/>= 0 <text:s text:c="7"/>! Stochastically perturbed parameter (SPP) scheme for</text:p>
      <text:p text:style-name="P1"><text:s text:c="48"/>; GF convection scheme, MYNN boundary layer scheme and RUC LSM. 0: off, 1: on</text:p>
      <text:p text:style-name="P1"><text:s/>spp_conv (max_dom) <text:s text:c="17"/>= 0 <text:s text:c="7"/>! Perturb parameters of GF convection scheme only</text:p>
      <text:p text:style-name="P1"><text:s/>gridpt_stddev_spp_conv (max_dom) <text:s text:c="3"/>= 0.3 <text:s text:c="5"/>! Standard deviation of random perturbation field at each gridpoint.</text:p>
      <text:p text:style-name="P1"><text:s text:c="50"/>Determines amplitude of random perturbations</text:p>
      <text:p text:style-name="P1"><text:s/>lengthscale_spp_conv (max_dom) <text:s text:c="5"/>= 150000.0 ! Perturbation lengthscale (in m).</text:p>
      <text:p text:style-name="P1"><text:s/>timescale_spp_conv (max_dom) <text:s text:c="7"/>= 21600.0 <text:s/>! Temporal decorrelation of random field (in s).</text:p>
      <text:p text:style-name="P1"><text:s/>stddev_cutoff_spp_conv (max_dom) <text:s text:c="3"/>= 3.0 <text:s text:c="5"/>! Cutoff tails of perturbation pattern above this threshold standard deviation.</text:p>
      <text:p text:style-name="P1"><text:s/>iseed_spp_conv <text:s text:c="34"/>Seed for random number stream for spp_conv. Will be</text:p>
      <text:p text:style-name="P1"><text:s text:c="50"/>combined with seed nens signifying ensemble member number and initial</text:p>
      <text:p text:style-name="P1"><text:s text:c="50"/>start time to ensure different random number streams for forecasts</text:p>
      <text:p text:style-name="P1"><text:s text:c="50"/>starting from different initial times and for different ensemble members.</text:p>
      <text:p text:style-name="P1"><text:s/>spp_pbl (max_dom) <text:s text:c="18"/>= 0 <text:s text:c="7"/>! Perturb parameters of MYNN PBL scheme only</text:p>
      <text:p text:style-name="P1"><text:s/>gridpt_stddev_spp_pbl (max_dom) <text:s text:c="4"/>= 0.15 <text:s text:c="4"/>! Standard deviation of random perturbation field at each gridpoint.</text:p>
      <text:p text:style-name="P1"><text:s text:c="50"/>Determines amplitude of random perturbations</text:p>
      <text:p text:style-name="P1"><text:s/>lengthscale_spp_pbl (max_dom) <text:s text:c="6"/>= 70000.0 <text:s/>! Perturbation lengthscale (in m).</text:p>
      <text:p text:style-name="P1"><text:s/>timescale_spp_pbl (max_dom) <text:s text:c="8"/>= 21600.0 <text:s/>! Temporal decorrelation of random field (in s).</text:p>
      <text:p text:style-name="P1"><text:s/>stddev_cutoff_spp_pbl (max_dom) <text:s text:c="4"/>= 2.0 <text:s text:c="5"/>! Cutoff tails of perturbation pattern above this threshold standard deviation.</text:p>
      <text:p text:style-name="P1"><text:s/>iseed_spp_pbl <text:s text:c="35"/>Seed for random number stream for spp_pbl . Will be</text:p>
      <text:p text:style-name="P1"><text:s text:c="50"/>combined with seed nens signifying ensemble member number and initial</text:p>
      <text:p text:style-name="P1"><text:s text:c="50"/>start time to ensure different random number streams for forecasts</text:p>
      <text:p text:style-name="P1"><text:s text:c="50"/>starting from different initial times and for different ensemble members.</text:p>
      <text:p text:style-name="P1"><text:s/>spp_lsm (max_dom) <text:s text:c="18"/>= 0 <text:s text:c="7"/>! Perturb parameters of RUC LSM</text:p>
      <text:p text:style-name="P1"><text:s/>gridpt_stddev_spp_lsm (max_dom) <text:s text:c="4"/>= 0.3 <text:s text:c="5"/>! Standard deviation of random perturbation field at each gridpoint.</text:p>
      <text:p text:style-name="P1"><text:s text:c="48"/>; Determines amplitude of random perturbations</text:p>
      <text:p text:style-name="P1"><text:s/>lengthscale_spp_lsm (max_dom) <text:s text:c="6"/>= 50000.0 <text:s/>! Perturbation lengthscale (in m).</text:p>
      <text:p text:style-name="P1"><text:s/>timescale_spp_lsm (max_dom) <text:s text:c="8"/>= 86400.0 <text:s/>! Temporal decorrelation of random field (in s).</text:p>
      <text:p text:style-name="P1"><text:s/>stddev_cutoff_spp_lsm (max_dom) <text:s text:c="4"/>= 3.0 <text:s text:c="5"/>! Cutoff tails of perturbation pattern above this threshold standard deviation.</text:p>
      <text:p text:style-name="P1"><text:s/>iseed_spp_lsm <text:s text:c="35"/>Seed for random number stream for spp_lsm . Will be</text:p>
      <text:p text:style-name="P1"><text:s text:c="50"/>combined with seed nens signifying ensemble member number and initial</text:p>
      <text:p text:style-name="P1"><text:s text:c="50"/>start time to ensure different random number streams for forecasts</text:p>
      <text:p text:style-name="P1"><text:s text:c="50"/>starting from different initial times and for different ensemble members.</text:p>
      <text:p text:style-name="P1"/>
      <text:p text:style-name="P1">; Stochastic Perturbations to the boundary conditions?| (perturb_bdy)</text:p>
      <text:p text:style-name="P1"><text:s/>perturb_bdy <text:s text:c="23"/>= 0 <text:s text:c="8"/>! No boundary perturbations</text:p>
      <text:p text:style-name="P1"><text:s text:c="38"/>1 <text:s text:c="10"/>Use SKEBS pattern for boundary perturbations</text:p>
      <text:p text:style-name="P1"><text:s text:c="38"/>2 <text:s text:c="10"/>Use other user-provided pattern for boundary perturbations</text:p>
      <text:p text:style-name="P1"/>
      <text:p text:style-name="P1">; Stochastic perturbations to the boundary tendencies in WRF-CHEM (perturb_chem_bdy)</text:p>
      <text:p text:style-name="P1"><text:s/>perturb_chem_bdy <text:s text:c="32"/>Options for perturbing lateral boundaries of chemical tracers:</text:p>
      <text:p text:style-name="P1"><text:s text:c="50"/>0 = off; 1 = on with RAND_PERTURB pattern</text:p>
      <text:p text:style-name="P1"/>
      <text:p text:style-name="P1">; Common to all stochastic schemes</text:p>
      <text:p text:style-name="P1"><text:s text:c="2"/>nens <text:s text:c="31"/>=1 <text:s text:c="7"/>! Seed for random number stream. For ensemble forecasts this parameter needs to be</text:p>
      <text:p text:style-name="P1"><text:s text:c="50"/>different for each member. The seed is a function of initial start time</text:p>
      <text:p text:style-name="P1"><text:s text:c="50"/>to ensure different random number streams for forecasts starting from</text:p>
      <text:p text:style-name="P1"><text:s text:c="50"/>different initial times. Changing this seed changes the random number</text:p>
      <text:p text:style-name="P1"><text:s text:c="50"/>streams for all activated stochastic parameterization schemes.</text:p>
      <text:p text:style-name="P1"/>
      <text:p text:style-name="P1"/>
      <text:p text:style-name="P1">Options for use with the Noah-MP Land Surface Model:</text:p>
      <text:p text:style-name="P1"/>
      <text:p text:style-name="P1">&amp;noah_mp</text:p>
      <text:p text:style-name="P1"><text:s/>dveg <text:s text:c="30"/>= 4, <text:s text:c="7"/>! Noah-MP Dynamic Vegetation option:</text:p>
      <text:p text:style-name="P1"><text:s text:c="53"/>1 = Off (LAI from table; FVEG = shdfac)</text:p>
      <text:p text:style-name="P1"><text:s text:c="53"/>2 = On <text:s/>(LAI predicted; <text:s/>FVEG calculated)</text:p>
      <text:p text:style-name="P1"><text:s text:c="53"/>3 = Off (LAI from table; FVEG calculated)</text:p>
      <text:p text:style-name="P1"><text:s text:c="53"/>4 = Off (LAI from table; FVEG = maximum veg. fraction)</text:p>
      <text:p text:style-name="P1"><text:s text:c="53"/>5 = On <text:s/>(LAI predicted; <text:s/>FVEG = maximum veg. fraction)</text:p>
      <text:p text:style-name="P1"><text:s text:c="53"/>6 = On <text:s/>(use FVEG = SHDFAC from input)</text:p>
      <text:p text:style-name="P1"><text:s text:c="53"/>7 = Off (use input LAI; use FVEG = SHDFAC from input)</text:p>
      <text:p text:style-name="P1"><text:s text:c="53"/>8 = Off (use input LAI; calculate FVEG)</text:p>
      <text:p text:style-name="P1"><text:s text:c="53"/>9 = Off (use input LAI; use maximum vegetation fraction)</text:p>
      <text:p text:style-name="P1"><text:soft-page-break/><text:s/>opt_crs <text:s text:c="27"/>= 1, <text:s text:c="7"/>! Noah-MP Stomatal Resistance option:</text:p>
      <text:p text:style-name="P1"><text:s text:c="53"/>1 = Ball-Berry</text:p>
      <text:p text:style-name="P1"><text:s text:c="53"/>2 = Jarvis</text:p>
      <text:p text:style-name="P1"><text:s/>opt_sfc <text:s text:c="27"/>= 1 <text:s text:c="8"/>! Noah-MP surface layer drag coefficient calculation</text:p>
      <text:p text:style-name="P1"><text:s text:c="53"/>1 = Monin-Obukhov</text:p>
      <text:p text:style-name="P1"><text:s text:c="53"/>2 = original Noah (Chen97)</text:p>
      <text:p text:style-name="P1"><text:s/>opt_btr <text:s text:c="27"/>= 1, <text:s text:c="7"/>! Noah-MP Soil Moisture Factor for Stomatal Resistance</text:p>
      <text:p text:style-name="P1"><text:s text:c="53"/>1 = Noah</text:p>
      <text:p text:style-name="P1"><text:s text:c="53"/>2 = CLM</text:p>
      <text:p text:style-name="P1"><text:s text:c="53"/>3 = SSiB</text:p>
      <text:p text:style-name="P1"><text:s/>opt_run <text:s text:c="27"/>= 3, <text:s text:c="7"/>! Noah-MP Runoff and Groundwater option</text:p>
      <text:p text:style-name="P1"><text:s text:c="53"/>1 = TOPMODEL with groundwater</text:p>
      <text:p text:style-name="P1"><text:s text:c="53"/>2 = TOPMODEL with equilibrium water table</text:p>
      <text:p text:style-name="P1"><text:s text:c="53"/>3 = original surface and subsurface runoff (free drainage) - default</text:p>
      <text:p text:style-name="P1"><text:s text:c="53"/>4 = BATS surface and subsurface runoff (free drainage)</text:p>
      <text:p text:style-name="P1"><text:s text:c="53"/>5 = Miguez-Macho &amp; Fan groundwater scheme (Miguez-Macho et al. 2007 JGR; Fan et al. 2007 JGR)</text:p>
      <text:p text:style-name="P1"><text:s text:c="59"/>geogrid must have been run with GEOGRID.TBL.ARW.noahmp, use with caution</text:p>
      <text:p text:style-name="P1"><text:s/>opt_frz <text:s text:c="27"/>= 1, <text:s text:c="7"/>! Noah-MP Supercooled Liquid Water option</text:p>
      <text:p text:style-name="P1"><text:s text:c="53"/>1 = No iteration</text:p>
      <text:p text:style-name="P1"><text:s text:c="53"/>2 = Koren's iteration</text:p>
      <text:p text:style-name="P1"><text:s/>opt_inf <text:s text:c="27"/>= 1, <text:s text:c="7"/>! Noah-MP Soil Permeability option</text:p>
      <text:p text:style-name="P1"><text:s text:c="53"/>1 = Linear effects, more permeable</text:p>
      <text:p text:style-name="P1"><text:s text:c="53"/>2 = Non-linear effects, less permeable</text:p>
      <text:p text:style-name="P1"><text:s/>opt_rad <text:s text:c="27"/>= 3, <text:s text:c="7"/>! Noah-MP Radiative Transfer option</text:p>
      <text:p text:style-name="P1"><text:s text:c="53"/>1 = Modified two-stream (known to cause problems when vegetation fraction is small)</text:p>
      <text:p text:style-name="P1"><text:s text:c="53"/>2 = Two-stream applied to grid-cell</text:p>
      <text:p text:style-name="P1"><text:s text:c="53"/>3 = Two-stream applied to vegetated fraction</text:p>
      <text:p text:style-name="P1"><text:s/>opt_alb <text:s text:c="27"/>= 2, <text:s text:c="7"/>! Noah-MP Ground Surface Albedo option</text:p>
      <text:p text:style-name="P1"><text:s text:c="53"/>1 = BATS</text:p>
      <text:p text:style-name="P1"><text:s text:c="53"/>2 = CLASS</text:p>
      <text:p text:style-name="P1"><text:s/>opt_snf <text:s text:c="27"/>= 1, <text:s text:c="7"/>! Noah-MP Precipitation Partitioning between snow and rain</text:p>
      <text:p text:style-name="P1"><text:s text:c="53"/>1 = Jordan (1991)</text:p>
      <text:p text:style-name="P1"><text:s text:c="53"/>2 = BATS: <text:s/>Snow when SFCTMP &lt; TFRZ+2.2</text:p>
      <text:p text:style-name="P1"><text:s text:c="53"/>3 = Snow when SFCTMP &lt; TFRZ</text:p>
      <text:p text:style-name="P1"><text:s text:c="53"/>4 = Use WRF precipitation partitioning</text:p>
      <text:p text:style-name="P1"><text:s text:c="53"/>5 = Use wetbulb temperature (Wang et al., 2019 GRL)</text:p>
      <text:p text:style-name="P1"><text:s/>opt_tbot <text:s text:c="26"/>= 2, <text:s text:c="7"/>! Noah-MP Soil Temperature Lower Boundary Condition</text:p>
      <text:p text:style-name="P1"><text:s text:c="53"/>1 = Zero heat flux</text:p>
      <text:p text:style-name="P1"><text:s text:c="53"/>2 = TBOT at 8 m from input file</text:p>
      <text:p text:style-name="P1"><text:s/>opt_stc <text:s text:c="27"/>= 1, <text:s text:c="7"/>! Noah-MP Snow/Soil temperature time scheme</text:p>
      <text:p text:style-name="P1"><text:s text:c="53"/>1 = semi-implicit</text:p>
      <text:p text:style-name="P1"><text:s text:c="53"/>2 = full-implicit</text:p>
      <text:p text:style-name="P1"><text:s text:c="53"/>3 = semi-implicit where Ts uses snow cover fraction</text:p>
      <text:p text:style-name="P1"><text:s/>opt_gla <text:s text:c="27"/>= 1, <text:s text:c="7"/>! Noah-MP glacier treatment option (new in 3.8)</text:p>
      <text:p text:style-name="P1"><text:s text:c="53"/>1 = includes phase change</text:p>
      <text:p text:style-name="P1"><text:s text:c="53"/>2 = slab ice (Noah)</text:p>
      <text:p text:style-name="P1"><text:s/>opt_rsf <text:s text:c="27"/>= 1, <text:s text:c="7"/>! Noah-MP surface evaporation resistance option (new in 3.8)</text:p>
      <text:p text:style-name="P1"><text:s text:c="53"/>1 -&gt; Sakaguchi and Zeng, 2009</text:p>
      <text:p text:style-name="P1"><text:s text:c="53"/>2 -&gt; Sellers (1992)</text:p>
      <text:p text:style-name="P1"><text:s text:c="53"/>3 -&gt; adjusted Sellers to decrease RSURF for wet soil</text:p>
      <text:p text:style-name="P1"><text:s text:c="53"/>4 -&gt; option 1 for non-snow; rsurf = rsurf_snow for snow (set in MPTABLE)</text:p>
      <text:p text:style-name="P1"><text:s/>opt_soil <text:s text:c="26"/>= 1, <text:s text:c="7"/>! Noah-MP options for defining soil properties</text:p>
      <text:p text:style-name="P1"><text:s text:c="59"/>geogrid must have been run with GEOGRID.TBL.ARW.noahmp, use with caution</text:p>
      <text:p text:style-name="P1"><text:s text:c="53"/>1 -&gt; use input dominant soil texture</text:p>
      <text:p text:style-name="P1"><text:s text:c="53"/>2 -&gt; use input soil texture that varies with depth</text:p>
      <text:p text:style-name="P1"><text:s text:c="53"/>3 -&gt; use soil composition (sand, clay, orgm) and pedotransfer functions (OPT_PEDO)</text:p>
      <text:p text:style-name="P1"><text:s text:c="53"/>4 -&gt; use input soil properties (BEXP_3D, SMCMAX_3D, etc.) (not valid in WRF)</text:p>
      <text:p text:style-name="P1"><text:s/>opt_pedo <text:s text:c="26"/>= 1, <text:s text:c="7"/>! Noah-MP options for pedotransfer functions (used when OPT_SOIL = 3)</text:p>
      <text:p text:style-name="P1"><text:s text:c="58"/>geogrid must have been run with GEOGRID.TBL.ARW.noahmp, use with caution</text:p>
      <text:p text:style-name="P1"><text:s text:c="50"/>1 -&gt; Saxton and Rawls (2006)</text:p>
      <text:p text:style-name="P1"><text:s/>opt_crop <text:s text:c="26"/>= 0, <text:s text:c="7"/>! <text:s/>options for crop model</text:p>
      <text:p text:style-name="P1"><text:s text:c="59"/>geogrid must have been run with GEOGRID.TBL.ARW.noahmp, use with caution</text:p>
      <text:p text:style-name="P1"><text:s text:c="53"/>0 -&gt; No crop model, will run default dynamic vegetation</text:p>
      <text:p text:style-name="P1"><text:s text:c="53"/>1 -&gt; Liu, et al. 2016</text:p>
      <text:p text:style-name="P1"><text:s text:c="53"/>2 -&gt; Gecros (Genotype-by-Environment interaction on CROp growth Simulator) Yin and van Laar, 2005</text:p>
      <text:p text:style-name="P1"><text:s/></text:p>
      <text:p text:style-name="P1"><text:s/>opt_irr <text:s text:c="27"/>= 0, <text:s text:c="7"/>! <text:s/>options for irrigation scheme</text:p>
      <text:p text:style-name="P1"><text:s text:c="59"/>geogrid must have been run with GEOGRID.TBL.ARW.noahmp, use with caution</text:p>
      <text:p text:style-name="P1"><text:tab/> <text:s text:c="44"/>0 -&gt; No irrigation</text:p>
      <text:p text:style-name="P1"><text:s text:c="53"/>1 -&gt; Irrigation ON</text:p>
      <text:p text:style-name="P1"><text:s text:c="53"/>2 -&gt; irrigation trigger based on crop season Planting and harvesting dates</text:p>
      <text:p text:style-name="P1"><text:s text:c="53"/>3 -&gt; irrigation trigger based on LAI threshold</text:p>
      <text:p text:style-name="P1"><text:s/>opt_irrm <text:s text:c="26"/>= 0, <text:s text:c="7"/>! <text:s/>options for irrigation method (only if opt_irr &gt; 0)</text:p>
      <text:p text:style-name="P1"><text:s text:c="59"/>geogrid must have been run with GEOGRID.TBL.ARW.noahmp, use with caution</text:p>
      <text:p text:style-name="P1"><text:s text:c="53"/>0 -&gt; method based on geo_em fractions (all three methods are ON)</text:p>
      <text:p text:style-name="P1"><text:s text:c="53"/>1 -&gt; sprinkler method</text:p>
      <text:p text:style-name="P1"><text:s text:c="53"/>2 -&gt; micro/drip irrigation</text:p>
      <text:p text:style-name="P1"><text:s text:c="53"/>3 -&gt; surface flooding <text:s/></text:p>
      <text:p text:style-name="P1"><text:s/>/</text:p>
      <text:p text:style-name="P1"/>
      <text:p text:style-name="P1"><text:s/>&amp;fdda</text:p>
      <text:p text:style-name="P1"><text:s/>grid_fdda (max_dom) <text:s text:c="16"/>= 1 <text:s text:c="7"/>! grid-nudging fdda on (=0 off) for each domain</text:p>
      <text:p text:style-name="P1"><text:s text:c="37"/>= 2 <text:s text:c="7"/>! spectral nudging</text:p>
      <text:p text:style-name="P1"><text:s/>gfdda_inname <text:s text:c="23"/>= "wrffdda_d&lt;domain&gt;" ! defined name in real</text:p>
      <text:p text:style-name="P1"><text:s/>gfdda_interval_m (max_dom) <text:s text:c="9"/>= 360 <text:s text:c="5"/>! time interval (in min) between analysis times (must use minutes)</text:p>
      <text:p text:style-name="P1"><text:s/>gfdda_end_h (max_dom) <text:s text:c="14"/>= 6 <text:s text:c="7"/>! time (in hours) to stop nudging after start of forecast</text:p>
      <text:p text:style-name="P1"><text:s/>io_form_gfdda <text:s text:c="22"/>= 2 <text:s text:c="7"/>! analysis data io format (2 = netCDF)</text:p>
      <text:p text:style-name="P1"><text:s/>fgdt (max_dom) <text:s text:c="21"/>= 0 <text:s text:c="7"/>! calculation frequency (minutes) for grid-nudging (0=every step)</text:p>
      <text:p text:style-name="P1"><text:s/>if_no_pbl_nudging_uv (max_dom) <text:s text:c="5"/>= 0 <text:s text:c="7"/>! 1= no nudging of u and v in the pbl, 0=nudging in the pbl</text:p>
      <text:p text:style-name="P1"><text:s/>if_no_pbl_nudging_t (max_dom) <text:s text:c="6"/>= 0 <text:s text:c="7"/>! 1= no nudging of temp in the pbl, 0=nudging in the pbl</text:p>
      <text:p text:style-name="P1"><text:s/>if_no_pbl_nudging_q (max_dom) <text:s text:c="6"/>= 0 <text:s text:c="7"/>! 1= no nudging of qvapor in the pbl, 0=nudging in the pbl</text:p>
      <text:p text:style-name="P1"><text:s/>if_zfac_uv (max_dom) <text:s text:c="15"/>= 0 <text:s text:c="7"/>! 0= nudge u and v in all layers, 1= limit nudging to levels above k_zfac_uv</text:p>
      <text:p text:style-name="P1"><text:s text:c="2"/>k_zfac_uv (max_dom) <text:s text:c="15"/>= 10 <text:s text:c="6"/>! 10=model level below which nudging is switched off for u and v</text:p>
      <text:p text:style-name="P1"><text:s/>if_zfac_t (max_dom) <text:s text:c="16"/>= 0 <text:s text:c="7"/>! 0= nudge temp in all layers, 1= limit nudging to levels above k_zfac_t</text:p>
      <text:p text:style-name="P1"><text:s text:c="2"/>k_zfac_t (max_dom) <text:s text:c="16"/>= 10 <text:s text:c="6"/>! 10=model level below which nudging is switched off for temp</text:p>
      <text:p text:style-name="P1"><text:s/>if_zfac_q (max_dom) <text:s text:c="16"/>= 0 <text:s text:c="7"/>! 0= nudge qvapor in all layers, 1= limit nudging to levels above k_zfac_q</text:p>
      <text:p text:style-name="P1"><text:s text:c="2"/>k_zfac_q (max_dom) <text:s text:c="16"/>= 10 <text:s text:c="6"/>! 10=model level below which nudging is switched off for qvapor</text:p>
      <text:p text:style-name="P1"><text:s/>guv (max_dom) <text:s text:c="22"/>= 0.0003 <text:s text:c="2"/>! nudging coefficient for u and v (sec-1)</text:p>
      <text:p text:style-name="P1"><text:s/>gt (max_dom) <text:s text:c="23"/>= 0.0003 <text:s text:c="2"/>! nudging coefficient for temp (sec-1)</text:p>
      <text:p text:style-name="P1"><text:s/>gq (max_dom) <text:s text:c="23"/>= 0.00001 <text:s/>! nudging coefficient for qvapor (sec-1)</text:p>
      <text:p text:style-name="P1"><text:s/>if_ramping <text:s text:c="25"/>= 0 <text:s text:c="7"/>! 0= nudging ends as a step function, 1= ramping nudging down at end of period</text:p>
      <text:p text:style-name="P1"><text:s/>dtramp_min <text:s text:c="25"/>= 0 <text:s text:c="7"/>! time (min) for ramping function </text:p>
      <text:p text:style-name="P1"><text:s/>grid_sfdda (max_dom) <text:s text:c="15"/>= 0 <text:s text:c="7"/>! surface fdda switch</text:p>
      <text:p text:style-name="P1"><text:s text:c="50"/>0: off; </text:p>
      <text:p text:style-name="P1"><text:s text:c="50"/>1: nudging selected surface fields; </text:p>
      <text:p text:style-name="P1"><text:s text:c="50"/>2: FASDAS (flux-adjusting surface data assimilation system)</text:p>
      <text:p text:style-name="P1"><text:s/>sgfdda_inname <text:s text:c="22"/>= "wrfsfdda_d&lt;domain&gt;" ! defined name for sfc nudgingi in input file (from program obsgrid) </text:p>
      <text:p text:style-name="P1"><text:s/>sgfdda_end_h (max_dom) <text:s text:c="13"/>= 6 <text:s text:c="7"/>! time (in hours) to stop sfc nudging after start of forecast</text:p>
      <text:p text:style-name="P1"><text:s/>sgfdda_interval_m (max_dom) <text:s text:c="8"/>= 180 <text:s text:c="5"/>! time interval (in min) between sfc analysis times (must use minutes)</text:p>
      <text:p text:style-name="P1"><text:s/>io_form_sgfdda <text:s text:c="21"/>= 2 <text:s text:c="7"/>! sfc analysis data io format (2 = netCDF)</text:p>
      <text:p text:style-name="P1"><text:soft-page-break/><text:s/>guv_sfc (max_dom) <text:s text:c="18"/>= 0.0003 <text:s text:c="2"/>! nudging coefficient for sfc u and v (sec-1)</text:p>
      <text:p text:style-name="P1"><text:s/>gt_sfc (max_dom) <text:s text:c="19"/>= 0.0003 <text:s text:c="2"/>! nudging coefficient for sfc temp (sec-1)</text:p>
      <text:p text:style-name="P1"><text:s/>gq_sfc (max_dom) <text:s text:c="19"/>= 0.00001 <text:s/>! nudging coefficient for sfc qvapor (sec-1)</text:p>
      <text:p text:style-name="P1"><text:s/>rinblw (max_dom) <text:s text:c="19"/>= 0. <text:s text:c="6"/>! radius of influence used to determine the confidence (or weights) for</text:p>
      <text:p text:style-name="P1"><text:s text:c="50"/>the analysis, which is based on the distance between the grid point to the nearest</text:p>
      <text:p text:style-name="P1"><text:s text:c="50"/>obs. The analysis without nearby observation is used at a reduced weight.</text:p>
      <text:p text:style-name="P1"/>
      <text:p text:style-name="P1"><text:s/>pxlsm_soil_nudge(max_dom) <text:s text:c="10"/>= 1 <text:s text:c="7"/>! PXLSM Soil nudging option (requires wrfsfdda file)</text:p>
      <text:p text:style-name="P1"/>
      <text:p text:style-name="P1">The following are for spectral nudging:</text:p>
      <text:p text:style-name="P1"><text:s/>fgdtzero (max_dom) <text:s text:c="17"/>= 0, <text:s text:c="6"/>! 1= nudging tendencies are set to zero in between fdda calls</text:p>
      <text:p text:style-name="P1"><text:s/>if_no_pbl_nudging_uv (max_dom) <text:s text:c="5"/>= 0, <text:s text:c="6"/>! 1= no nudging of uv in the pbl, 0= nudging in the pbl</text:p>
      <text:p text:style-name="P1"><text:s/>if_no_pbl_nudging_t <text:s/>(max_dom) <text:s text:c="5"/>= 0, <text:s text:c="6"/>! 1= no nudging of t in the pbl, 0= nudging in the pbl</text:p>
      <text:p text:style-name="P1"><text:s/>if_no_pbl_nudging_ph (max_dom) <text:s text:c="5"/>= 0, <text:s text:c="6"/>! 1= no nudging of ph in the pbl, 0= nudging in the pbl</text:p>
      <text:p text:style-name="P1"><text:s/>if_no_pbl_nudging_q <text:s/>(max_dom) <text:s text:c="5"/>= 0, <text:s text:c="6"/>! 1= no nudging of q in the pbl, 0= nudging in the pbl</text:p>
      <text:p text:style-name="P1"><text:s/>if_zfac_uv (max_dom) <text:s text:c="15"/>= 0, <text:s text:c="6"/>! 0= nudge uv in all layers, 1= limit nudging to levels above k_zfac_uv</text:p>
      <text:p text:style-name="P1"><text:s text:c="2"/>k_zfac_uv (max_dom) <text:s text:c="15"/>= 0, <text:s text:c="6"/>! 0= model level below which nudging is switched off for uv</text:p>
      <text:p text:style-name="P1"><text:s/>dk_zfac_uv (max_dom) <text:s text:c="15"/>= 1, <text:s text:c="6"/>! depth in k between k_zfac_X to dk_zfac_X where nudging increases</text:p>
      <text:p text:style-name="P1"><text:s text:c="48"/>; linearly to full strength</text:p>
      <text:p text:style-name="P1"><text:s/>if_zfac_t <text:s/>(max_dom) <text:s text:c="15"/>= 0, <text:s text:c="6"/>! 0= nudge t in all layers, 1= limit nudging to levels above k_zfac_t</text:p>
      <text:p text:style-name="P1"><text:s text:c="2"/>k_zfac_t <text:s/>(max_dom) <text:s text:c="15"/>= 0, <text:s text:c="6"/>! 0= model level below which nudging is switched off for t</text:p>
      <text:p text:style-name="P1"><text:s/>dk_zfac_t <text:s/>(max_dom) <text:s text:c="15"/>= 1, <text:s text:c="6"/>! depth in k between k_zfac_X to dk_zfac_X where nudging increases</text:p>
      <text:p text:style-name="P1"><text:s text:c="50"/>linearly to full strength</text:p>
      <text:p text:style-name="P1"><text:s/>if_zfac_ph (max_dom) <text:s text:c="15"/>= 0, <text:s text:c="6"/>! 0= nudge ph in all layers, 1= limit nudging to levels above k_zfac_ph</text:p>
      <text:p text:style-name="P1"><text:s text:c="2"/>k_zfac_ph (max_dom) <text:s text:c="15"/>= 0, <text:s text:c="6"/>! 0= model level below which nudging is switched off for ph</text:p>
      <text:p text:style-name="P1"><text:s/>dk_zfac_ph <text:s/>(max_dom) <text:s text:c="14"/>= 1, <text:s text:c="6"/>! depth in k between k_zfac_X to dk_zfac_X where nudging increases</text:p>
      <text:p text:style-name="P1"><text:s text:c="50"/>linearly to full strength</text:p>
      <text:p text:style-name="P1"><text:s/>if_zfac_q <text:s/>(max_dom) <text:s text:c="15"/>= 0, <text:s text:c="6"/>! 0= nudge q in all layers, 1= limit nudging to levels above k_zfac_q</text:p>
      <text:p text:style-name="P1"><text:s text:c="2"/>k_zfac_q <text:s/>(max_dom) <text:s text:c="15"/>= 0, <text:s text:c="6"/>! 0= model level below which nudging is switched off for q</text:p>
      <text:p text:style-name="P1"><text:s/>dk_zfac_q <text:s/>(max_dom) <text:s text:c="15"/>= 1, <text:s text:c="6"/>! depth in k between k_zfac_X to dk_zfac_X where nudging increases</text:p>
      <text:p text:style-name="P1"><text:s/>gph (max_dom) <text:s text:c="22"/>= 0.0003,</text:p>
      <text:p text:style-name="P1"><text:s/>ktrop <text:s text:c="30"/>= 0, <text:s text:c="6"/>! layer nominally representing tropopause for limiting nudging to q and t</text:p>
      <text:p text:style-name="P1"><text:s text:c="37"/><text:tab/><text:tab/>; setting ktrop = 0 allows nudging to extend to the top of the atmosphere</text:p>
      <text:p text:style-name="P1"><text:s/>xwavenum (max_dom) <text:s text:c="17"/>= 3, <text:s text:c="6"/>! top wave number to nudge in x direction</text:p>
      <text:p text:style-name="P1"><text:s/>ywavenum (max_dom) <text:s text:c="17"/>= 3, <text:s text:c="6"/>! top wave number to nudge in y direction</text:p>
      <text:p text:style-name="P1"/>
      <text:p text:style-name="P1">The following are for observation nudging:</text:p>
      <text:p text:style-name="P1"><text:s/>obs_nudge_opt (max_dom) <text:s text:c="12"/>= 1 <text:s text:c="7"/>! obs-nudging fdda on (=0 off) for each domain</text:p>
      <text:p text:style-name="P1"><text:s text:c="50"/>also need to set auxinput11_interval and auxinput11_end_h</text:p>
      <text:p text:style-name="P1"><text:s text:c="50"/>in time_control namelist</text:p>
      <text:p text:style-name="P1"><text:s/>max_obs <text:s text:c="28"/>= 0 <text:s text:c="7"/>! max number of observations used on a domain during any </text:p>
      <text:p text:style-name="P1"><text:s text:c="50"/>given time window</text:p>
      <text:p text:style-name="P1"><text:s/>fdda_start (max_dom) <text:s text:c="15"/>= 0 <text:s text:c="7"/>! obs nudging start time in minutes</text:p>
      <text:p text:style-name="P1"><text:s/>fdda_end (max_dom) <text:s text:c="17"/>= 0 <text:s text:c="7"/>! obs nudging end time in minutes</text:p>
      <text:p text:style-name="P1"><text:s/>obs_nudge_wind (max_dom) <text:s text:c="11"/>= 1 <text:s text:c="7"/>! whether to nudge wind: (=0 off)</text:p>
      <text:p text:style-name="P1"><text:s/>obs_coef_wind (max_dom) <text:s text:c="12"/>= 0, <text:s text:c="6"/>! nudging coefficient for wind, unit: s-1</text:p>
      <text:p text:style-name="P1"><text:s/>obs_nudge_temp (max_dom) <text:s text:c="11"/>= 0, <text:s text:c="6"/>! set to = 1 to turn to nudge temperature (default = 0; off) </text:p>
      <text:p text:style-name="P1"><text:s/>obs_coef_temp (max_dom) <text:s text:c="12"/>= 0, <text:s text:c="6"/>! nudging coefficient for temperature, unit: s-1</text:p>
      <text:p text:style-name="P1"><text:s/>obs_nudge_mois (max_dom) <text:s text:c="11"/>= 1 <text:s text:c="7"/>! whether to nudge water vapor mixing ratio: (=0 off)</text:p>
      <text:p text:style-name="P1"><text:s/>obs_coef_mois (max_dom) <text:s text:c="12"/>= 0, <text:s text:c="6"/>! nudging coefficient for water vapor mixing ratio, unit: s-1</text:p>
      <text:p text:style-name="P1"><text:s/>obs_nudge_pstr (max_dom) <text:s text:c="11"/>= 0 <text:s text:c="7"/>! whether to nudge surface pressure (not used)</text:p>
      <text:p text:style-name="P1"><text:s/>obs_coef_pstr (max_dom) <text:s text:c="12"/>= 0. <text:s text:c="6"/>! nudging coefficient for surface pressure, unit: s-1 (not used)</text:p>
      <text:p text:style-name="P1"><text:s/>obs_rinxy (max_dom) <text:s text:c="16"/>= 0. <text:s text:c="6"/>! horizonal radius of influence in km</text:p>
      <text:p text:style-name="P1"><text:s/>obs_rinsig <text:s text:c="25"/>= 0 <text:s text:c="7"/>! vertical radius of influence in eta</text:p>
      <text:p text:style-name="P1"><text:s/>obs_twindo (max_dom) <text:s text:c="15"/>= 0.66667 <text:s/>! half-period time window over which an observation </text:p>
      <text:p text:style-name="P1"><text:s text:c="50"/>will be used for nudging (hours)</text:p>
      <text:p text:style-name="P1"><text:s/>obs_npfi <text:s text:c="27"/>= 0, <text:s text:c="6"/>! freq in coarse grid timesteps for diagnostic prints</text:p>
      <text:p text:style-name="P1"><text:s/>obs_ionf (max_dom) <text:s text:c="17"/>= 2 <text:s text:c="7"/>! freq in coarse grid timesteps for obs input and err calc</text:p>
      <text:p text:style-name="P1"><text:s/>obs_idynin <text:s text:c="25"/>= 0 <text:s text:c="7"/>! for dynamic initialization using a ramp-down function to gradually</text:p>
      <text:p text:style-name="P1"><text:s text:c="50"/>turn off the FDDA before the pure forecast (=1 on)</text:p>
      <text:p text:style-name="P1"><text:s/>obs_dtramp <text:s text:c="25"/>= 0 <text:s text:c="7"/>! time period in minutes over which the nudging is ramped down </text:p>
      <text:p text:style-name="P1"><text:s text:c="50"/>from one to zero.</text:p>
      <text:p text:style-name="P1"><text:s/>obs_prt_freq (max_dom) <text:s text:c="13"/>= 10, <text:s text:c="5"/>! Frequency in obs index for diagnostic printout</text:p>
      <text:p text:style-name="P1"><text:s/>obs_prt_max <text:s text:c="24"/>= 1000, <text:s text:c="3"/>! Maximum allowed obs entries in diagnostic printout</text:p>
      <text:p text:style-name="P1"><text:s/>obs_ipf_in4dob <text:s text:c="21"/>= .true. <text:s text:c="2"/>! print obs input diagnostics (=.false. off)</text:p>
      <text:p text:style-name="P1"><text:s/>obs_ipf_errob <text:s text:c="22"/>= .true. <text:s text:c="2"/>! print obs error diagnostics (=.false. off)</text:p>
      <text:p text:style-name="P1"><text:s/>obs_ipf_nudob <text:s text:c="22"/>= .true. <text:s text:c="2"/>! print obs nudge diagnostics (=.false. off)</text:p>
      <text:p text:style-name="P1"><text:s/>obs_ipf_init <text:s text:c="23"/>= .true. <text:s text:c="2"/>! Enable obs init warning messages</text:p>
      <text:p text:style-name="P1"/>
      <text:p text:style-name="P1"><text:s/>obs_no_pbl_nudge_uv (max_dom) <text:s text:c="6"/>= 0 <text:s text:c="7"/>! 1=no wind-nudging within pbl</text:p>
      <text:p text:style-name="P1"><text:s/>obs_no_pbl_nudge_t (max_dom) <text:s text:c="7"/>= 0 <text:s text:c="7"/>! 1=no temperature-nudging within pbl</text:p>
      <text:p text:style-name="P1"><text:s/>obs_no_pbl_nudge_q (max_dom) <text:s text:c="7"/>= 0 <text:s text:c="7"/>! 1=no moisture-nudging within pbl</text:p>
      <text:p text:style-name="P1"><text:s/>obs_sfc_scheme_horiz <text:s text:c="15"/>= 0 <text:s text:c="7"/>! horizontal spreading scheme for surf obs;</text:p>
      <text:p text:style-name="P1"><text:s text:c="48"/>; 0=wrf scheme, 1=original mm5 scheme</text:p>
      <text:p text:style-name="P1"><text:s/>obs_sfc_scheme_vert <text:s text:c="16"/>= 0 <text:s text:c="7"/>! vertical spreading scheme for surf obs</text:p>
      <text:p text:style-name="P1"><text:s text:c="50"/>0=regime vif scheme, 1=original simple scheme</text:p>
      <text:p text:style-name="P1"><text:s/>obs_max_sndng_gap <text:s text:c="18"/>= 20 <text:s text:c="6"/>! Max pressure gap between soundings, in cb</text:p>
      <text:p text:style-name="P1"><text:s/>obs_nudgezfullr1_uv <text:s text:c="16"/>= 50 <text:s text:c="6"/>! Vert infl full weight <text:s/>height for lowest model level (LML) obs, regime 1, winds</text:p>
      <text:p text:style-name="P1"><text:s/>obs_nudgezrampr1_uv <text:s text:c="16"/>= 50 <text:s text:c="6"/>! Vert infl ramp-to-zero height for LML obs, regime 1, winds</text:p>
      <text:p text:style-name="P1"><text:s/>obs_nudgezfullr2_uv <text:s text:c="16"/>= 50 <text:s text:c="6"/>! Vert infl full weight <text:s/>height for LML obs, regime 2, winds</text:p>
      <text:p text:style-name="P1"><text:s/>obs_nudgezrampr2_uv <text:s text:c="16"/>= 50 <text:s text:c="6"/>! Vert infl ramp-to-zero height for LML obs, regime 2, winds</text:p>
      <text:p text:style-name="P1"><text:s/>obs_nudgezfullr4_uv <text:s text:c="16"/>= -5000 <text:s text:c="3"/>! Vert infl full weight <text:s/>height for LML obs, regime 4, winds</text:p>
      <text:p text:style-name="P1"><text:s/>obs_nudgezrampr4_uv <text:s text:c="16"/>= 50 <text:s text:c="6"/>! Vert infl ramp-to-zero height for LML obs, regime 4, winds</text:p>
      <text:p text:style-name="P1"><text:s/>obs_nudgezfullr1_t <text:s text:c="17"/>= 50 <text:s text:c="6"/>! Vert infl full weight <text:s/>height for LML obs, regime 1, temperature</text:p>
      <text:p text:style-name="P1"><text:s/>obs_nudgezrampr1_t <text:s text:c="17"/>= 50 <text:s text:c="6"/>! Vert infl ramp-to-zero height for LML obs, regime 1, temperature</text:p>
      <text:p text:style-name="P1"><text:s/>obs_nudgezfullr2_t <text:s text:c="17"/>= 50 <text:s text:c="6"/>! Vert infl full weight <text:s/>height for LML obs, regime 2, temperature</text:p>
      <text:p text:style-name="P1"><text:s/>obs_nudgezrampr2_t <text:s text:c="17"/>= 50 <text:s text:c="6"/>! Vert infl ramp-to-zero height for LML obs, regime 2, temperature</text:p>
      <text:p text:style-name="P1"><text:s/>obs_nudgezfullr4_t <text:s text:c="17"/>= -5000 <text:s text:c="3"/>! Vert infl full weight <text:s/>height for LML obs, regime 4, temperature</text:p>
      <text:p text:style-name="P1"><text:s/>obs_nudgezrampr4_t <text:s text:c="17"/>= 50 <text:s text:c="6"/>! Vert infl ramp-to-zero height for LML obs, regime 4, temperature</text:p>
      <text:p text:style-name="P1"><text:s/>obs_nudgezfullr1_q <text:s text:c="17"/>= 50 <text:s text:c="6"/>! Vert infl full weight <text:s/>height for LML obs, regime 1, moisture</text:p>
      <text:p text:style-name="P1"><text:s/>obs_nudgezrampr1_q <text:s text:c="17"/>= 50 <text:s text:c="6"/>! Vert infl ramp-to-zero height for LML obs, regime 1, moisture</text:p>
      <text:p text:style-name="P1"><text:s/>obs_nudgezfullr2_q <text:s text:c="17"/>= 50 <text:s text:c="6"/>! Vert infl full weight <text:s/>height for LML obs, regime 2, moisture</text:p>
      <text:p text:style-name="P1"><text:s/>obs_nudgezrampr2_q <text:s text:c="17"/>= 50 <text:s text:c="6"/>! Vert infl ramp-to-zero height for LML obs, regime 2, moisture</text:p>
      <text:p text:style-name="P1"><text:s/>obs_nudgezfullr4_q <text:s text:c="17"/>= -5000 <text:s text:c="3"/>! Vert infl full weight <text:s/>height for LML obs, regime 4, moisture</text:p>
      <text:p text:style-name="P1"><text:s/>obs_nudgezrampr4_q <text:s text:c="17"/>= 50 <text:s text:c="6"/>! Vert infl ramp-to-zero height for LML obs, regime 4, moisture</text:p>
      <text:p text:style-name="P1"><text:s/>obs_nudgezfullmin <text:s text:c="18"/>= 50 <text:s text:c="6"/>! Min depth through which vertical infl fcn remains 1.0</text:p>
      <text:p text:style-name="P1"><text:s/>obs_nudgezrampmin <text:s text:c="18"/>= 50 <text:s text:c="6"/>! Min depth (m) through which vert infl fcn decreases from 1 to 0</text:p>
      <text:p text:style-name="P1"><text:s/>obs_nudgezmax <text:s text:c="22"/>= 3000 <text:s text:c="4"/>! Max depth (m) in which vert infl function is nonzero</text:p>
      <text:p text:style-name="P1"><text:s/>obs_sfcfact <text:s text:c="24"/>= 1.0 <text:s text:c="5"/>! Scale factor applied to time window for surface obs</text:p>
      <text:p text:style-name="P1"><text:s/>obs_sfcfacr <text:s text:c="24"/>= 1.0 <text:s text:c="5"/>! Scale factor applied to horiz radius of influence for surface obs</text:p>
      <text:p text:style-name="P1"><text:s/>obs_dpsmx <text:s text:c="26"/>= 7.5 <text:s text:c="5"/>! Max pressure change (cb) allowed within horiz radius of influence</text:p>
      <text:p text:style-name="P1"/>
      <text:p text:style-name="P1"><text:s/>obs_scl_neg_qv_innov <text:s text:c="15"/>= 0 <text:s text:c="7"/>! 1 = prevent to nudge toward negative QV </text:p>
      <text:p text:style-name="P1"><text:s/>/</text:p>
      <text:p text:style-name="P1"/>
      <text:p text:style-name="P1"><text:s/>&amp;scm</text:p>
      <text:p text:style-name="P1"><text:s/>scm_force <text:s text:c="26"/>= 1, <text:s text:c="6"/>! switch for single column forcing (=0 off)</text:p>
      <text:p text:style-name="P1"><text:s/>scm_force_dx <text:s text:c="23"/>= 4000. <text:s text:c="3"/>! DX for SCM forcing (in meters)</text:p>
      <text:p text:style-name="P1"><text:s/>num_force_layers <text:s text:c="19"/>= 8 <text:s text:c="7"/>! number of SCM input forcing layers</text:p>
      <text:p text:style-name="P1"><text:s/>scm_lu_index <text:s text:c="23"/>= 2 <text:s text:c="7"/>! SCM landuse category (2 is dryland, cropland and pasture)</text:p>
      <text:p text:style-name="P1"><text:s/>scm_isltyp <text:s text:c="25"/>= 4 <text:s text:c="7"/>! SCM soil category (4 is silt loam)</text:p>
      <text:p text:style-name="P1"><text:soft-page-break/><text:s/>scm_vegfra <text:s text:c="25"/>= 0.5 <text:s text:c="5"/>! SCM vegetation fraction</text:p>
      <text:p text:style-name="P1"><text:s/>scm_canwat <text:s text:c="25"/>= 0.0 <text:s text:c="5"/>! SCM canopy water</text:p>
      <text:p text:style-name="P1"><text:s/>scm_lat <text:s text:c="28"/>= 36.605 <text:s text:c="2"/>! SCM latitude</text:p>
      <text:p text:style-name="P1"><text:s/>scm_lon <text:s text:c="28"/>= -97.485 <text:s/>! SCM longitude</text:p>
      <text:p text:style-name="P1"><text:s/>scm_th_adv <text:s text:c="25"/>= .true. <text:s text:c="2"/>! turn on theta advection in SCM</text:p>
      <text:p text:style-name="P1"><text:s/>scm_wind_adv <text:s text:c="23"/>= .true. <text:s text:c="2"/>! turn on wind advection in SCM</text:p>
      <text:p text:style-name="P1"><text:s/>scm_qv_adv <text:s text:c="25"/>= .true. <text:s text:c="2"/>! turn on moisture advection in SCM</text:p>
      <text:p text:style-name="P1"><text:s/>scm_ql_adv <text:s text:c="25"/>= .true. <text:s text:c="2"/>! turn on cloud liquid water advection in SCM</text:p>
      <text:p text:style-name="P1"><text:s/>scm_vert_adv <text:s text:c="23"/>= .true. <text:s text:c="2"/>! turn on vertical advection in SCM</text:p>
      <text:p text:style-name="P1"><text:s/>num_force_soil_layers <text:s text:c="14"/>= 5, <text:s text:c="6"/>! Number of SCM soil forcing layer </text:p>
      <text:p text:style-name="P1"><text:s/>scm_soilT_force <text:s text:c="20"/>= .false. <text:s/>! Turn on soil temp forcing in SCM</text:p>
      <text:p text:style-name="P1"><text:s/>scm_soilq_force <text:s text:c="20"/>= .false. <text:s/>! Turn on soil moisture forcing in SCM</text:p>
      <text:p text:style-name="P1"><text:s/>scm_force_th_largescale <text:s text:c="12"/>= .false. <text:s/>! Turn on large scale theta forcing in SCM</text:p>
      <text:p text:style-name="P1"><text:s/>scm_force_qv_largescale <text:s text:c="12"/>= .false. <text:s/>! Turn on large scale qv forcing in SCM</text:p>
      <text:p text:style-name="P1"><text:s/>scm_force_ql_largescale <text:s text:c="12"/>= .false. <text:s/>! Turn on large scale cloud water forcing in SCM</text:p>
      <text:p text:style-name="P1"><text:s/>scm_force_wind_largescale <text:s text:c="10"/>= .false. <text:s/>! Turn on large scale wind forcing in SCM</text:p>
      <text:p text:style-name="P1"/>
      <text:p text:style-name="P1"><text:s/>&amp;dynamics</text:p>
      <text:p text:style-name="P1"><text:s/>hybrid_opt <text:s text:c="25"/>= 2, <text:s text:c="6"/>! default; Klemp cubic form with etac</text:p>
      <text:p text:style-name="P1"><text:s text:c="50"/>0 = original WRF terrain-following coordinate (through V3)</text:p>
      <text:p text:style-name="P1"><text:s/>etac <text:s text:c="31"/>= 0.2 <text:s text:c="5"/>! znw(k) &lt; etac, eta surfaces are isobaric, 0.2 is a good default (Pa/Pa)</text:p>
      <text:p text:style-name="P1"><text:s/>rk_ord <text:s text:c="29"/>= 3,<text:tab/>! time-integration scheme option:</text:p>
      <text:p text:style-name="P1"><text:s text:c="50"/>2 = Runge-Kutta 2nd order</text:p>
      <text:p text:style-name="P1"><text:s text:c="50"/>3 = Runge-Kutta 3rd order</text:p>
      <text:p text:style-name="P1"><text:s/>zadvect_implicit <text:s text:c="19"/>= 0, <text:s text:c="6"/>! toggle off on [0/1] the IEVA scheme. Default off.</text:p>
      <text:p text:style-name="P1"><text:s/>w_crit_cfl <text:s text:c="25"/>= 1.2 <text:s text:c="5"/>! default vertical courant number where vertical velocity damping begins (see below).</text:p>
      <text:p text:style-name="P1"><text:s text:c="48"/>! <text:s text:c="2"/>when zadvect_implicit is on, value can be ~ 2.0</text:p>
      <text:p text:style-name="P1"><text:s/>zdamp (max_dom) <text:s text:c="20"/>= 5000.,<text:tab/>! damping depth (m) from model top</text:p>
      <text:p text:style-name="P1"><text:s/>w_damping <text:s text:c="26"/>= 0, <text:s text:c="6"/>! vertical velocity damping flag (for operational use)</text:p>
      <text:p text:style-name="P1"><text:s text:c="50"/>0 = without damping</text:p>
      <text:p text:style-name="P1"><text:s text:c="50"/>1 = with <text:s text:c="3"/>damping</text:p>
      <text:p text:style-name="P1"><text:s/>diff_opt(max_dom) <text:s text:c="18"/>= 0,<text:tab/>! turbulence and mixing option:</text:p>
      <text:p text:style-name="P1"><text:s text:c="50"/>0 = no turbulence or explicit</text:p>
      <text:p text:style-name="P1"><text:s text:c="54"/>spatial numerical filters (km_opt IS IGNORED).</text:p>
      <text:p text:style-name="P1"><text:s text:c="50"/>1 = evaluates 2nd order</text:p>
      <text:p text:style-name="P1"><text:s text:c="54"/>diffusion term on coordinate surfaces.</text:p>
      <text:p text:style-name="P1"><text:s text:c="54"/>uses kvdif for vertical diff unless PBL option</text:p>
      <text:p text:style-name="P1"><text:s text:c="54"/>is used. may be used with km_opt = 1 and 4.</text:p>
      <text:p text:style-name="P1"><text:s text:c="54"/>(= 1, recommended for real-data cases)</text:p>
      <text:p text:style-name="P1"><text:s text:c="50"/>2 = evaluates mixing terms in</text:p>
      <text:p text:style-name="P1"><text:s text:c="54"/>physical space (stress form) (x,y,z).</text:p>
      <text:p text:style-name="P1"><text:s text:c="54"/>turbulence parameterization is chosen</text:p>
      <text:p text:style-name="P1"><text:s text:c="54"/>by specifying km_opt.</text:p>
      <text:p text:style-name="P1"><text:s/>km_opt(max_dom) <text:s text:c="20"/>= 1,<text:tab/>! eddy coefficient option</text:p>
      <text:p text:style-name="P1"><text:s text:c="50"/>1 = constant (use khdif kvdif)</text:p>
      <text:p text:style-name="P1"><text:s text:c="50"/>2 = 1.5 order TKE closure (3D)</text:p>
      <text:p text:style-name="P1"><text:s text:c="50"/>3 = Smagorinsky first order closure (3D)</text:p>
      <text:p text:style-name="P1"><text:s text:c="54"/>Note: option 2 and 3 are not recommended for DX &gt; 2 km</text:p>
      <text:p text:style-name="P1"><text:s text:c="50"/>4 = horizontal Smagorinsky first order closure</text:p>
      <text:p text:style-name="P1"><text:s text:c="54"/>(recommended for real-data cases)</text:p>
      <text:p text:style-name="P1"><text:s text:c="50"/>5 = SMS-3DTKE scale-adaptive LES/PBL scheme. It must be</text:p>
      <text:p text:style-name="P1"><text:s text:c="54"/>used with diff_opt = 2. PBL schemes must be turned off</text:p>
      <text:p text:style-name="P1"><text:s text:c="54"/>(bl_pbl_physics=0). It can work with sf_sfclay_physics = 1, 5, 91.</text:p>
      <text:p text:style-name="P1"><text:s/>damp_opt <text:s text:c="27"/>= 0,<text:tab/>! upper level damping flag </text:p>
      <text:p text:style-name="P1"><text:s text:c="50"/>0 = without damping</text:p>
      <text:p text:style-name="P1"><text:s text:c="50"/>1 = with diffusive damping, maybe used for real-data cases </text:p>
      <text:p text:style-name="P1"><text:s text:c="54"/>(dampcoef nondimensional ~0.01-0.1)</text:p>
      <text:p text:style-name="P1"><text:s text:c="50"/>2 = with Rayleigh <text:s/>damping (dampcoef inverse time scale [1/s] e.g. .003; idealized case only</text:p>
      <text:p text:style-name="P1"><text:s text:c="54"/>not for real-data cases)</text:p>
      <text:p text:style-name="P1"><text:s text:c="50"/>3 = with w-Rayleigh damping (dampcoef inverse time scale [1/s] e.g. .2; </text:p>
      <text:p text:style-name="P1"><text:s text:c="54"/>for real-data cases)</text:p>
      <text:p text:style-name="P1"><text:s/>use_theta_m <text:s text:c="24"/>= 1 <text:s text:c="7"/>! 1: use theta_m=theta(1+1.61Qv)</text:p>
      <text:p text:style-name="P1"><text:s text:c="50"/>0: use dry theta in dynamics</text:p>
      <text:p text:style-name="P1"><text:s/>use_q_diabatic <text:s text:c="21"/>= 0 <text:s text:c="7"/>! whether to include QV and QC tendencies in advection (new in 3.7)</text:p>
      <text:p text:style-name="P1"><text:s text:c="50"/>0 = default, old behavior</text:p>
      <text:p text:style-name="P1"><text:s text:c="50"/>1 = include QV and QC tendencies - this helps to produce correct solution</text:p>
      <text:p text:style-name="P1"><text:s text:c="54"/>in an idealized 'moist benchmark' test case (Bryan, 2014).</text:p>
      <text:p text:style-name="P1"><text:s text:c="54"/>In real data testing, time step needs to be reduce to maintain stable solution</text:p>
      <text:p text:style-name="P1"><text:s/>c_s (max_dom) <text:s text:c="22"/>= 0.25 <text:s text:c="4"/>! Smagorinsky coeff</text:p>
      <text:p text:style-name="P1"><text:s/>c_k (max_dom) <text:s text:c="22"/>= 0.15 <text:s text:c="4"/>! TKE coeff</text:p>
      <text:p text:style-name="P1"><text:s/>diff_6th_opt (max_dom) <text:s text:c="13"/>= 0, <text:s text:c="6"/>! 6th-order numerical diffusion</text:p>
      <text:p text:style-name="P1"><text:s text:c="50"/>0 = no 6th-order diffusion (default)</text:p>
      <text:p text:style-name="P1"><text:s text:c="50"/>1 = 6th-order numerical diffusion (not recommended)</text:p>
      <text:p text:style-name="P1"><text:s text:c="50"/>2 = 6th-order numerical diffusion but prohibit up-gradient diffusion</text:p>
      <text:p text:style-name="P1"><text:s/>diff_6th_factor (max_dom) <text:s text:c="10"/>= 0.12, <text:s text:c="3"/>! 6th-order numerical diffusion non-dimensional rate (max value 1.0</text:p>
      <text:p text:style-name="P1"><text:s text:c="54"/>corresponds to complete removal of 2dx wave in one timestep)</text:p>
      <text:p text:style-name="P1"><text:s/>diff_6th_slopeopt (max_dom) <text:s text:c="8"/>= 0 <text:s text:c="7"/>! if set to =1, turns on 6th-order numerical diffusion - terrain-slope tapering. default is 0=off</text:p>
      <text:p text:style-name="P1"><text:s/>diff_6th_thresh (max_dom) <text:s text:c="10"/>= 0.10 <text:s text:c="4"/>! slope threshold (m/m) that turns off 6th order diff in steep terrain</text:p>
      <text:p text:style-name="P1"><text:s/>dampcoef (max_dom) <text:s text:c="17"/>= 0.,<text:tab/>! damping coefficient (see above)</text:p>
      <text:p text:style-name="P1"><text:s/>base_temp <text:s text:c="26"/>= 290., <text:s text:c="3"/>! real-data, em ONLY, base sea-level temp (K)</text:p>
      <text:p text:style-name="P1"><text:s/>base_pres <text:s text:c="26"/>= 10^5 <text:s text:c="4"/>! real-data, em ONLY, base sea-level pres (Pa), DO NOT CHANGE</text:p>
      <text:p text:style-name="P1"><text:s/>base_lapse <text:s text:c="25"/>= 50., <text:s text:c="4"/>! real-data, em ONLY, lapse rate (K), DO NOT CHANGE</text:p>
      <text:p text:style-name="P1"><text:s/>iso_temp <text:s text:c="27"/>= 200., <text:s text:c="3"/>! real-data, em ONLY, reference temp in stratosphere, US Standard atmosphere 216.5 K</text:p>
      <text:p text:style-name="P1"><text:s/>base_pres_strat <text:s text:c="20"/>= 0. <text:s text:c="6"/>! real-data, em ONLY, base state pressure (Pa) at bottom of the stratosphere, </text:p>
      <text:p text:style-name="P1"><text:s text:c="50"/>US Standard atmosphere 55 hPa</text:p>
      <text:p text:style-name="P1"><text:s/>base_lapse_strat <text:s text:c="19"/>= -11. <text:s text:c="4"/>! real-data, em ONLY, base state lapse rate ( dT / d(lnP) ) in stratosphere, </text:p>
      <text:p text:style-name="P1"><text:s text:c="50"/>approx to US Standard atmosphere -12 K</text:p>
      <text:p text:style-name="P1"><text:s/>use_baseparam_fr_nml <text:s text:c="15"/>= .f., <text:s text:c="4"/>! whether to use base state parameters from the namelist</text:p>
      <text:p text:style-name="P1"><text:s/>use_input_w <text:s text:c="24"/>= .f., <text:s text:c="4"/>! whether to use vertical velocity from input file</text:p>
      <text:p text:style-name="P1"><text:s/>khdif (max_dom) <text:s text:c="20"/>= 0,<text:tab/>; horizontal diffusion constant (m^2/s). A typical value should be 0.1*DX in meters.</text:p>
      <text:p text:style-name="P1"><text:s/>kvdif (max_dom) <text:s text:c="20"/>= 0,<text:tab/>! vertical diffusion constant (m^2/s). A typical value should be 100.</text:p>
      <text:p text:style-name="P1"><text:s/>smdiv (max_dom) <text:s text:c="20"/>= 0.1,<text:tab/>! divergence damping (0.1 is typical)</text:p>
      <text:p text:style-name="P1"><text:s/>emdiv (max_dom) <text:s text:c="20"/>= 0.01,<text:tab/>! external-mode filter coef for mass coordinate model</text:p>
      <text:p text:style-name="P1"><text:s text:c="50"/>(0.01 is typical for real-data cases)</text:p>
      <text:p text:style-name="P1"><text:s/>epssm (max_dom) <text:s text:c="20"/>= .1,<text:tab/>! time off-centering for vertical sound waves</text:p>
      <text:p text:style-name="P1"><text:s/>non_hydrostatic (max_dom) <text:s text:c="10"/>= .true.,<text:tab/>! whether running the model in hydrostatic or non-hydro mode</text:p>
      <text:p text:style-name="P1"><text:s/>pert_coriolis (max_dom) <text:s text:c="12"/>= .false.,<text:tab/>! Coriolis only acts on wind perturbation (idealized)</text:p>
      <text:p text:style-name="P1"><text:s/>top_lid (max_dom) <text:s text:c="18"/>= .false., ! Zero vertical motion at top of domain</text:p>
      <text:p text:style-name="P1"><text:s/>mix_full_fields(max_dom) <text:s text:c="11"/>= .true., <text:s/>! used with diff_opt = 2; value of ".true." is recommended, except for</text:p>
      <text:p text:style-name="P1"><text:s text:c="50"/>highly idealized numerical tests; damp_opt must not be 1 if ".true."</text:p>
      <text:p text:style-name="P1"><text:s text:c="50"/>is chosen. .false. means subtract 1-d base-state profile before mixing</text:p>
      <text:p text:style-name="P1"><text:s/>mix_isotropic(max_dom) <text:s text:c="13"/>= 0 <text:s text:c="7"/>! 0=anisotropic vertical/horizontal diffusion coeffs, 1=isotropic</text:p>
      <text:p text:style-name="P1"><text:s/>mix_upper_bound(max_dom) <text:s text:c="11"/>= 0.1 <text:s text:c="5"/>! non-dimensional upper limit for diffusion coeffs</text:p>
      <text:p text:style-name="P1"><text:s/>tke_drag_coefficient(max_dom) <text:s text:c="6"/>= 0., <text:s text:c="5"/>! surface drag coefficient (Cd, dimensionless) for diff_opt=2 only</text:p>
      <text:p text:style-name="P1"><text:s/>tke_heat_flux(max_dom) <text:s text:c="13"/>= 0., <text:s text:c="5"/>! surface thermal flux (H/(rho*cp), K m/s) for diff_opt=2 only</text:p>
      <text:p text:style-name="P1"><text:s/>h_mom_adv_order (max_dom) <text:s text:c="10"/>= 5, <text:s text:c="6"/>! horizontal momentum advection order (5=5th, etc.)</text:p>
      <text:p text:style-name="P1"><text:s/>v_mom_adv_order (max_dom) <text:s text:c="10"/>= 3, <text:s text:c="6"/>! vertical momentum advection order</text:p>
      <text:p text:style-name="P1"><text:s/>h_sca_adv_order (max_dom) <text:s text:c="10"/>= 5, <text:s text:c="6"/>! horizontal scalar advection order</text:p>
      <text:p text:style-name="P1"><text:s/>v_sca_adv_order (max_dom) <text:s text:c="10"/>= 3, <text:s text:c="6"/>! vertical scalar advection order</text:p>
      <text:p text:style-name="P1"/>
      <text:p text:style-name="P1"><text:s/>momentum_adv_opt(max_dom) <text:s text:c="10"/>= 1, <text:s text:c="6"/>! advection options for momentum variables: </text:p>
      <text:p text:style-name="P1"><text:soft-page-break/><text:s text:c="50"/>1=original, 3 = 5th-order WENO</text:p>
      <text:p text:style-name="P1"><text:s text:c="50"/>advection options for scalar variables: 0=simple, 1=positive definite,</text:p>
      <text:p text:style-name="P1"><text:s text:c="50"/>2=monotonic, 3=5th order WENO, 4=5th-order WENO with positive definite filter</text:p>
      <text:p text:style-name="P1"><text:s/>moist_adv_opt (max_dom) <text:s text:c="12"/>= 1 <text:s text:c="7"/>! for moisture</text:p>
      <text:p text:style-name="P1"><text:s/>moist_adv_dfi_opt (max_dom) <text:s text:c="8"/>= 0 <text:s text:c="7"/>! positive-definite RK3 transport switch. Default is 0=off</text:p>
      <text:p text:style-name="P1"><text:s/>scalar_adv_opt (max_dom) <text:s text:c="11"/>= 1 <text:s text:c="7"/>! for scalars</text:p>
      <text:p text:style-name="P1"><text:s/>chem_adv_opt (max_dom) <text:s text:c="13"/>= 1 <text:s text:c="7"/>! for chem variables</text:p>
      <text:p text:style-name="P1"><text:s/>tracer_adv_opt (max_dom) <text:s text:c="11"/>= 1 <text:s text:c="7"/>! for tracer variables (WRF-Chem activated)</text:p>
      <text:p text:style-name="P1"><text:s/>tke_adv_opt (max_dom) <text:s text:c="14"/>= 1 <text:s text:c="7"/>! for tke</text:p>
      <text:p text:style-name="P1"><text:s/>phi_adv_z (max_dom) <text:s text:c="16"/>= 1 <text:s text:c="7"/>! vertical advection option for geopotential; 1: original (default) 2: avoid double staggering of omega</text:p>
      <text:p text:style-name="P1"><text:s/>moist_mix2_off (max_dom) <text:s text:c="11"/>= .false. <text:s/>! if set to T, deactivate 2nd-order horizontal mixing for moisture. default is F.</text:p>
      <text:p text:style-name="P1"><text:s/>chem_mix2_off (max_dom) <text:s text:c="12"/>= .false. <text:s/>! if set to T, deactivate 2nd-order horizontal mixing for chem species. default is F.</text:p>
      <text:p text:style-name="P1"><text:s/>tracer_mix2_off (max_dom) <text:s text:c="10"/>= .false. <text:s/>! if set to T, deactivate 2nd-order horizontal mixing for tracers. default is F. </text:p>
      <text:p text:style-name="P1"><text:s/>scalar_mix2_off (max_dom) <text:s text:c="10"/>= .false. <text:s/>! if set to T, deactivate 2nd-order horizontal mixing for scalars. default is F.</text:p>
      <text:p text:style-name="P1"><text:s/>tke_mix2_off (max_dom) <text:s text:c="13"/>= .false. <text:s/>! if set to T, deactivate 2nd-order horizontal mixing for tke. default is F.</text:p>
      <text:p text:style-name="P1"><text:s/>moist_mix6_off (max_dom) <text:s text:c="11"/>= .false. <text:s/>! if set to T, deactivate 6th-order horizontal mixing for moisture. default is F.</text:p>
      <text:p text:style-name="P1"><text:s/>chem_mix6_off (max_dom) <text:s text:c="12"/>= .false. <text:s/>! if set to T, deactivate 6th-order horizontal mixing for chem species. default is F.</text:p>
      <text:p text:style-name="P1"><text:s/>tracer_mix6_off (max_dom) <text:s text:c="10"/>= .false. <text:s/>! if set to T, deactivate 6th-order horizontal mixing for tracers. default is F.</text:p>
      <text:p text:style-name="P1"><text:s/>scalar_mix6_off (max_dom) <text:s text:c="10"/>= .false. <text:s/>! if set to T, deactivate 6th-order horizontal mixing for scalars. default is F.</text:p>
      <text:p text:style-name="P1"><text:s/>tke_mix6_off (max_dom) <text:s text:c="13"/>= .false. <text:s/>! if set to T, deactivate 6th-order horizontal mixing for tke. default is F.</text:p>
      <text:p text:style-name="P1"/>
      <text:p text:style-name="P1"/>
      <text:p text:style-name="P1"><text:s/>time_step_sound (max_dom) <text:s text:c="10"/>= 4 /<text:tab/>! number of sound steps per time-step (0=set automatically)</text:p>
      <text:p text:style-name="P1"><text:s text:c="50"/>(if using a time_step much larger than 6*dx (in km),</text:p>
      <text:p text:style-name="P1"><text:s text:c="50"/>proportionally increase number of sound steps - also</text:p>
      <text:p text:style-name="P1"><text:s text:c="50"/>best to use even numbers)</text:p>
      <text:p text:style-name="P1"><text:s/>do_avgflx_em (max_dom) <text:s text:c="14"/>= 0, <text:s text:c="6"/>! whether to output time-averaged mass-coupled advective velocities</text:p>
      <text:p text:style-name="P1"><text:s text:c="50"/>0 = no (default)</text:p>
      <text:p text:style-name="P1"><text:s text:c="50"/>1 = yes</text:p>
      <text:p text:style-name="P1"><text:s/>do_avgflx_cugd (max_dom) <text:s text:c="12"/>= 0, <text:s text:c="6"/>! whether to output time-averaged convective mass-fluxes from Grell-Devenyi ensemble scheme</text:p>
      <text:p text:style-name="P1"><text:s text:c="50"/>0 = no (default)</text:p>
      <text:p text:style-name="P1"><text:s text:c="50"/>1 = yes (only takes effect if do_avgflx_em=1 and cu_physics= 93</text:p>
      <text:p text:style-name="P1"><text:s/>do_coriolis (max_dom) <text:s text:c="14"/>= .true.,<text:tab/>! whether to do Coriolis calculations (idealized) (inactive)</text:p>
      <text:p text:style-name="P1"><text:s/>do_curvature (max_dom) <text:s text:c="13"/>= .true.,<text:tab/>! whether to do curvature calculations (idealized) (inactive)</text:p>
      <text:p text:style-name="P1"><text:s/>do_gradp (max_dom) <text:s text:c="17"/>= .true.,<text:tab/>! whether to do horizontal pressure gradient calculations (idealized) (inactive)</text:p>
      <text:p text:style-name="P1"><text:s/>fft_filter_lat <text:s text:c="21"/>= 91. <text:s text:c="5"/>! the latitude above which the polar filter is turned on (degrees) - 45 degrees is a </text:p>
      <text:p text:style-name="P1"><text:s text:c="50"/>reasonable latitude to start using polar filters</text:p>
      <text:p text:style-name="P1"><text:s/>coupled_filtering <text:s text:c="18"/>= .true. <text:s text:c="2"/>! T/F mu coupled scalar arrays are run through the polar filters</text:p>
      <text:p text:style-name="P1"><text:s/>pos_def <text:s text:c="28"/>= .false. <text:s/>! T/F remove negative values of scalar arrays by setting minimum value to zero</text:p>
      <text:p text:style-name="P1"><text:s/>swap_pole_with_next_j <text:s text:c="14"/>= .false. <text:s/>! T/F replace the entire j=1 (jds-1) with the values from j=2 (jds-2)</text:p>
      <text:p text:style-name="P1"><text:s/>actual_distance_average <text:s text:c="12"/>= .false. <text:s/>! T/F average the field at each i location in the j-loop with a number of grid points based on a map-factor ratio</text:p>
      <text:p text:style-name="P1"><text:s/>gwd_opt (max_dom) <text:s text:c="18"/>= 0 <text:s text:c="6"/>! for running without gravity wave drag</text:p>
      <text:p text:style-name="P1"><text:s text:c="37"/>= 1 <text:s text:c="6"/>; for running the WRF-ARW with its gravity wave drag</text:p>
      <text:p text:style-name="P1"><text:s text:c="37"/>= 2 <text:s text:c="6"/>; for running the WRF-NMM with its gravity wave drag</text:p>
      <text:p text:style-name="P1"><text:s text:c="37"/>= 3 <text:s text:c="6"/>; NOAA/GSL gravity wave drag and turbulent orographic form drag</text:p>
      <text:p text:style-name="P1"><text:s/>gwd_diags <text:s text:c="26"/>= 0 <text:s text:c="6"/>; set to 1 to output diagnostics for gwd_opt = 3</text:p>
      <text:p text:style-name="P1"><text:s/>sfs_opt (max_dom) <text:s text:c="18"/>= 0 <text:s text:c="6"/>! nonlinear backscatter and anisotropy (NBA) off</text:p>
      <text:p text:style-name="P1"><text:s text:c="37"/>= 1 <text:s text:c="6"/>! NBA1 using diagnostic stress terms (km_opt=2,3 for scalars)</text:p>
      <text:p text:style-name="P1"><text:s text:c="37"/>= 2 <text:s text:c="6"/>! NBA2 using tke-based stress terms (km_opt=2 needed)</text:p>
      <text:p text:style-name="P1"><text:s/>m_opt (max_dom) <text:s text:c="20"/>= 0 <text:s text:c="6"/>! no added output</text:p>
      <text:p text:style-name="P1"><text:s text:c="37"/>= 1 <text:s text:c="6"/>! adds output of Mij stress terms when NBA is not used</text:p>
      <text:p text:style-name="P1"><text:s/>tracer_opt(max_dom) <text:s text:c="16"/>= 0 <text:s text:c="6"/>! </text:p>
      <text:p text:style-name="P1"/>
      <text:p text:style-name="P1"><text:s/>&amp;bdy_control</text:p>
      <text:p text:style-name="P1"><text:s/>spec_bdy_width <text:s text:c="21"/>= 5, <text:s text:c="6"/>! total number of rows for specified boundary value nudging</text:p>
      <text:p text:style-name="P1"><text:s/>spec_zone <text:s text:c="26"/>= 1, <text:s text:c="6"/>! number of points in specified zone (spec b.c. option)</text:p>
      <text:p text:style-name="P1"><text:s/>relax_zone <text:s text:c="25"/>= 4, <text:s text:c="6"/>! number of points in relaxation zone (spec b.c. option)</text:p>
      <text:p text:style-name="P1"><text:s/>specified (max_dom) <text:s text:c="16"/>= .false., ! specified boundary conditions (only can be used for domain 1)</text:p>
      <text:p text:style-name="P1"><text:s text:c="50"/>the above 4 are used for real-data runs</text:p>
      <text:p text:style-name="P1"><text:s/>spec_exp <text:s text:c="27"/>= 0. <text:s text:c="6"/>! exponential multiplier for relaxation zone ramp for specified=.t.</text:p>
      <text:p text:style-name="P1"><text:s text:c="50"/>(0.=linear ramp default, e.g. 0.33=~3*dx exp decay factor)</text:p>
      <text:p text:style-name="P1"><text:s/>constant_bc <text:s text:c="24"/>= .false. <text:s/>! constant boundary condition used with DFI</text:p>
      <text:p text:style-name="P1"/>
      <text:p text:style-name="P1"><text:s/>periodic_x (max_dom) <text:s text:c="15"/>= .false., ! periodic boundary conditions in x direction</text:p>
      <text:p text:style-name="P1"><text:s/>symmetric_xs (max_dom) <text:s text:c="13"/>= .false., ! symmetric boundary conditions at x start (west)</text:p>
      <text:p text:style-name="P1"><text:s/>symmetric_xe (max_dom) <text:s text:c="13"/>= .false., ! symmetric boundary conditions at x end (east)</text:p>
      <text:p text:style-name="P1"><text:s/>open_xs (max_dom) <text:s text:c="18"/>= .false., ! open boundary conditions at x start (west)</text:p>
      <text:p text:style-name="P1"><text:s/>open_xe (max_dom) <text:s text:c="18"/>= .false., ! open boundary conditions at x end (east)</text:p>
      <text:p text:style-name="P1"><text:s/>periodic_y (max_dom) <text:s text:c="15"/>= .false., ! periodic boundary conditions in y direction</text:p>
      <text:p text:style-name="P1"><text:s/>symmetric_ys (max_dom) <text:s text:c="13"/>= .false., ! symmetric boundary conditions at y start (south)</text:p>
      <text:p text:style-name="P1"><text:s/>symmetric_ye (max_dom) <text:s text:c="13"/>= .false., ! symmetric boundary conditions at y end (north)</text:p>
      <text:p text:style-name="P1"><text:s/>open_ys (max_dom) <text:s text:c="18"/>= .false., ! open boundary conditions at y start (south)</text:p>
      <text:p text:style-name="P1"><text:s/>open_ye (max_dom) <text:s text:c="18"/>= .false., ! open boundary conditions at y end (north)</text:p>
      <text:p text:style-name="P1"><text:s/>nested (max_dom) <text:s text:c="19"/>= .false., ! nested boundary conditions (must be used for nests)</text:p>
      <text:p text:style-name="P1"><text:s/>polar (max_dom) <text:s text:c="20"/>= .false., ! polar boundary condition</text:p>
      <text:p text:style-name="P1"><text:s text:c="50"/>(v=0 at polarward-most v-point)</text:p>
      <text:p text:style-name="P1"><text:s/>have_bcs_moist (max_dom) <text:s text:c="11"/>= .false., ! model run after ndown only: do not use microphysics variables in bdy file</text:p>
      <text:p text:style-name="P1"><text:s text:c="37"/>= .true. , ! use microphysics variables in bdy file</text:p>
      <text:p text:style-name="P1"><text:s/>have_bcs_scalar (max_dom) <text:s text:c="10"/>= .false., ! model run after ndown only: do not use scalar variables in bdy file</text:p>
      <text:p text:style-name="P1"><text:s text:c="37"/>= .true. , ! use scalar variables in bdy file</text:p>
      <text:p text:style-name="P1"><text:s/>multi_bdy_files <text:s text:c="20"/>= .false., ! F=default; T=model will run with split and individually named LBC files</text:p>
      <text:p text:style-name="P1"><text:s text:c="50"/>requires usage of bdy_inname = "wrfbdy_d&lt;domain&gt;_&lt;date&gt;"</text:p>
      <text:p text:style-name="P1"><text:s text:c="50"/>the real program can generate all LBC files in a single run</text:p>
      <text:p text:style-name="P1"><text:s text:c="50"/>only a single time period is in each separate LBC file</text:p>
      <text:p text:style-name="P1"/>
      <text:p text:style-name="P1"><text:s/>euler_adv <text:s text:c="26"/>= .false., ! conservative Eulerian passive advection (NMM only)</text:p>
      <text:p text:style-name="P1"><text:s/>idtadt <text:s text:c="29"/>= 1, <text:s text:c="6"/>! fundamental timesteps between calls to Euler advection, dynamics (NMM only)</text:p>
      <text:p text:style-name="P1"><text:s/>idtadc <text:s text:c="29"/>= 1 <text:s text:c="7"/>! fundamental timesteps between calls to Euler advection, chemistry (NMM only)</text:p>
      <text:p text:style-name="P1"/>
      <text:p text:style-name="P1"><text:s/>&amp;ideal</text:p>
      <text:p text:style-name="P1"><text:s/>ideal_case <text:s text:c="25"/>= 0 <text:s text:c="7"/>! ideal case number. Option selects CASEs within module_initialize_ideal.F</text:p>
      <text:p text:style-name="P1"><text:s text:c="50"/>realcase <text:s text:c="6"/>ideal_case=0</text:p>
      <text:p text:style-name="P1"><text:s text:c="50"/>hill2d_x <text:s text:c="6"/>ideal_case=1</text:p>
      <text:p text:style-name="P1"><text:s text:c="50"/>quarter_ss <text:s text:c="4"/>ideal_case=2</text:p>
      <text:p text:style-name="P1"><text:s text:c="50"/>convrad <text:s text:c="7"/>ideal_case=3</text:p>
      <text:p text:style-name="P1"><text:s text:c="50"/>squall2d_x <text:s text:c="4"/>ideal_case=4</text:p>
      <text:p text:style-name="P1"><text:s text:c="50"/>squall2d_y <text:s text:c="4"/>ideal_case=5</text:p>
      <text:p text:style-name="P1"><text:s text:c="50"/>grav2d_x <text:s text:c="6"/>ideal_case=6</text:p>
      <text:p text:style-name="P1"><text:s text:c="50"/>b_wave <text:s text:c="8"/>ideal_case=7</text:p>
      <text:p text:style-name="P1"><text:s text:c="50"/>seabreeze2d_x <text:s/>ideal_case=8</text:p>
      <text:p text:style-name="P1"><text:s text:c="50"/>les <text:s text:c="11"/>ideal_case=9</text:p>
      <text:p text:style-name="P1"/>
      <text:p text:style-name="P1"><text:s/>&amp;tc <text:s text:c="43"/>; controls for tc_em.exe ONLY, no impact on real, ndown, or model</text:p>
      <text:p text:style-name="P1"/>
      <text:p text:style-name="P1"><text:s/>insert_bogus_storm <text:s text:c="17"/>= .false. <text:s/>! T/F for inserting a bogus tropical storm (TC)</text:p>
      <text:p text:style-name="P1"><text:s/>remove_storm <text:s text:c="23"/>= .false. <text:s/>! T/F for only removing the original TC</text:p>
      <text:p text:style-name="P1"><text:s/>num_storm <text:s text:c="26"/>= 1 <text:s text:c="7"/>! Number of bogus TC</text:p>
      <text:p text:style-name="P1"><text:s/>latc_loc <text:s text:c="27"/>= -999. <text:s text:c="3"/>! center latitude of the bogus TC</text:p>
      <text:p text:style-name="P1"><text:s/>lonc_loc <text:s text:c="27"/>= -999. <text:s text:c="3"/>! center longitude of the bogus TC</text:p>
      <text:p text:style-name="P1"><text:soft-page-break/><text:s/>vmax_meters_per_second(max_bogus) <text:s text:c="2"/>= -999. <text:s text:c="3"/>! vmax of bogus storm in meters per second</text:p>
      <text:p text:style-name="P1"><text:s/>rmax <text:s text:c="31"/>= -999. <text:s text:c="3"/>! maximum radius outward from storm center</text:p>
      <text:p text:style-name="P1"><text:s/>vmax_ratio(max_bogus) <text:s text:c="14"/>= -999. <text:s text:c="3"/>! ratio for representative maximum winds, 0.75 for 45 km grid, and </text:p>
      <text:p text:style-name="P1"><text:s text:c="50"/>0.9 for 15 km grid.</text:p>
      <text:p text:style-name="P1"><text:s/>rankine_lid <text:s text:c="24"/>= -999. <text:s text:c="3"/>! top pressure limit for the tc bogus scheme</text:p>
      <text:p text:style-name="P1"/>
      <text:p text:style-name="P1"><text:s/>&amp;namelist_quilt <text:s text:c="3"/>This namelist record controls asynchronized I/O for MPI applications. </text:p>
      <text:p text:style-name="P1"/>
      <text:p text:style-name="P1"><text:s/>nio_tasks_per_group <text:s text:c="16"/>= 0, <text:s text:c="6"/>! default value is 0: no quilting; &gt; 0 quilting I/O</text:p>
      <text:p text:style-name="P1"><text:s/>nio_groups <text:s text:c="25"/>= 1, <text:s text:c="6"/>! default 1. May be set to higher value for nesting IO </text:p>
      <text:p text:style-name="P1"><text:s text:c="50"/>or history and restart IO</text:p>
      <text:p text:style-name="P1"/>
      <text:p text:style-name="P1"/>
      <text:p text:style-name="P1"><text:s/>&amp;grib2:</text:p>
      <text:p text:style-name="P1"><text:s/>background_proc_id <text:s text:c="17"/>= 255,<text:tab/>! Background generating process identifier, typically defined</text:p>
      <text:p text:style-name="P1"><text:s text:c="50"/>by the originating center to identify the background data that</text:p>
      <text:p text:style-name="P1"><text:s text:c="50"/>was used in creating the data. This is octet 13 of Section 4 </text:p>
      <text:p text:style-name="P1"><text:s text:c="50"/>in the grib2 message</text:p>
      <text:p text:style-name="P1"><text:s/>forecast_proc_id <text:s text:c="19"/>= 255,<text:tab/>! Analysis or generating forecast process identifier, typically</text:p>
      <text:p text:style-name="P1"><text:s text:c="50"/>defined by the originating center to identify the forecast process</text:p>
      <text:p text:style-name="P1"><text:s text:c="50"/>that was used to generate the data. This is octet 14 of Section</text:p>
      <text:p text:style-name="P1"><text:s text:c="50"/>4 in the grib2 message</text:p>
      <text:p text:style-name="P1"><text:s/>production_status <text:s text:c="18"/>= 255, <text:s text:c="4"/>! Production status of processed data in the grib2 message. </text:p>
      <text:p text:style-name="P1"><text:s text:c="50"/>See Code Table 1.3 of the grib2 manual. This is octet 20 of</text:p>
      <text:p text:style-name="P1"><text:s text:c="50"/>Section 1 in the grib2 record</text:p>
      <text:p text:style-name="P1"><text:s/>compression <text:s text:c="24"/>= 40, <text:s text:c="5"/>! The compression method to encode the output grib2 message.</text:p>
      <text:p text:style-name="P1"><text:s text:c="50"/>Only 40 for jpeg2000 or 41 for PNG are supported</text:p>
      <text:p text:style-name="P1"/>
      <text:p text:style-name="P1"/>
      <text:p text:style-name="P1">By default the pressure and height level data goes into stream 23 and 22, respectively. Using</text:p>
      <text:p text:style-name="P1">the vertical interpolation options requires the user to define an io_form and interval for</text:p>
      <text:p text:style-name="P1">the requested stream. <text:s/>See examples.namelist.</text:p>
      <text:p text:style-name="P1"/>
      <text:p text:style-name="P1"><text:s/>&amp;diags:</text:p>
      <text:p text:style-name="P1"><text:s/>p_lev_diags <text:s text:c="24"/>= 1, <text:s text:c="6"/>! Vertically interpolate diagnostics to p-levels</text:p>
      <text:p text:style-name="P1"><text:s text:c="50"/>0=NO, 1=YES</text:p>
      <text:p text:style-name="P1"><text:s/>num_press_levels <text:s text:c="19"/>= 0, <text:s text:c="6"/>! Number of pressure levels to interpolate to, for example,</text:p>
      <text:p text:style-name="P1"><text:s text:c="50"/>could be 2</text:p>
      <text:p text:style-name="P1"><text:s/>press_levels <text:s text:c="23"/>= 0, <text:s text:c="6"/>! Which pressure levels (Pa) to interpolate to, for example</text:p>
      <text:p text:style-name="P1"><text:s text:c="50"/>could be 85000, 70000</text:p>
      <text:p text:style-name="P1"><text:s/>use_tot_or_hyd_p <text:s text:c="19"/>= 2 <text:s text:c="7"/>! Which half level pressure to use: 1=total (p+pb); 2=hydrostatic</text:p>
      <text:p text:style-name="P1"><text:s text:c="50"/>(p_hyd). <text:s/>The p_hyd option is the default and less noisy. <text:s/>Total</text:p>
      <text:p text:style-name="P1"><text:s text:c="50"/>pressure is consistent with what is done in various post-proc</text:p>
      <text:p text:style-name="P1"><text:s text:c="50"/>packages.</text:p>
      <text:p text:style-name="P1"><text:s/>z_lev_diags <text:s text:c="24"/>= 0, <text:s text:c="6"/>! Vertically interpolate diagnostics to z-levels</text:p>
      <text:p text:style-name="P1"><text:s text:c="50"/>0=NO, 1=YES</text:p>
      <text:p text:style-name="P1"><text:s/>num_z_levels <text:s text:c="23"/>= 2, <text:s text:c="6"/>! Number of height levels to interpolate to</text:p>
      <text:p text:style-name="P1"><text:s/>z_levels <text:s text:c="27"/>= 0, <text:s text:c="6"/>! List of height values (m) to interpolate data to. </text:p>
      <text:p text:style-name="P1"><text:s text:c="50"/>Positive numbers are for height above mean sea level (i.e. a flight level)</text:p>
      <text:p text:style-name="P1"><text:s text:c="50"/>Negative numbers are for levels above ground</text:p>
      <text:p text:style-name="P1"><text:s/>/</text:p>
      <text:p text:style-name="P1"/>
      <text:p text:style-name="P1">AFWA diagnostics:</text:p>
      <text:p text:style-name="P1">&amp;afwa</text:p>
      <text:p text:style-name="P1">afwa_diag_opt (max_dom) <text:s text:c="13"/>= 0, <text:s text:c="6"/>! AFWA Diagnostic option, 1: on</text:p>
      <text:p text:style-name="P1">afwa_ptype_opt (max_dom) <text:s text:c="12"/>= 0, <text:s text:c="6"/>! Precip type option, 1: on</text:p>
      <text:p text:style-name="P1">afwa_vil_opt (max_dom) <text:s text:c="14"/>= 0, <text:s text:c="6"/>! Vert Int Liquid option, 1: on</text:p>
      <text:p text:style-name="P1">afwa_radar_opt (max_dom) <text:s text:c="12"/>= 0, <text:s text:c="6"/>! Radar option, 1: on</text:p>
      <text:p text:style-name="P1">afwa_severe_opt (max_dom) <text:s text:c="11"/>= 0, <text:s text:c="6"/>! Severe Wx option, 1: on</text:p>
      <text:p text:style-name="P1">afwa_icing_opt (max_dom) <text:s text:c="12"/>= 0, <text:s text:c="6"/>! Icing option, 1: on</text:p>
      <text:p text:style-name="P1">afwa_vis_opt (max_dom) <text:s text:c="14"/>= 0, <text:s text:c="6"/>! Visibility option, 1: on</text:p>
      <text:p text:style-name="P1">afwa_cloud_opt (max_dom) <text:s text:c="12"/>= 0, <text:s text:c="6"/>! Cloud option, 1: on</text:p>
      <text:p text:style-name="P1">afwa_therm_opt (max_dom) <text:s text:c="12"/>= 0, <text:s text:c="6"/>! Thermal indices option, 1: on</text:p>
      <text:p text:style-name="P1">afwa_turb_opt (max_dom) <text:s text:c="13"/>= 0, <text:s text:c="6"/>! Turbulence option, 1: on</text:p>
      <text:p text:style-name="P1">afwa_buoy_opt (max_dom) <text:s text:c="13"/>= 0, <text:s text:c="6"/>! Buoyancy option, 1: on</text:p>
      <text:p text:style-name="P1">afwa_ptype_ccn_tmp <text:s text:c="18"/>= 264.15, <text:s/>! CCN temperature for precipitation type calculation</text:p>
      <text:p text:style-name="P1">afwa_ptype_tot_melt <text:s text:c="17"/>= 50, <text:s text:c="5"/>! Total melting energy for precipitation type calculation</text:p>
      <text:p text:style-name="P1"/>
      <text:p text:style-name="P1"/>
      <text:p text:style-name="P1"/>
      <text:p text:style-name="P1"/>
      <text:p text:style-name="P1">Add an extra set of 3d arrays for vertical interpolation to the</text:p>
      <text:p text:style-name="P1">processing for the real program. <text:s/>Typically, this extra data set</text:p>
      <text:p text:style-name="P1">is to include monthly aerosol data. <text:s/>The vertical coordinate of the</text:p>
      <text:p text:style-name="P1">aerosol data is able to be separate from the input meteorological</text:p>
      <text:p text:style-name="P1">data. <text:s/>To introduce new data sets, mods are required in the Registry</text:p>
      <text:p text:style-name="P1">and in module_initialize_real.F. <text:s/>There is a space-holder/practice</text:p>
      <text:p text:style-name="P1">set-up for "GCA". <text:s/>The actual data set for Thompson mp=28 (WIF) that </text:p>
      <text:p text:style-name="P1">utilizes QNWFA and QNIFA (water and ice friendly aerosols) has </text:p>
      <text:p text:style-name="P1">been tested.</text:p>
      <text:p text:style-name="P1"/>
      <text:p text:style-name="P1">&amp;domains</text:p>
      <text:p text:style-name="P1"><text:s/>num_wif_levels <text:s text:c="21"/>= 30 <text:s text:c="3"/></text:p>
      <text:p text:style-name="P1"><text:s/>wif_input_opt <text:s text:c="22"/>= 1</text:p>
      <text:p text:style-name="P1">/</text:p>
      <text:p text:style-name="P1"><text:s/>num_gca_levels <text:s text:c="21"/>= 13 <text:s text:c="3"/></text:p>
      <text:p text:style-name="P1"><text:s/>gca_input_opt <text:s text:c="22"/>= 1 <text:s text:c="4"/></text:p>
      <text:p text:style-name="P1"/>
      <text:p text:style-name="P1"/>
      <text:p text:style-name="P1">Introduction of physics suite specification since v3.9:</text:p>
      <text:p text:style-name="P1"/>
      <text:p text:style-name="P1">Starting with V3.9, there is a way to specify physics suite to use in the model. The physics suite</text:p>
      <text:p text:style-name="P1">specifies physics options </text:p>
      <text:p text:style-name="P1"/>
      <text:p text:style-name="P1"><text:s/>mp_physics</text:p>
      <text:p text:style-name="P1"><text:s/>cu_physics</text:p>
      <text:p text:style-name="P1"><text:s/>ra_lw_physics</text:p>
      <text:p text:style-name="P1"><text:s/>ra_sw_physics</text:p>
      <text:p text:style-name="P1"><text:s/>bl_pbl_physics</text:p>
      <text:p text:style-name="P1"><text:s/>sf_sfclay_physics</text:p>
      <text:p text:style-name="P1"><text:s/>sf_surface_physics</text:p>
      <text:p text:style-name="P1"/>
      <text:p text:style-name="P1">with a new namelist physics_suite = 'X'. Two suites are available in V3.9:</text:p>
      <text:p text:style-name="P1"/>
      <text:p text:style-name="P1"><text:s/>physics_suite = 'CONUS'</text:p>
      <text:p text:style-name="P1"/>
      <text:p text:style-name="P1"><text:s/>or </text:p>
      <text:p text:style-name="P1"/>
      <text:p text:style-name="P1"><text:s/>physics_suite = 'tropical'</text:p>
      <text:p text:style-name="P1"/>
      <text:p text:style-name="P1">where 'CONUS' is equivalent to</text:p>
      <text:p text:style-name="P1"><text:soft-page-break/></text:p>
      <text:p text:style-name="P1"><text:s/>mp_physics <text:s text:c="8"/>= 8,</text:p>
      <text:p text:style-name="P1"><text:s/>cu_physics <text:s text:c="8"/>= 6,</text:p>
      <text:p text:style-name="P1"><text:s/>ra_lw_physics <text:s text:c="5"/>= 4,</text:p>
      <text:p text:style-name="P1"><text:s/>ra_sw_physics <text:s text:c="5"/>= 4,</text:p>
      <text:p text:style-name="P1"><text:s/>bl_pbl_physics <text:s text:c="4"/>= 2,</text:p>
      <text:p text:style-name="P1"><text:s/>sf_sfclay_physics <text:s/>= 2,</text:p>
      <text:p text:style-name="P1"><text:s/>sf_surface_physics = 2,</text:p>
      <text:p text:style-name="P1"/>
      <text:p text:style-name="P1">and 'tropical' is equivalent to</text:p>
      <text:p text:style-name="P1"/>
      <text:p text:style-name="P1"><text:s/>mp_physics <text:s text:c="8"/>= 6,</text:p>
      <text:p text:style-name="P1"><text:s/>cu_physics <text:s text:c="8"/>= 16,</text:p>
      <text:p text:style-name="P1"><text:s/>ra_lw_physics <text:s text:c="5"/>= 4,</text:p>
      <text:p text:style-name="P1"><text:s/>ra_sw_physics <text:s text:c="5"/>= 4,</text:p>
      <text:p text:style-name="P1"><text:s/>bl_pbl_physics <text:s text:c="4"/>= 1,</text:p>
      <text:p text:style-name="P1"><text:s/>sf_sfclay_physics <text:s/>= 91,</text:p>
      <text:p text:style-name="P1"><text:s/>sf_surface_physics = 2,</text:p>
      <text:p text:style-name="P1"/>
      <text:p text:style-name="P1">One can use physics_suite, and overwrite one or more options by explicitly including the physics </text:p>
      <text:p text:style-name="P1">namelists.</text:p>
      <text:p text:style-name="P1"/>
      <text:p text:style-name="P1">To overwrite an option for a nest, one can have</text:p>
      <text:p text:style-name="P1"/>
      <text:p text:style-name="P1"><text:s/>&amp;physics</text:p>
      <text:p text:style-name="P1"><text:s/>physics_suite <text:s text:c="22"/>= 'tropical'</text:p>
      <text:p text:style-name="P1"><text:s/>cu_physics <text:s text:c="25"/>= -1, <text:s text:c="3"/>-1, <text:s text:c="4"/>0,</text:p>
      <text:p text:style-name="P1"><text:s/>...</text:p>
      <text:p text:style-name="P1"/>
      <text:p text:style-name="P1">here '-1' means to use option specified by the suite, and '0' modifies the cumulus option from the </text:p>
      <text:p text:style-name="P1">suite option 16 to 0 (turning cumulus off).</text:p>
      <text:p text:style-name="P1"/>
      <text:p text:style-name="P1"/>
      <text:p text:style-name="P1">Hybrid Vertical Coordinate (HVC) vs Terrain Following (TF)</text:p>
      <text:p text:style-name="P1"/>
      <text:p text:style-name="P1">1. To turn ON the HVC</text:p>
      <text:p text:style-name="P1">&amp;dynamics</text:p>
      <text:p text:style-name="P1"><text:s/>hybrid_opt <text:s text:c="8"/>= 2,</text:p>
      <text:p text:style-name="P1"/>
      <text:p text:style-name="P1">2. To turn OFF the HVC</text:p>
      <text:p text:style-name="P1">&amp;dynamics</text:p>
      <text:p text:style-name="P1"><text:s/>hybrid_opt <text:s text:c="8"/>= 0,</text:p>
      <text:p text:style-name="P1"/>
      <text:p text:style-name="P1"/>
      <text:p text:style-name="P1"/>
      <text:p text:style-name="P1">Traditional / full fields model output</text:p>
      <text:p text:style-name="P1"/>
      <text:p text:style-name="P1">The ARW WRF model output may be modified at run-time to also include a stream that contains</text:p>
      <text:p text:style-name="P1">more traditional fields: temperature, pressure, geopotential height, etc. The flag needs to </text:p>
      <text:p text:style-name="P1">be activated in the namelist (diag_nwp2 = 1). In the registry.trad_fields, the output stream </text:p>
      <text:p text:style-name="P1">is "h1", so that stream needs to be explicitly requested in the namelist.input file.</text:p>
      <text:p text:style-name="P1"/>
      <text:p text:style-name="P1"><text:s/>&amp;diags</text:p>
      <text:p text:style-name="P1"><text:s/>diag_nwp2 = 1</text:p>
      <text:p text:style-name="P1"><text:s/>/</text:p>
      <text:p text:style-name="P1"/>
      <text:p text:style-name="P1"><text:s/>&amp;time_control</text:p>
      <text:p text:style-name="P1"><text:s/>io_form_auxhist1 <text:s text:c="19"/>= 2</text:p>
      <text:p text:style-name="P1"><text:s/>auxhist1_interval <text:s text:c="18"/>= 180, <text:s/>30, <text:s text:c="2"/>30,</text:p>
      <text:p text:style-name="P1"><text:s/>frames_per_auxhist1 <text:s text:c="16"/>= 1, <text:s text:c="4"/>1, <text:s text:c="3"/>1,</text:p>
      <text:p text:style-name="P1"><text:s/>auxhist1_outname <text:s text:c="19"/>= "wrf_trad_fields_d&lt;domain&gt;_&lt;date&gt;"</text:p>
      <text:p text:style-name="P1"><text:s/>/</text:p>
      <text:p text:style-name="P1"/>
      <text:p text:style-name="P1"/>
      <text:p text:style-name="P1"/>
      <text:p text:style-name="P1">Solar diagnostics output</text:p>
      <text:p text:style-name="P1"/>
      <text:p text:style-name="P1">For solar diagnostics, 2-D fields of variables relevant to solar forecasting are output</text:p>
      <text:p text:style-name="P1">when option solar_diagnostics is activated in diags section of namelist, as shown below.</text:p>
      <text:p text:style-name="P1">Also, if tslist is present when solar_diagnostics is activated, then these same variables</text:p>
      <text:p text:style-name="P1">are output to the time series files for the location(s) specified in tslist (see README.tslist).</text:p>
      <text:p text:style-name="P1">All variables are calculated in phys/module_diag_solar.F and defined in registry.solar_fields</text:p>
      <text:p text:style-name="P1"/>
      <text:p text:style-name="P1"><text:s/>&amp;diags</text:p>
      <text:p text:style-name="P1"><text:s/>solar_diagnostics <text:s text:c="18"/>= <text:s/>1</text:p>
      <text:p text:style-name="P1"><text:s/>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08:44:14.535737836</dc:date>
    <meta:editing-duration>PT18H15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8" meta:paragraph-count="1707" meta:word-count="16254" meta:character-count="152302" meta:non-whitespace-character-count="84195"/>
  </office:meta>
</office:document-meta>
</file>